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ublico">
        <table:table-row>
          <table:table-cell table:style-name="pd1" office:value-type="string" office:value="Codigo">
            <text:p>Codigo</text:p>
          </table:table-cell>
          <table:table-cell table:style-name="pd1" office:value-type="string" office:value="Descripcion">
            <text:p>Descripcion</text:p>
          </table:table-cell>
          <table:table-cell table:style-name="pd1" office:value-type="string" office:value="Publico">
            <text:p>Publico</text:p>
          </table:table-cell>
          <table:table-cell table:style-name="pd1" office:value-type="string" office:value="Efectivo">
            <text:p>Efectivo</text:p>
          </table:table-cell>
          <table:table-cell table:style-name="pd1" office:value-type="string" office:value="Rollo o Caja">
            <text:p>Rollo o Caja</text:p>
          </table:table-cell>
          <table:table-cell table:style-name="pd1" office:value-type="string" office:value="Rollo o Caja Efectivo">
            <text:p>Rollo o Caja Efectivo</text:p>
          </table:table-cell>
          <table:table-cell table:style-name="pd1" office:value-type="string" office:value="Subcarpeta">
            <text:p>Subcarpeta</text:p>
          </table:table-cell>
          <table:table-cell table:style-name="pd1" office:value-type="string" office:value="Subtitulo">
            <text:p>Subtitulo</text:p>
          </table:table-cell>
        </table:table-row>
        <table:table-row>
          <table:table-cell office:value-type="string" office:value="FUS-0001">
            <text:p>FUS-0001</text:p>
          </table:table-cell>
          <table:table-cell office:value-type="string" office:value="CODO FUSION 20">
            <text:p>CODO FUSION 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2">
            <text:p>FUS-0002</text:p>
          </table:table-cell>
          <table:table-cell office:value-type="string" office:value="CODO FUSION 25">
            <text:p>CODO FUSION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3">
            <text:p>FUS-0003</text:p>
          </table:table-cell>
          <table:table-cell office:value-type="string" office:value="CODO FUSION 32">
            <text:p>CODO FUSION 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4">
            <text:p>FUS-0004</text:p>
          </table:table-cell>
          <table:table-cell office:value-type="string" office:value="TEE FUSION 20">
            <text:p>TEE FUSION 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5">
            <text:p>FUS-0005</text:p>
          </table:table-cell>
          <table:table-cell office:value-type="string" office:value="TEE FUSION 25">
            <text:p>TEE FUSION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6">
            <text:p>FUS-0006</text:p>
          </table:table-cell>
          <table:table-cell office:value-type="string" office:value="TEE FUSION 32">
            <text:p>TEE FUSION 32</text:p>
          </table:table-cell>
          <table:table-cell office:value-type="float" office:value="832.2719999999999">
            <text:p>832.271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8">
            <text:p>FUS-0008</text:p>
          </table:table-cell>
          <table:table-cell office:value-type="string" office:value="CUPLA FUSION 20">
            <text:p>CUPLA FUSION 20</text:p>
          </table:table-cell>
          <table:table-cell office:value-type="float" office:value="199.328">
            <text:p>199.3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09">
            <text:p>FUS-0009</text:p>
          </table:table-cell>
          <table:table-cell office:value-type="string" office:value="CUPLA FUSION 25">
            <text:p>CUPLA FUSION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0">
            <text:p>FUS-0010</text:p>
          </table:table-cell>
          <table:table-cell office:value-type="string" office:value="CUPLA FUSION 32">
            <text:p>CUPLA FUSION 32</text:p>
          </table:table-cell>
          <table:table-cell office:value-type="float" office:value="470.032">
            <text:p>470.0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1">
            <text:p>FUS-0011</text:p>
          </table:table-cell>
          <table:table-cell office:value-type="string" office:value="CUPLA REDUCCION HH 25 A 20">
            <text:p>CUPLA REDUCCION HH 25 A 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2">
            <text:p>FUS-0012</text:p>
          </table:table-cell>
          <table:table-cell office:value-type="string" office:value="CUPLA REDUCCION HH 32 A 20">
            <text:p>CUPLA REDUCCION HH 32 A 20</text:p>
          </table:table-cell>
          <table:table-cell office:value-type="float" office:value="345.744">
            <text:p>345.7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3">
            <text:p>FUS-0013</text:p>
          </table:table-cell>
          <table:table-cell office:value-type="string" office:value="CUPLA REDUCCION HH 32 A 25">
            <text:p>CUPLA REDUCCION HH 32 A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4">
            <text:p>FUS-0014</text:p>
          </table:table-cell>
          <table:table-cell office:value-type="string" office:value="TAPA FUSION 20">
            <text:p>TAPA FUSION 20</text:p>
          </table:table-cell>
          <table:table-cell office:value-type="float" office:value="178.41600000000003">
            <text:p>178.416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5">
            <text:p>FUS-0015</text:p>
          </table:table-cell>
          <table:table-cell office:value-type="string" office:value="TAPA FUSION 25">
            <text:p>TAPA FUSION 25</text:p>
          </table:table-cell>
          <table:table-cell office:value-type="float" office:value="293.584">
            <text:p>293.5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6">
            <text:p>FUS-0016</text:p>
          </table:table-cell>
          <table:table-cell office:value-type="string" office:value="TAPA FUSION 32">
            <text:p>TAPA FUSION 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7">
            <text:p>FUS-0017</text:p>
          </table:table-cell>
          <table:table-cell office:value-type="string" office:value="UNION DOBLE FUSION 20">
            <text:p>UNION DOBLE FUSION 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8">
            <text:p>FUS-0018</text:p>
          </table:table-cell>
          <table:table-cell office:value-type="string" office:value="UNION DOBLE FUSION 25">
            <text:p>UNION DOBLE FUSION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19">
            <text:p>FUS-0019</text:p>
          </table:table-cell>
          <table:table-cell office:value-type="string" office:value="UNION DOBLE FUSION 32">
            <text:p>UNION DOBLE FUSION 32</text:p>
          </table:table-cell>
          <table:table-cell office:value-type="float" office:value="1602.016">
            <text:p>1602.0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0">
            <text:p>FUS-0020</text:p>
          </table:table-cell>
          <table:table-cell office:value-type="string" office:value="UNION DOBLE FUSION 20 ROSCA 1/2">
            <text:p>UNION DOBLE FUSION 20 ROSCA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1">
            <text:p>FUS-0021</text:p>
          </table:table-cell>
          <table:table-cell office:value-type="string" office:value="UNION DOBLE FUSION 25 ROSCA 3/4">
            <text:p>UNION DOBLE FUSION 25 ROSCA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2">
            <text:p>FUS-0022</text:p>
          </table:table-cell>
          <table:table-cell office:value-type="string" office:value="UNION DOBLE FUSION 32 ROSCA 1">
            <text:p>UNION DOBLE FUSION 32 ROSCA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3">
            <text:p>FUS-0023</text:p>
          </table:table-cell>
          <table:table-cell office:value-type="string" office:value="BUJE FUSION MACHO-HEMBRA REDUCCION 25X20">
            <text:p>BUJE FUSION MACHO-HEMBRA REDUCCION 25X20</text:p>
          </table:table-cell>
          <table:table-cell office:value-type="float" office:value="177.68">
            <text:p>177.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4">
            <text:p>FUS-0024</text:p>
          </table:table-cell>
          <table:table-cell office:value-type="string" office:value="BUJE FUSION MACHO-HEMBRA REDUCCION 32X20">
            <text:p>BUJE FUSION MACHO-HEMBRA REDUCCION 32X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5">
            <text:p>FUS-0025</text:p>
          </table:table-cell>
          <table:table-cell office:value-type="string" office:value="BUJE FUSION MACHO-HEMBRA REDUCCION 32X25">
            <text:p>BUJE FUSION MACHO-HEMBRA REDUCCION 32X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6">
            <text:p>FUS-0026</text:p>
          </table:table-cell>
          <table:table-cell office:value-type="string" office:value="CUPLA FUSION 20 INSERTO ROSCA 1/2 H">
            <text:p>CUPLA FUSION 20 INSERTO ROSCA 1/2 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7">
            <text:p>FUS-0027</text:p>
          </table:table-cell>
          <table:table-cell office:value-type="string" office:value="CUPLA FUSION reduccion 25 INSERTO ROSCA 1/2 H">
            <text:p>CUPLA FUSION reduccion 25 INSERTO ROSCA 1/2 H</text:p>
          </table:table-cell>
          <table:table-cell office:value-type="float" office:value="4108.592">
            <text:p>4108.5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8">
            <text:p>FUS-0028</text:p>
          </table:table-cell>
          <table:table-cell office:value-type="string" office:value="CUPLA FUSION 25 INSERTO ROSCA 3/4 H">
            <text:p>CUPLA FUSION 25 INSERTO ROSCA 3/4 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29">
            <text:p>FUS-0029</text:p>
          </table:table-cell>
          <table:table-cell office:value-type="string" office:value="CUPLA FUSION reduccion 20 INSERTO ROSCA 3/4 H">
            <text:p>CUPLA FUSION reduccion 20 INSERTO ROSCA 3/4 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0">
            <text:p>FUS-0030</text:p>
          </table:table-cell>
          <table:table-cell office:value-type="string" office:value="CUPLA FUSION 20 INSERTO ROSCA 1/2 M">
            <text:p>CUPLA FUSION 20 INSERTO ROSCA 1/2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1">
            <text:p>FUS-0031</text:p>
          </table:table-cell>
          <table:table-cell office:value-type="string" office:value="CUPLA FUSION reduccion 25 INSERTO ROSCA 1/2 M">
            <text:p>CUPLA FUSION reduccion 25 INSERTO ROSCA 1/2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2">
            <text:p>FUS-0032</text:p>
          </table:table-cell>
          <table:table-cell office:value-type="string" office:value="CUPLA FUSION 25 INSERTO ROSCA 3/4 M">
            <text:p>CUPLA FUSION 25 INSERTO ROSCA 3/4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3">
            <text:p>FUS-0033</text:p>
          </table:table-cell>
          <table:table-cell office:value-type="string" office:value="CUPLA FUSION reduccion 20 INSERTO ROSCA 3/4 M">
            <text:p>CUPLA FUSION reduccion 20 INSERTO ROSCA 3/4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4">
            <text:p>FUS-0034</text:p>
          </table:table-cell>
          <table:table-cell office:value-type="string" office:value="KIT BOQUILLAS 20-25-32">
            <text:p>KIT BOQUILLAS 20-25-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5">
            <text:p>FUS-0035</text:p>
          </table:table-cell>
          <table:table-cell office:value-type="string" office:value="BOQUILLA 20">
            <text:p>BOQUILLA 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6">
            <text:p>FUS-0036</text:p>
          </table:table-cell>
          <table:table-cell office:value-type="string" office:value="BOQUILLA 25">
            <text:p>BOQUILLA 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7">
            <text:p>FUS-0037</text:p>
          </table:table-cell>
          <table:table-cell office:value-type="string" office:value="BOQUILLA 32">
            <text:p>BOQUILLA 32</text:p>
          </table:table-cell>
          <table:table-cell office:value-type="float" office:value="8100.075000000001">
            <text:p>8100.07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8">
            <text:p>FUS-0038</text:p>
          </table:table-cell>
          <table:table-cell office:value-type="string" office:value="TERMOFUSORA 800W GINY PLAS">
            <text:p>TERMOFUSORA 800W GINY PL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39">
            <text:p>FUS-0039</text:p>
          </table:table-cell>
          <table:table-cell office:value-type="string" office:value="TEE FUSION RED CENTRAL 25X20X25">
            <text:p>TEE FUSION RED CENTRAL 25X20X25</text:p>
          </table:table-cell>
          <table:table-cell office:value-type="float" office:value="1683.232">
            <text:p>1683.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0">
            <text:p>FUS-0040</text:p>
          </table:table-cell>
          <table:table-cell office:value-type="string" office:value="TEE FUSION RED CENTRAL 32X25X32">
            <text:p>TEE FUSION RED CENTRAL 32X25X32</text:p>
          </table:table-cell>
          <table:table-cell office:value-type="float" office:value="1215.664">
            <text:p>1215.6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1">
            <text:p>FUS-0041</text:p>
          </table:table-cell>
          <table:table-cell office:value-type="string" office:value="CONEXION TANQUE FUSION 32">
            <text:p>CONEXION TANQUE FUSION 32</text:p>
          </table:table-cell>
          <table:table-cell office:value-type="float" office:value="3110.5280000000002">
            <text:p>3110.528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2">
            <text:p>FUS-0042</text:p>
          </table:table-cell>
          <table:table-cell office:value-type="string" office:value="CODO FUSION INSERTO ROSCA 20 X 1/2 H">
            <text:p>CODO FUSION INSERTO ROSCA 20 X 1/2 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50">
            <text:p>FUS-0050</text:p>
          </table:table-cell>
          <table:table-cell office:value-type="string" office:value="CODO FUSION INSERTO ROSCA 25 X 3/4 H">
            <text:p>CODO FUSION INSERTO ROSCA 25 X 3/4 H</text:p>
          </table:table-cell>
          <table:table-cell office:value-type="float" office:value="4792.496">
            <text:p>4792.4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51">
            <text:p>FUS-0051</text:p>
          </table:table-cell>
          <table:table-cell office:value-type="string" office:value="CODO FUSION INSERTO ROSCA 32 X 1 H">
            <text:p>CODO FUSION INSERTO ROSCA 32 X 1 H</text:p>
          </table:table-cell>
          <table:table-cell office:value-type="float" office:value="8558.416000000001">
            <text:p>8558.416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3">
            <text:p>FUS-0043</text:p>
          </table:table-cell>
          <table:table-cell office:value-type="string" office:value="CODO FUSION INSERTO ROSCA 20 X 1/2 M">
            <text:p>CODO FUSION INSERTO ROSCA 20 X 1/2 M</text:p>
          </table:table-cell>
          <table:table-cell office:value-type="float" office:value="4094.56">
            <text:p>4094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52">
            <text:p>FUS-0052</text:p>
          </table:table-cell>
          <table:table-cell office:value-type="string" office:value="CODO FUSION INSERTO ROSCA 25 X 3/4 M">
            <text:p>CODO FUSION INSERTO ROSCA 25 X 3/4 M</text:p>
          </table:table-cell>
          <table:table-cell office:value-type="float" office:value="6118.048000000001">
            <text:p>6118.048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53">
            <text:p>FUS-0053</text:p>
          </table:table-cell>
          <table:table-cell office:value-type="string" office:value="CODO FUSION INSERTO ROSCA 32 X 1 M">
            <text:p>CODO FUSION INSERTO ROSCA 32 X 1 M</text:p>
          </table:table-cell>
          <table:table-cell office:value-type="float" office:value="9786.72">
            <text:p>9786.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4">
            <text:p>FUS-0044</text:p>
          </table:table-cell>
          <table:table-cell office:value-type="string" office:value="CUPLA FUSION 32 INSERTO ROSCA 3/4 H">
            <text:p>CUPLA FUSION 32 INSERTO ROSCA 3/4 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5">
            <text:p>FUS-0045</text:p>
          </table:table-cell>
          <table:table-cell office:value-type="string" office:value="CUPLA FUSION 32 INSERTO ROSCA 3/4 M">
            <text:p>CUPLA FUSION 32 INSERTO ROSCA 3/4 M</text:p>
          </table:table-cell>
          <table:table-cell office:value-type="float" office:value="4438.528">
            <text:p>4438.5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6">
            <text:p>FUS-0046</text:p>
          </table:table-cell>
          <table:table-cell office:value-type="string" office:value="CUPLA FUSION 32 INSERTO ROSCA 1 H">
            <text:p>CUPLA FUSION 32 INSERTO ROSCA 1 H</text:p>
          </table:table-cell>
          <table:table-cell office:value-type="float" office:value="6383.856">
            <text:p>6383.8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7">
            <text:p>FUS-0047</text:p>
          </table:table-cell>
          <table:table-cell office:value-type="string" office:value="CUPLA FUSION 32 INSERTO ROSCA 1 M">
            <text:p>CUPLA FUSION 32 INSERTO ROSCA 1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8">
            <text:p>FUS-0048</text:p>
          </table:table-cell>
          <table:table-cell office:value-type="string" office:value="SOBREPASO 20MM">
            <text:p>SOBREPASO 20MM</text:p>
          </table:table-cell>
          <table:table-cell office:value-type="float" office:value="2029.76">
            <text:p>2029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US-0049">
            <text:p>FUS-0049</text:p>
          </table:table-cell>
          <table:table-cell office:value-type="string" office:value="SOBREPASO 25MM">
            <text:p>SOBREPASO 25MM</text:p>
          </table:table-cell>
          <table:table-cell office:value-type="float" office:value="2683.456">
            <text:p>2683.4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1">
            <text:p>CPR-0001</text:p>
          </table:table-cell>
          <table:table-cell office:value-type="string" office:value="ENCHUFE ROSCA MACHO 1/2">
            <text:p>ENCHUFE ROSCA MACHO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2">
            <text:p>CPR-0002</text:p>
          </table:table-cell>
          <table:table-cell office:value-type="string" office:value="ENCHUFE ROSCA MACHO 3/4">
            <text:p>ENCHUFE ROSCA MACHO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3">
            <text:p>CPR-0003</text:p>
          </table:table-cell>
          <table:table-cell office:value-type="string" office:value="ENCHUFE ROSCA MACHO 1">
            <text:p>ENCHUFE ROSCA MACHO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4">
            <text:p>CPR-0004</text:p>
          </table:table-cell>
          <table:table-cell office:value-type="string" office:value="ENCHUFE DOBLE 1/2">
            <text:p>ENCHUFE DOBLE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5">
            <text:p>CPR-0005</text:p>
          </table:table-cell>
          <table:table-cell office:value-type="string" office:value="ENCHUFE DOBLE 3/4">
            <text:p>ENCHUFE DOBLE 3/4</text:p>
          </table:table-cell>
          <table:table-cell office:value-type="float" office:value="183.34400000000002">
            <text:p>183.344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6">
            <text:p>CPR-0006</text:p>
          </table:table-cell>
          <table:table-cell office:value-type="string" office:value="ENCHUFE DOBLE 1">
            <text:p>ENCHUFE DOBLE 1</text:p>
          </table:table-cell>
          <table:table-cell office:value-type="float" office:value="272.59200000000004">
            <text:p>272.592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7">
            <text:p>CPR-0007</text:p>
          </table:table-cell>
          <table:table-cell office:value-type="string" office:value="ENCHUFE DOBLE REDUCCION 3/4 X 1/2">
            <text:p>ENCHUFE DOBLE REDUCCION 3/4 X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8">
            <text:p>CPR-0008</text:p>
          </table:table-cell>
          <table:table-cell office:value-type="string" office:value="ENCHUFE DOBLE REDUCCION 1 X 1/2">
            <text:p>ENCHUFE DOBLE REDUCCION 1 X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09">
            <text:p>CPR-0009</text:p>
          </table:table-cell>
          <table:table-cell office:value-type="string" office:value="ENCHUFE DOBLE REDUCCION 1 X 3/4">
            <text:p>ENCHUFE DOBLE REDUCCION 1 X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0">
            <text:p>CPR-0010</text:p>
          </table:table-cell>
          <table:table-cell office:value-type="string" office:value="ENCHUFE ROSCA H 1/2">
            <text:p>ENCHUFE ROSCA H 1/2</text:p>
          </table:table-cell>
          <table:table-cell office:value-type="float" office:value="293.36">
            <text:p>293.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1">
            <text:p>CPR-0011</text:p>
          </table:table-cell>
          <table:table-cell office:value-type="string" office:value="ENCHUFE ROSCA H 3/4">
            <text:p>ENCHUFE ROSCA H 3/4</text:p>
          </table:table-cell>
          <table:table-cell office:value-type="float" office:value="300.64000000000004">
            <text:p>300.640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2">
            <text:p>CPR-0012</text:p>
          </table:table-cell>
          <table:table-cell office:value-type="string" office:value="ENCHUFE ROSCA H 1">
            <text:p>ENCHUFE ROSCA H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3">
            <text:p>CPR-0013</text:p>
          </table:table-cell>
          <table:table-cell office:value-type="string" office:value="ENCHUFE 3/4 X RM 1/2 REDUCCION">
            <text:p>ENCHUFE 3/4 X RM 1/2 REDUCCION</text:p>
          </table:table-cell>
          <table:table-cell office:value-type="float" office:value="223.79200000000003">
            <text:p>223.792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4">
            <text:p>CPR-0014</text:p>
          </table:table-cell>
          <table:table-cell office:value-type="string" office:value="ENCHUFE 1/2 X RM 3/4 REDUCCION">
            <text:p>ENCHUFE 1/2 X RM 3/4 REDUCC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5">
            <text:p>CPR-0015</text:p>
          </table:table-cell>
          <table:table-cell office:value-type="string" office:value="ENCHUFE 1 X RM 3/4 REDUCCION">
            <text:p>ENCHUFE 1 X RM 3/4 REDUCC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6">
            <text:p>CPR-0016</text:p>
          </table:table-cell>
          <table:table-cell office:value-type="string" office:value="ENCHUFE 1/2 X RM 1 REDUCCION">
            <text:p>ENCHUFE 1/2 X RM 1 REDUCCION</text:p>
          </table:table-cell>
          <table:table-cell office:value-type="float" office:value="288.49600000000004">
            <text:p>288.496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7">
            <text:p>CPR-0017</text:p>
          </table:table-cell>
          <table:table-cell office:value-type="string" office:value="ENCHUFE 3/4 X RM 1 REDUCCION">
            <text:p>ENCHUFE 3/4 X RM 1 REDUCC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18">
            <text:p>CPR-0018</text:p>
          </table:table-cell>
          <table:table-cell office:value-type="string" office:value="ENCHUFE 3/4 X RH 1/2 REDUCCION">
            <text:p>ENCHUFE 3/4 X RH 1/2 REDUCCION</text:p>
          </table:table-cell>
          <table:table-cell office:value-type="float" office:value="649.808">
            <text:p>649.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0">
            <text:p>CPR-0020</text:p>
          </table:table-cell>
          <table:table-cell office:value-type="string" office:value="ENCHUFE 1/2 X RH 3/4 REDUCCION">
            <text:p>ENCHUFE 1/2 X RH 3/4 REDUCCION</text:p>
          </table:table-cell>
          <table:table-cell office:value-type="float" office:value="417.92">
            <text:p>417.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1">
            <text:p>CPR-0021</text:p>
          </table:table-cell>
          <table:table-cell office:value-type="string" office:value="ENCHUFE 1 X RH 3/4 REDUCCION">
            <text:p>ENCHUFE 1 X RH 3/4 REDUCCION</text:p>
          </table:table-cell>
          <table:table-cell office:value-type="float" office:value="746.864">
            <text:p>746.8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2">
            <text:p>CPR-0022</text:p>
          </table:table-cell>
          <table:table-cell office:value-type="string" office:value="ENCHUFE 1/2 X RH 1 REDUCCION">
            <text:p>ENCHUFE 1/2 X RH 1 REDUCCI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3">
            <text:p>CPR-0023</text:p>
          </table:table-cell>
          <table:table-cell office:value-type="string" office:value="ENCHUFE 3/4 X RH 1 REDUCCION">
            <text:p>ENCHUFE 3/4 X RH 1 REDUCCION</text:p>
          </table:table-cell>
          <table:table-cell office:value-type="float" office:value="541.9520000000001">
            <text:p>541.952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4">
            <text:p>CPR-0024</text:p>
          </table:table-cell>
          <table:table-cell office:value-type="string" office:value="TEE ENCHUFE ENCHUFE RH 1/2">
            <text:p>TEE ENCHUFE ENCHUFE RH 1/2</text:p>
          </table:table-cell>
          <table:table-cell office:value-type="float" office:value="876.288">
            <text:p>876.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5">
            <text:p>CPR-0025</text:p>
          </table:table-cell>
          <table:table-cell office:value-type="string" office:value="TEE ENCHUFE ENCHUFE RH 3/4">
            <text:p>TEE ENCHUFE ENCHUFE RH 3/4</text:p>
          </table:table-cell>
          <table:table-cell office:value-type="float" office:value="1131.088">
            <text:p>1131.0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6">
            <text:p>CPR-0026</text:p>
          </table:table-cell>
          <table:table-cell office:value-type="string" office:value="TEE ENCHUFE ENCHUFE RH 1">
            <text:p>TEE ENCHUFE ENCHUFE RH 1</text:p>
          </table:table-cell>
          <table:table-cell office:value-type="float" office:value="1377.7920000000001">
            <text:p>1377.792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7">
            <text:p>CPR-0027</text:p>
          </table:table-cell>
          <table:table-cell office:value-type="string" office:value="TEE ENCHUFE ENCHUFE ENCHUFE 1/2">
            <text:p>TEE ENCHUFE ENCHUFE ENCHUFE 1/2</text:p>
          </table:table-cell>
          <table:table-cell office:value-type="float" office:value="516.336">
            <text:p>516.3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8">
            <text:p>CPR-0028</text:p>
          </table:table-cell>
          <table:table-cell office:value-type="string" office:value="TEE ENCHUFE ENCHUFE ENCHUFE 3/4">
            <text:p>TEE ENCHUFE ENCHUFE ENCHUFE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29">
            <text:p>CPR-0029</text:p>
          </table:table-cell>
          <table:table-cell office:value-type="string" office:value="TEE ENCHUFE ENCHUFE ENCHUFE 1">
            <text:p>TEE ENCHUFE ENCHUFE ENCHUFE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0">
            <text:p>CPR-0030</text:p>
          </table:table-cell>
          <table:table-cell office:value-type="string" office:value="CODO ENCHUFE ENCHUFE 1/2">
            <text:p>CODO ENCHUFE ENCHUFE 1/2</text:p>
          </table:table-cell>
          <table:table-cell office:value-type="float" office:value="252.64000000000001">
            <text:p>252.640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1">
            <text:p>CPR-0031</text:p>
          </table:table-cell>
          <table:table-cell office:value-type="string" office:value="CODO ENCHUFE ENCHUFE 3/4">
            <text:p>CODO ENCHUFE ENCHUFE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2">
            <text:p>CPR-0032</text:p>
          </table:table-cell>
          <table:table-cell office:value-type="string" office:value="CODO ENCHUFE ENCHUFE 1">
            <text:p>CODO ENCHUFE ENCHUFE 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3">
            <text:p>CPR-0033</text:p>
          </table:table-cell>
          <table:table-cell office:value-type="string" office:value="CODO ENCHUFE RH 1/2">
            <text:p>CODO ENCHUFE RH 1/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4">
            <text:p>CPR-0034</text:p>
          </table:table-cell>
          <table:table-cell office:value-type="string" office:value="CODO ENCHUFE RH 3/4">
            <text:p>CODO ENCHUFE RH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R-0035">
            <text:p>CPR-0035</text:p>
          </table:table-cell>
          <table:table-cell office:value-type="string" office:value="CODO ENCHUFE RH 1">
            <text:p>CODO ENCHUFE RH 1</text:p>
          </table:table-cell>
          <table:table-cell office:value-type="float" office:value="559.4720000000001">
            <text:p>559.472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1">
            <text:p>CXR-0001</text:p>
          </table:table-cell>
          <table:table-cell office:value-type="string" office:value="CODO ROSCA H-H 1/2&quot;">
            <text:p>CODO ROSCA H-H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2">
            <text:p>CXR-0002</text:p>
          </table:table-cell>
          <table:table-cell office:value-type="string" office:value="CODO ROSCA H-H 3/4&quot;">
            <text:p>CODO ROSCA H-H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3">
            <text:p>CXR-0003</text:p>
          </table:table-cell>
          <table:table-cell office:value-type="string" office:value="CODO ROSCA H-H 1&quot;">
            <text:p>CODO ROSCA H-H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4">
            <text:p>CXR-0004</text:p>
          </table:table-cell>
          <table:table-cell office:value-type="string" office:value="CUPLA HH 1/2&quot;">
            <text:p>CUPLA HH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5">
            <text:p>CXR-0005</text:p>
          </table:table-cell>
          <table:table-cell office:value-type="string" office:value="CUPLA HH 3/4&quot;">
            <text:p>CUPLA HH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6">
            <text:p>CXR-0006</text:p>
          </table:table-cell>
          <table:table-cell office:value-type="string" office:value="CUPLA HH 1&quot;">
            <text:p>CUPLA HH 1"</text:p>
          </table:table-cell>
          <table:table-cell office:value-type="float" office:value="596.768">
            <text:p>596.7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7">
            <text:p>CXR-0007</text:p>
          </table:table-cell>
          <table:table-cell office:value-type="string" office:value="CUPLA REDUCCION HH 1/2&quot; X 3/8&quot;">
            <text:p>CUPLA REDUCCION HH 1/2" X 3/8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8">
            <text:p>CXR-0008</text:p>
          </table:table-cell>
          <table:table-cell office:value-type="string" office:value="CUPLA REDUCCION HH 3/4&quot; X 1/2&quot;">
            <text:p>CUPLA REDUCCION HH 3/4" X 1/2"</text:p>
          </table:table-cell>
          <table:table-cell office:value-type="float" office:value="314.59200000000004">
            <text:p>314.592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09">
            <text:p>CXR-0009</text:p>
          </table:table-cell>
          <table:table-cell office:value-type="string" office:value="CUPLA REDUCCION HH 1&quot; X 1/2&quot;">
            <text:p>CUPLA REDUCCION HH 1" X 1/2"</text:p>
          </table:table-cell>
          <table:table-cell office:value-type="float" office:value="1397.1360000000002">
            <text:p>1397.136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0">
            <text:p>CXR-0010</text:p>
          </table:table-cell>
          <table:table-cell office:value-type="string" office:value="CUPLA REDUCCION HH 1&quot; X 3/4&quot;">
            <text:p>CUPLA REDUCCION HH 1" X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1">
            <text:p>CXR-0011</text:p>
          </table:table-cell>
          <table:table-cell office:value-type="string" office:value="CODO ROSCA M-H 1/2&quot;">
            <text:p>CODO ROSCA M-H 1/2"</text:p>
          </table:table-cell>
          <table:table-cell office:value-type="float" office:value="307.424">
            <text:p>307.4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2">
            <text:p>CXR-0012</text:p>
          </table:table-cell>
          <table:table-cell office:value-type="string" office:value="CODO ROSCA M-H 3/4&quot;">
            <text:p>CODO ROSCA M-H 3/4"</text:p>
          </table:table-cell>
          <table:table-cell office:value-type="float" office:value="503.824">
            <text:p>503.8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3">
            <text:p>CXR-0013</text:p>
          </table:table-cell>
          <table:table-cell office:value-type="string" office:value="CODO ROSCA M-H 1&quot;">
            <text:p>CODO ROSCA M-H 1"</text:p>
          </table:table-cell>
          <table:table-cell office:value-type="float" office:value="893.5520000000001">
            <text:p>893.552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4">
            <text:p>CXR-0014</text:p>
          </table:table-cell>
          <table:table-cell office:value-type="string" office:value="CODO HH REDUCCION 3/4&quot; X 1/2&quot;">
            <text:p>CODO HH REDUCCION 3/4" X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5">
            <text:p>CXR-0015</text:p>
          </table:table-cell>
          <table:table-cell office:value-type="string" office:value="CODO HH REDUCCION 1&quot; X 3/4&quot;">
            <text:p>CODO HH REDUCCION 1" X 3/4"</text:p>
          </table:table-cell>
          <table:table-cell office:value-type="float" office:value="1996.5439999999999">
            <text:p>1996.543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6">
            <text:p>CXR-0016</text:p>
          </table:table-cell>
          <table:table-cell office:value-type="string" office:value="TEE ROSCA HHH 1/2&quot;">
            <text:p>TEE ROSCA HHH 1/2"</text:p>
          </table:table-cell>
          <table:table-cell office:value-type="float" office:value="528.2560000000001">
            <text:p>528.25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7">
            <text:p>CXR-0017</text:p>
          </table:table-cell>
          <table:table-cell office:value-type="string" office:value="TEE ROSCA HHH 3/4&quot;">
            <text:p>TEE ROSCA HHH 3/4"</text:p>
          </table:table-cell>
          <table:table-cell office:value-type="float" office:value="718.0160000000001">
            <text:p>718.01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8">
            <text:p>CXR-0018</text:p>
          </table:table-cell>
          <table:table-cell office:value-type="string" office:value="TEE ROSCA HHH 1&quot;">
            <text:p>TEE ROSCA HHH 1"</text:p>
          </table:table-cell>
          <table:table-cell office:value-type="float" office:value="1275.2160000000001">
            <text:p>1275.21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19">
            <text:p>CXR-0019</text:p>
          </table:table-cell>
          <table:table-cell office:value-type="string" office:value="TEE HHH REDUCCION 3/4&quot; X 1/2&quot;">
            <text:p>TEE HHH REDUCCION 3/4" X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0">
            <text:p>CXR-0020</text:p>
          </table:table-cell>
          <table:table-cell office:value-type="string" office:value="TEE HHH REDUCCION 1&quot; X 1/2&quot;">
            <text:p>TEE HHH REDUCCION 1" X 1/2"</text:p>
          </table:table-cell>
          <table:table-cell office:value-type="float" office:value="2156.896">
            <text:p>2156.8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1">
            <text:p>CXR-0021</text:p>
          </table:table-cell>
          <table:table-cell office:value-type="string" office:value="TEE HHH REDUCCION 1&quot; X 3/4&quot;">
            <text:p>TEE HHH REDUCCION 1" X 3/4"</text:p>
          </table:table-cell>
          <table:table-cell office:value-type="float" office:value="2156.896">
            <text:p>2156.8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2">
            <text:p>CXR-0022</text:p>
          </table:table-cell>
          <table:table-cell office:value-type="string" office:value="CUPLA M-H 1/2&quot;">
            <text:p>CUPLA M-H 1/2"</text:p>
          </table:table-cell>
          <table:table-cell office:value-type="float" office:value="362.92800000000005">
            <text:p>362.928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3">
            <text:p>CXR-0023</text:p>
          </table:table-cell>
          <table:table-cell office:value-type="string" office:value="TAPON ROSCA M 1/2&quot;">
            <text:p>TAPON ROSCA M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4">
            <text:p>CXR-0024</text:p>
          </table:table-cell>
          <table:table-cell office:value-type="string" office:value="TAPON ROSCA M 3/4&quot;">
            <text:p>TAPON ROSCA M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5">
            <text:p>CXR-0025</text:p>
          </table:table-cell>
          <table:table-cell office:value-type="string" office:value="TAPON ROSCA M 1&quot;">
            <text:p>TAPON ROSCA M 1"</text:p>
          </table:table-cell>
          <table:table-cell office:value-type="float" office:value="267.808">
            <text:p>267.8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6">
            <text:p>CXR-0026</text:p>
          </table:table-cell>
          <table:table-cell office:value-type="string" office:value="TAPA ROSCA H 1/2&quot;">
            <text:p>TAPA ROSCA H 1/2"</text:p>
          </table:table-cell>
          <table:table-cell office:value-type="float" office:value="236.016">
            <text:p>236.0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7">
            <text:p>CXR-0027</text:p>
          </table:table-cell>
          <table:table-cell office:value-type="string" office:value="TAPA ROSCA H 3/4&quot;">
            <text:p>TAPA ROSCA H 3/4"</text:p>
          </table:table-cell>
          <table:table-cell office:value-type="float" office:value="280.608">
            <text:p>280.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8">
            <text:p>CXR-0028</text:p>
          </table:table-cell>
          <table:table-cell office:value-type="string" office:value="TAPA ROSCA H 1&quot;">
            <text:p>TAPA ROSCA H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29">
            <text:p>CXR-0029</text:p>
          </table:table-cell>
          <table:table-cell office:value-type="string" office:value="ENTRE ROSCA 1/2&quot;">
            <text:p>ENTRE ROSCA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0">
            <text:p>CXR-0030</text:p>
          </table:table-cell>
          <table:table-cell office:value-type="string" office:value="ENTRE ROSCA 3/4&quot;">
            <text:p>ENTRE ROSCA 3/4"</text:p>
          </table:table-cell>
          <table:table-cell office:value-type="float" office:value="194.27200000000002">
            <text:p>194.272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1">
            <text:p>CXR-0031</text:p>
          </table:table-cell>
          <table:table-cell office:value-type="string" office:value="ENTRE ROSCA 1&quot;">
            <text:p>ENTRE ROSCA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2">
            <text:p>CXR-0032</text:p>
          </table:table-cell>
          <table:table-cell office:value-type="string" office:value="ENTRE ROSCA REDUCCION 3/4&quot; X 1/2&quot;">
            <text:p>ENTRE ROSCA REDUCCION 3/4" X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3">
            <text:p>CXR-0033</text:p>
          </table:table-cell>
          <table:table-cell office:value-type="string" office:value="ENTRE ROSCA REDUCCION 1&quot; X 1/2&quot;">
            <text:p>ENTRE ROSCA REDUCCION 1" X 1/2"</text:p>
          </table:table-cell>
          <table:table-cell office:value-type="float" office:value="781.3600000000001">
            <text:p>781.36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4">
            <text:p>CXR-0034</text:p>
          </table:table-cell>
          <table:table-cell office:value-type="string" office:value="ENTRE ROSCA REDUCCION 1&quot; X 3/4&quot;">
            <text:p>ENTRE ROSCA REDUCCION 1" X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5">
            <text:p>CXR-0035</text:p>
          </table:table-cell>
          <table:table-cell office:value-type="string" office:value="UNION DOBLE C/JUNTA 1/2&quot;">
            <text:p>UNION DOBLE C/JUNTA 1/2"</text:p>
          </table:table-cell>
          <table:table-cell office:value-type="float" office:value="1060.544">
            <text:p>1060.5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6">
            <text:p>CXR-0036</text:p>
          </table:table-cell>
          <table:table-cell office:value-type="string" office:value="UNION DOBLE C/JUNTA 3/4&quot;">
            <text:p>UNION DOBLE C/JUNTA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7">
            <text:p>CXR-0037</text:p>
          </table:table-cell>
          <table:table-cell office:value-type="string" office:value="UNION DOBLE C/JUNTA 1&quot;">
            <text:p>UNION DOBLE C/JUNTA 1"</text:p>
          </table:table-cell>
          <table:table-cell office:value-type="float" office:value="2073.168">
            <text:p>2073.1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8">
            <text:p>CXR-0038</text:p>
          </table:table-cell>
          <table:table-cell office:value-type="string" office:value="O-RING DE UNION DOBLE 1/2&quot;-20mm">
            <text:p>O-RING DE UNION DOBLE 1/2"-2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39">
            <text:p>CXR-0039</text:p>
          </table:table-cell>
          <table:table-cell office:value-type="string" office:value="O-RING DE UNION DOBLE 3/4&quot;-25mm">
            <text:p>O-RING DE UNION DOBLE 3/4"-25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0">
            <text:p>CXR-0040</text:p>
          </table:table-cell>
          <table:table-cell office:value-type="string" office:value="O-RING DE UNION DOBLE 1&quot;-32mm">
            <text:p>O-RING DE UNION DOBLE 1"-32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1">
            <text:p>CXR-0041</text:p>
          </table:table-cell>
          <table:table-cell office:value-type="string" office:value="NIPLE DE 1/2&quot; X 6CM">
            <text:p>NIPLE DE 1/2" X 6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2">
            <text:p>CXR-0042</text:p>
          </table:table-cell>
          <table:table-cell office:value-type="string" office:value="NIPLE DE 1/2&quot; X 8CM">
            <text:p>NIPLE DE 1/2" X 8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3">
            <text:p>CXR-0043</text:p>
          </table:table-cell>
          <table:table-cell office:value-type="string" office:value="NIPLE DE 1/2&quot; X 10CM">
            <text:p>NIPLE DE 1/2" X 10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4">
            <text:p>CXR-0044</text:p>
          </table:table-cell>
          <table:table-cell office:value-type="string" office:value="NIPLE DE 1/2&quot; X 12CM">
            <text:p>NIPLE DE 1/2" X 12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5">
            <text:p>CXR-0045</text:p>
          </table:table-cell>
          <table:table-cell office:value-type="string" office:value="NIPLE DE 1/2&quot; X 15CM">
            <text:p>NIPLE DE 1/2" X 15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6">
            <text:p>CXR-0046</text:p>
          </table:table-cell>
          <table:table-cell office:value-type="string" office:value="NIPLE DE 1/2&quot; X 20CM">
            <text:p>NIPLE DE 1/2" X 20CM</text:p>
          </table:table-cell>
          <table:table-cell office:value-type="float" office:value="1024.016">
            <text:p>1024.0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7">
            <text:p>CXR-0047</text:p>
          </table:table-cell>
          <table:table-cell office:value-type="string" office:value="NIPLE DE 1/2&quot; X 25CM">
            <text:p>NIPLE DE 1/2" X 25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8">
            <text:p>CXR-0048</text:p>
          </table:table-cell>
          <table:table-cell office:value-type="string" office:value="NIPLE DE 3/4&quot; X 6CM">
            <text:p>NIPLE DE 3/4" X 6CM</text:p>
          </table:table-cell>
          <table:table-cell office:value-type="float" office:value="330.192">
            <text:p>330.1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49">
            <text:p>CXR-0049</text:p>
          </table:table-cell>
          <table:table-cell office:value-type="string" office:value="NIPLE DE 3/4&quot; X 8CM">
            <text:p>NIPLE DE 3/4" X 8CM</text:p>
          </table:table-cell>
          <table:table-cell office:value-type="float" office:value="347.264">
            <text:p>347.2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0">
            <text:p>CXR-0050</text:p>
          </table:table-cell>
          <table:table-cell office:value-type="string" office:value="NIPLE DE 3/4&quot; X 10CM">
            <text:p>NIPLE DE 3/4" X 10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1">
            <text:p>CXR-0051</text:p>
          </table:table-cell>
          <table:table-cell office:value-type="string" office:value="NIPLE DE 3/4&quot; X 12CM">
            <text:p>NIPLE DE 3/4" X 12CM</text:p>
          </table:table-cell>
          <table:table-cell office:value-type="float" office:value="763.5680000000001">
            <text:p>763.568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2">
            <text:p>CXR-0052</text:p>
          </table:table-cell>
          <table:table-cell office:value-type="string" office:value="NIPLE DE 3/4&quot; X 15CM">
            <text:p>NIPLE DE 3/4" X 15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3">
            <text:p>CXR-0053</text:p>
          </table:table-cell>
          <table:table-cell office:value-type="string" office:value="NIPLE DE 3/4&quot; X 20CM">
            <text:p>NIPLE DE 3/4" X 20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4">
            <text:p>CXR-0054</text:p>
          </table:table-cell>
          <table:table-cell office:value-type="string" office:value="NIPLE DE 3/4&quot; X 25CM">
            <text:p>NIPLE DE 3/4" X 25CM</text:p>
          </table:table-cell>
          <table:table-cell office:value-type="float" office:value="1468.064">
            <text:p>1468.0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5">
            <text:p>CXR-0055</text:p>
          </table:table-cell>
          <table:table-cell office:value-type="string" office:value="NIPLE DE 1&quot; X 6CM">
            <text:p>NIPLE DE 1" X 6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6">
            <text:p>CXR-0056</text:p>
          </table:table-cell>
          <table:table-cell office:value-type="string" office:value="NIPLE DE 1&quot; X 8CM">
            <text:p>NIPLE DE 1" X 8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7">
            <text:p>CXR-0057</text:p>
          </table:table-cell>
          <table:table-cell office:value-type="string" office:value="NIPLE DE 1&quot; X 10CM">
            <text:p>NIPLE DE 1" X 10CM</text:p>
          </table:table-cell>
          <table:table-cell office:value-type="float" office:value="890.7040000000002">
            <text:p>890.704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8">
            <text:p>CXR-0058</text:p>
          </table:table-cell>
          <table:table-cell office:value-type="string" office:value="NIPLE DE 1&quot; X 12CM">
            <text:p>NIPLE DE 1" X 12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59">
            <text:p>CXR-0059</text:p>
          </table:table-cell>
          <table:table-cell office:value-type="string" office:value="NIPLE DE 1&quot; X 15CM">
            <text:p>NIPLE DE 1" X 15CM</text:p>
          </table:table-cell>
          <table:table-cell office:value-type="float" office:value="1194.8">
            <text:p>1194.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0">
            <text:p>CXR-0060</text:p>
          </table:table-cell>
          <table:table-cell office:value-type="string" office:value="NIPLE DE 1&quot; X 20CM">
            <text:p>NIPLE DE 1" X 20CM</text:p>
          </table:table-cell>
          <table:table-cell office:value-type="float" office:value="1541.1200000000001">
            <text:p>1541.12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1">
            <text:p>CXR-0061</text:p>
          </table:table-cell>
          <table:table-cell office:value-type="string" office:value="NIPLE DE 1&quot; X 25CM">
            <text:p>NIPLE DE 1" X 25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2">
            <text:p>CXR-0062</text:p>
          </table:table-cell>
          <table:table-cell office:value-type="string" office:value="CONEXION TANQUE COMPLETO 1/2&quot;">
            <text:p>CONEXION TANQUE COMPLETO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3">
            <text:p>CXR-0063</text:p>
          </table:table-cell>
          <table:table-cell office:value-type="string" office:value="CONEXION TANQUE COMPLETO 3/4&quot;">
            <text:p>CONEXION TANQUE COMPLETO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4">
            <text:p>CXR-0064</text:p>
          </table:table-cell>
          <table:table-cell office:value-type="string" office:value="CONEXION TANQUE COMPLETO 1&quot;">
            <text:p>CONEXION TANQUE COMPLETO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5">
            <text:p>CXR-0065</text:p>
          </table:table-cell>
          <table:table-cell office:value-type="string" office:value="BRIDA DE CONEXION CON TANQUE 1/2&quot;">
            <text:p>BRIDA DE CONEXION CON TANQUE 1/2"</text:p>
          </table:table-cell>
          <table:table-cell office:value-type="float" office:value="812.192">
            <text:p>812.1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6">
            <text:p>CXR-0066</text:p>
          </table:table-cell>
          <table:table-cell office:value-type="string" office:value="BRIDA DE CONEXION CON TANQUE 3/4&quot;">
            <text:p>BRIDA DE CONEXION CON TANQUE 3/4"</text:p>
          </table:table-cell>
          <table:table-cell office:value-type="float" office:value="839.472">
            <text:p>839.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7">
            <text:p>CXR-0067</text:p>
          </table:table-cell>
          <table:table-cell office:value-type="string" office:value="BRIDA DE CONEXION CON TANQUE 1&quot;">
            <text:p>BRIDA DE CONEXION CON TANQUE 1"</text:p>
          </table:table-cell>
          <table:table-cell office:value-type="float" office:value="944.0799999999999">
            <text:p>944.079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8">
            <text:p>CXR-0068</text:p>
          </table:table-cell>
          <table:table-cell office:value-type="string" office:value="JUNTA DE BRIDA CONEXION TANQUE 1/2&quot;">
            <text:p>JUNTA DE BRIDA CONEXION TANQUE 1/2"</text:p>
          </table:table-cell>
          <table:table-cell office:value-type="float" office:value="812.192">
            <text:p>812.1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69">
            <text:p>CXR-0069</text:p>
          </table:table-cell>
          <table:table-cell office:value-type="string" office:value="JUNTA DE BRIDA CONEXION TANQUE 3/4&quot;">
            <text:p>JUNTA DE BRIDA CONEXION TANQUE 3/4"</text:p>
          </table:table-cell>
          <table:table-cell office:value-type="float" office:value="839.472">
            <text:p>839.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0">
            <text:p>CXR-0070</text:p>
          </table:table-cell>
          <table:table-cell office:value-type="string" office:value="JUNTA DE BRIDA CONEXION TANQUE 1&quot;">
            <text:p>JUNTA DE BRIDA CONEXION TANQUE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1">
            <text:p>CXR-0071</text:p>
          </table:table-cell>
          <table:table-cell office:value-type="string" office:value="CONEXION TANQUE CRUZ 1&quot; X 3/4&quot;">
            <text:p>CONEXION TANQUE CRUZ 1" X 3/4"</text:p>
          </table:table-cell>
          <table:table-cell office:value-type="float" office:value="9234.352">
            <text:p>9234.3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2">
            <text:p>CXR-0072</text:p>
          </table:table-cell>
          <table:table-cell office:value-type="string" office:value="BUJE MH REDUCCION 1/2&quot; X 1/4&quot;">
            <text:p>BUJE MH REDUCCION 1/2" X 1/4"</text:p>
          </table:table-cell>
          <table:table-cell office:value-type="float" office:value="564.544">
            <text:p>564.5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3">
            <text:p>CXR-0073</text:p>
          </table:table-cell>
          <table:table-cell office:value-type="string" office:value="BUJE MH REDUCCION 1/2&quot; X 3/8&quot;">
            <text:p>BUJE MH REDUCCION 1/2" X 3/8"</text:p>
          </table:table-cell>
          <table:table-cell office:value-type="float" office:value="329.712">
            <text:p>329.7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4">
            <text:p>CXR-0074</text:p>
          </table:table-cell>
          <table:table-cell office:value-type="string" office:value="BUJE MH REDUCCION 3/4&quot; X 1/2&quot;">
            <text:p>BUJE MH REDUCCION 3/4" X 1/2"</text:p>
          </table:table-cell>
          <table:table-cell office:value-type="float" office:value="362.92800000000005">
            <text:p>362.928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5">
            <text:p>CXR-0075</text:p>
          </table:table-cell>
          <table:table-cell office:value-type="string" office:value="BUJE MH REDUCCION 1&quot; X 1/2&quot;">
            <text:p>BUJE MH REDUCCION 1" X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6">
            <text:p>CXR-0076</text:p>
          </table:table-cell>
          <table:table-cell office:value-type="string" office:value="BUJE MH REDUCCION 1&quot; X 3/4&quot;">
            <text:p>BUJE MH REDUCCION 1" X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7">
            <text:p>CXR-0077</text:p>
          </table:table-cell>
          <table:table-cell office:value-type="string" office:value="CURVA HH A 90º 1/2&quot;">
            <text:p>CURVA HH A 90º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8">
            <text:p>CXR-0078</text:p>
          </table:table-cell>
          <table:table-cell office:value-type="string" office:value="CURVA HH A 90º 3/4&quot;">
            <text:p>CURVA HH A 90º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79">
            <text:p>CXR-0079</text:p>
          </table:table-cell>
          <table:table-cell office:value-type="string" office:value="CURVA HH A 90º 1&quot;">
            <text:p>CURVA HH A 90º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0">
            <text:p>CXR-0080</text:p>
          </table:table-cell>
          <table:table-cell office:value-type="string" office:value="CURVA MH A 90º 1/2&quot;">
            <text:p>CURVA MH A 90º 1/2"</text:p>
          </table:table-cell>
          <table:table-cell office:value-type="float" office:value="1095.888">
            <text:p>1095.8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1">
            <text:p>CXR-0081</text:p>
          </table:table-cell>
          <table:table-cell office:value-type="string" office:value="CURVA MH A 90º 3/4&quot;">
            <text:p>CURVA MH A 90º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2">
            <text:p>CXR-0082</text:p>
          </table:table-cell>
          <table:table-cell office:value-type="string" office:value="CURVA MH A 90º 1&quot;">
            <text:p>CURVA MH A 90º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3">
            <text:p>CXR-0083</text:p>
          </table:table-cell>
          <table:table-cell office:value-type="string" office:value="CURVA HH A 45º 1/2&quot;">
            <text:p>CURVA HH A 45º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4">
            <text:p>CXR-0084</text:p>
          </table:table-cell>
          <table:table-cell office:value-type="string" office:value="CURVA HH A 45º 3/4&quot;">
            <text:p>CURVA HH A 45º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5">
            <text:p>CXR-0085</text:p>
          </table:table-cell>
          <table:table-cell office:value-type="string" office:value="CURVA HH A 45º 1&quot;">
            <text:p>CURVA HH A 45º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6">
            <text:p>CXR-0086</text:p>
          </table:table-cell>
          <table:table-cell office:value-type="string" office:value="CURVA MH A 45º 1/2&quot;">
            <text:p>CURVA MH A 45º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7">
            <text:p>CXR-0087</text:p>
          </table:table-cell>
          <table:table-cell office:value-type="string" office:value="CURVA MH A 45º 3/4&quot;">
            <text:p>CURVA MH A 45º 3/4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XR-0088">
            <text:p>CXR-0088</text:p>
          </table:table-cell>
          <table:table-cell office:value-type="string" office:value="CURVA MH A 45º 1&quot;">
            <text:p>CURVA MH A 45º 1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F-0001">
            <text:p>CAF-0001</text:p>
          </table:table-cell>
          <table:table-cell office:value-type="string" office:value="CAÑO FUSION X 4MTS 20MM">
            <text:p>CAÑO FUSION X 4MTS 2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F-0002">
            <text:p>CAF-0002</text:p>
          </table:table-cell>
          <table:table-cell office:value-type="string" office:value="CAÑO FUSION X 4MTS 25MM">
            <text:p>CAÑO FUSION X 4MTS 25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F-0003">
            <text:p>CAF-0003</text:p>
          </table:table-cell>
          <table:table-cell office:value-type="string" office:value="CAÑO FUSION X 4MTS 32MM">
            <text:p>CAÑO FUSION X 4MTS 32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P-0001">
            <text:p>CAP-0001</text:p>
          </table:table-cell>
          <table:table-cell office:value-type="string" office:value="CAÑO POLIPROPILENO BICAPA 1/2 X 4MTS">
            <text:p>CAÑO POLIPROPILENO BICAPA 1/2 X 4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P-0002">
            <text:p>CAP-0002</text:p>
          </table:table-cell>
          <table:table-cell office:value-type="string" office:value="CAÑO POLIPROPILENO BICAPA 3/4 X4MTS">
            <text:p>CAÑO POLIPROPILENO BICAPA 3/4 X4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P-0003">
            <text:p>CAP-0003</text:p>
          </table:table-cell>
          <table:table-cell office:value-type="string" office:value="CAÑO POLIPROPILENO BICAPA 1 X 4MTS">
            <text:p>CAÑO POLIPROPILENO BICAPA 1 X 4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80">
            <text:p>IMP-1080</text:p>
          </table:table-cell>
          <table:table-cell office:value-type="string" office:value="TEFLON MEDIA DENSIDAD 1/2 X 10MTS">
            <text:p>TEFLON MEDIA DENSIDAD 1/2 X 10MTS</text:p>
          </table:table-cell>
          <table:table-cell office:value-type="float" office:value="625.3199999999999">
            <text:p>625.3199999999999</text:p>
          </table:table-cell>
          <table:table-cell office:value-type="float" office:value="583.632">
            <text:p>583.6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81">
            <text:p>IMP-1081</text:p>
          </table:table-cell>
          <table:table-cell office:value-type="string" office:value="TEFLON MEDIA DENSIDAD 3/4 X 10MTS">
            <text:p>TEFLON MEDIA DENSIDAD 3/4 X 10MTS</text:p>
          </table:table-cell>
          <table:table-cell office:value-type="float" office:value="966.0899999999999">
            <text:p>966.0899999999999</text:p>
          </table:table-cell>
          <table:table-cell office:value-type="float" office:value="901.6839999999999">
            <text:p>901.683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1">
            <text:p>CAN-1001</text:p>
          </table:table-cell>
          <table:table-cell office:value-type="string" office:value="CANILLA PICO MANGA 1/2&quot;">
            <text:p>CANILLA PICO MANGA 1/2"</text:p>
          </table:table-cell>
          <table:table-cell office:value-type="float" office:value="1668.84">
            <text:p>1668.84</text:p>
          </table:table-cell>
          <table:table-cell office:value-type="float" office:value="1557.5839999999998">
            <text:p>1557.583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2">
            <text:p>CAN-1002</text:p>
          </table:table-cell>
          <table:table-cell office:value-type="string" office:value="CANILLA PICO MANGA 3/4&quot;">
            <text:p>CANILLA PICO MANGA 3/4"</text:p>
          </table:table-cell>
          <table:table-cell office:value-type="float" office:value="1962.315">
            <text:p>1962.315</text:p>
          </table:table-cell>
          <table:table-cell office:value-type="float" office:value="1831.494">
            <text:p>1831.4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0">
            <text:p>CAN-1010</text:p>
          </table:table-cell>
          <table:table-cell office:value-type="string" office:value="CANILLA ESFERICA C/ PICO MANGA 1/2">
            <text:p>CANILLA ESFERICA C/ PICO MANGA 1/2</text:p>
          </table:table-cell>
          <table:table-cell office:value-type="float" office:value="1496.19">
            <text:p>1496.19</text:p>
          </table:table-cell>
          <table:table-cell office:value-type="float" office:value="1396.444">
            <text:p>1396.4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3">
            <text:p>CAN-1003</text:p>
          </table:table-cell>
          <table:table-cell office:value-type="string" office:value="CANILLA/GRIFO LAVATORIO CORONA">
            <text:p>CANILLA/GRIFO LAVATORIO CORONA</text:p>
          </table:table-cell>
          <table:table-cell office:value-type="float" office:value="3298.68">
            <text:p>3298.68</text:p>
          </table:table-cell>
          <table:table-cell office:value-type="float" office:value="3078.7679999999996">
            <text:p>3078.76799999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5">
            <text:p>CAN-1005</text:p>
          </table:table-cell>
          <table:table-cell office:value-type="string" office:value="CANILLA DOBLE PARA LAVAROPA">
            <text:p>CANILLA DOBLE PARA LAVAROPA</text:p>
          </table:table-cell>
          <table:table-cell office:value-type="float" office:value="2832.9900000000002">
            <text:p>2832.9900000000002</text:p>
          </table:table-cell>
          <table:table-cell office:value-type="float" office:value="2644.124">
            <text:p>2644.1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6">
            <text:p>CAN-1006</text:p>
          </table:table-cell>
          <table:table-cell office:value-type="string" office:value="CANILLA/GRIFO MESADA PICO CURVO">
            <text:p>CANILLA/GRIFO MESADA PICO CURVO</text:p>
          </table:table-cell>
          <table:table-cell office:value-type="float" office:value="6126.12">
            <text:p>6126.12</text:p>
          </table:table-cell>
          <table:table-cell office:value-type="float" office:value="5717.7119999999995">
            <text:p>5717.711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08">
            <text:p>CAN-1008</text:p>
          </table:table-cell>
          <table:table-cell office:value-type="string" office:value="CANILLA/GRIFO PARED RECTO">
            <text:p>CANILLA/GRIFO PARED RECTO</text:p>
          </table:table-cell>
          <table:table-cell office:value-type="float" office:value="6680.52">
            <text:p>6680.52</text:p>
          </table:table-cell>
          <table:table-cell office:value-type="float" office:value="6235.152">
            <text:p>6235.1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5">
            <text:p>CAN-1015</text:p>
          </table:table-cell>
          <table:table-cell office:value-type="string" office:value="CANILLA/GRIFO PARED CURVO">
            <text:p>CANILLA/GRIFO PARED CURVO</text:p>
          </table:table-cell>
          <table:table-cell office:value-type="float" office:value="5571.72">
            <text:p>5571.72</text:p>
          </table:table-cell>
          <table:table-cell office:value-type="float" office:value="5200.272">
            <text:p>5200.2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6">
            <text:p>CAN-1016</text:p>
          </table:table-cell>
          <table:table-cell office:value-type="string" office:value="REPUESTO PICO Y TUERCA 1/2">
            <text:p>REPUESTO PICO Y TUERCA 1/2</text:p>
          </table:table-cell>
          <table:table-cell office:value-type="float" office:value="304.92">
            <text:p>304.92</text:p>
          </table:table-cell>
          <table:table-cell office:value-type="float" office:value="284.592">
            <text:p>284.5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9">
            <text:p>CAN-1019</text:p>
          </table:table-cell>
          <table:table-cell office:value-type="string" office:value="RESPUESTO PICO Y TUERCA 3/4">
            <text:p>RESPUESTO PICO Y TUERCA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7">
            <text:p>CAN-1017</text:p>
          </table:table-cell>
          <table:table-cell office:value-type="string" office:value="REPUESTO DE DUCHADOR CON TUERCA">
            <text:p>REPUESTO DE DUCHADOR CON TUERCA</text:p>
          </table:table-cell>
          <table:table-cell office:value-type="float" office:value="6454.995">
            <text:p>6454.995</text:p>
          </table:table-cell>
          <table:table-cell office:value-type="float" office:value="6024.661999999999">
            <text:p>6024.661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N-1018">
            <text:p>CAN-1018</text:p>
          </table:table-cell>
          <table:table-cell office:value-type="string" office:value="REPUESTO DE DUCHADOR CON CHUPETE">
            <text:p>REPUESTO DE DUCHADOR CON CHUPETE</text:p>
          </table:table-cell>
          <table:table-cell office:value-type="float" office:value="6703.26">
            <text:p>6703.26</text:p>
          </table:table-cell>
          <table:table-cell office:value-type="float" office:value="6256.376">
            <text:p>6256.3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Z-1001">
            <text:p>MEZ-1001</text:p>
          </table:table-cell>
          <table:table-cell office:value-type="string" office:value="MEZC. DE MESADA PICO CURVO">
            <text:p>MEZC. DE MESADA PICO CURVO</text:p>
          </table:table-cell>
          <table:table-cell office:value-type="float" office:value="9923.76">
            <text:p>9923.76</text:p>
          </table:table-cell>
          <table:table-cell office:value-type="float" office:value="9262.176">
            <text:p>9262.1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Z-1003">
            <text:p>MEZ-1003</text:p>
          </table:table-cell>
          <table:table-cell office:value-type="string" office:value="MEZC. DE PARED PICO CURVO">
            <text:p>MEZC. DE PARED PICO CURVO</text:p>
          </table:table-cell>
          <table:table-cell office:value-type="float" office:value="10256.400000000001">
            <text:p>10256.400000000001</text:p>
          </table:table-cell>
          <table:table-cell office:value-type="float" office:value="9572.64">
            <text:p>9572.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Z-1028">
            <text:p>MEZ-1028</text:p>
          </table:table-cell>
          <table:table-cell office:value-type="string" office:value="MEZCLADORA PARED PICO CORTO FIJO">
            <text:p>MEZCLADORA PARED PICO CORTO FIJO</text:p>
          </table:table-cell>
          <table:table-cell office:value-type="float" office:value="9313.92">
            <text:p>9313.92</text:p>
          </table:table-cell>
          <table:table-cell office:value-type="float" office:value="8692.991999999998">
            <text:p>8692.991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Z-1030">
            <text:p>MEZ-1030</text:p>
          </table:table-cell>
          <table:table-cell office:value-type="string" office:value="MEZCLADORA PARED CON DUCHADOR">
            <text:p>MEZCLADORA PARED CON DUCHADOR</text:p>
          </table:table-cell>
          <table:table-cell office:value-type="float" office:value="14178.78">
            <text:p>14178.78</text:p>
          </table:table-cell>
          <table:table-cell office:value-type="float" office:value="13233.528">
            <text:p>13233.5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31">
            <text:p>IMP-1031</text:p>
          </table:table-cell>
          <table:table-cell office:value-type="string" office:value="SAPITO ROCIADOR">
            <text:p>SAPITO ROCIADOR</text:p>
          </table:table-cell>
          <table:table-cell office:value-type="float" office:value="694.4000000000001">
            <text:p>694.40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-1002">
            <text:p>DU-1002</text:p>
          </table:table-cell>
          <table:table-cell office:value-type="string" office:value="DUCHA C/CAÑO REG. Y ORIENTABLE BLANCA">
            <text:p>DUCHA C/CAÑO REG. Y ORIENTABLE BLANCA</text:p>
          </table:table-cell>
          <table:table-cell office:value-type="float" office:value="1974.855">
            <text:p>1974.8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-1003">
            <text:p>DU-1003</text:p>
          </table:table-cell>
          <table:table-cell office:value-type="string" office:value="DUCHA FIJA C/ CAÑO COMPACTA BLANCA">
            <text:p>DUCHA FIJA C/ CAÑO COMPACTA BLANCA</text:p>
          </table:table-cell>
          <table:table-cell office:value-type="float" office:value="1751.895">
            <text:p>1751.8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-1004">
            <text:p>DU-1004</text:p>
          </table:table-cell>
          <table:table-cell office:value-type="string" office:value="DUCHA FIJA C/ CAÑO COMPACTA CROMADA">
            <text:p>DUCHA FIJA C/ CAÑO COMPACTA CROMADA</text:p>
          </table:table-cell>
          <table:table-cell office:value-type="float" office:value="4064.385">
            <text:p>4064.3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-1005">
            <text:p>DU-1005</text:p>
          </table:table-cell>
          <table:table-cell office:value-type="string" office:value="DUCHA CROMADA MOVIL">
            <text:p>DUCHA CROMADA MOVIL</text:p>
          </table:table-cell>
          <table:table-cell office:value-type="float" office:value="4653.6449999999995">
            <text:p>4653.644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P-040">
            <text:p>SOP-040</text:p>
          </table:table-cell>
          <table:table-cell office:value-type="string" office:value="SOPAPA REJILLA ACERO/INOX DE 40 CM">
            <text:p>SOPAPA REJILLA ACERO/INOX DE 40 CM</text:p>
          </table:table-cell>
          <table:table-cell office:value-type="float" office:value="3876.21">
            <text:p>3876.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P-050">
            <text:p>SOP-050</text:p>
          </table:table-cell>
          <table:table-cell office:value-type="string" office:value="SOPAPA REJILLA ACERO/INOX DE 50 CM">
            <text:p>SOPAPA REJILLA ACERO/INOX DE 50 CM</text:p>
          </table:table-cell>
          <table:table-cell office:value-type="float" office:value="4418.22">
            <text:p>4418.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P-051">
            <text:p>SOP-051</text:p>
          </table:table-cell>
          <table:table-cell office:value-type="string" office:value="TAPA SOPAPA 50">
            <text:p>TAPA SOPAPA 50</text:p>
          </table:table-cell>
          <table:table-cell office:value-type="float" office:value="420.46500000000003">
            <text:p>420.465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P-052">
            <text:p>SOP-052</text:p>
          </table:table-cell>
          <table:table-cell office:value-type="string" office:value="TAPA SOPAPA 40">
            <text:p>TAPA SOPAPA 40</text:p>
          </table:table-cell>
          <table:table-cell office:value-type="float" office:value="368.685">
            <text:p>368.6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1">
            <text:p>APB-0001</text:p>
          </table:table-cell>
          <table:table-cell office:value-type="string" office:value="JABONERA BLANCA PVC">
            <text:p>JABONERA BLANCA PVC</text:p>
          </table:table-cell>
          <table:table-cell office:value-type="float" office:value="4574.7300000000005">
            <text:p>4574.7300000000005</text:p>
          </table:table-cell>
          <table:table-cell office:value-type="float" office:value="4269.748">
            <text:p>4269.7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2">
            <text:p>APB-0002</text:p>
          </table:table-cell>
          <table:table-cell office:value-type="string" office:value="PORTA VASO Y CEPILLO PVC">
            <text:p>PORTA VASO Y CEPILLO PVC</text:p>
          </table:table-cell>
          <table:table-cell office:value-type="float" office:value="4574.7300000000005">
            <text:p>4574.7300000000005</text:p>
          </table:table-cell>
          <table:table-cell office:value-type="float" office:value="4269.748">
            <text:p>4269.7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3">
            <text:p>APB-0003</text:p>
          </table:table-cell>
          <table:table-cell office:value-type="string" office:value="PORTA ROLLO BAÑO PVC">
            <text:p>PORTA ROLLO BAÑO PVC</text:p>
          </table:table-cell>
          <table:table-cell office:value-type="float" office:value="6470.865">
            <text:p>6470.865</text:p>
          </table:table-cell>
          <table:table-cell office:value-type="float" office:value="6039.473999999999">
            <text:p>6039.473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4">
            <text:p>APB-0004</text:p>
          </table:table-cell>
          <table:table-cell office:value-type="string" office:value="TOALLERO CHICO PVC BLANCO">
            <text:p>TOALLERO CHICO PVC BLANCO</text:p>
          </table:table-cell>
          <table:table-cell office:value-type="float" office:value="5932.2300000000005">
            <text:p>5932.2300000000005</text:p>
          </table:table-cell>
          <table:table-cell office:value-type="float" office:value="5536.748">
            <text:p>5536.7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5">
            <text:p>APB-0005</text:p>
          </table:table-cell>
          <table:table-cell office:value-type="string" office:value="PALITO PORTA ROLLO">
            <text:p>PALITO PORTA ROLLO</text:p>
          </table:table-cell>
          <table:table-cell office:value-type="float" office:value="1492.155">
            <text:p>1492.155</text:p>
          </table:table-cell>
          <table:table-cell office:value-type="float" office:value="1392.6779999999999">
            <text:p>1392.677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6">
            <text:p>APB-0006</text:p>
          </table:table-cell>
          <table:table-cell office:value-type="string" office:value="PERCHA DOBLE">
            <text:p>PERCHA DOBLE</text:p>
          </table:table-cell>
          <table:table-cell office:value-type="float" office:value="1856.1000000000001">
            <text:p>1856.1000000000001</text:p>
          </table:table-cell>
          <table:table-cell office:value-type="float" office:value="1732.3600000000001">
            <text:p>1732.36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07">
            <text:p>APB-0007</text:p>
          </table:table-cell>
          <table:table-cell office:value-type="string" office:value="PERCHERO 3 SOPORTES">
            <text:p>PERCHERO 3 SOPORTES</text:p>
          </table:table-cell>
          <table:table-cell office:value-type="float" office:value="7387.995">
            <text:p>7387.995</text:p>
          </table:table-cell>
          <table:table-cell office:value-type="float" office:value="6895.4619999999995">
            <text:p>6895.461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AL-1007">
            <text:p>VAL-1007</text:p>
          </table:table-cell>
          <table:table-cell office:value-type="string" office:value="VALVULA ESFERICA 1/2&quot; H-H MARRON">
            <text:p>VALVULA ESFERICA 1/2" H-H MARRON</text:p>
          </table:table-cell>
          <table:table-cell office:value-type="float" office:value="2716.2560000000003">
            <text:p>2716.256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AL-1008">
            <text:p>VAL-1008</text:p>
          </table:table-cell>
          <table:table-cell office:value-type="string" office:value="VALVULA ESFERICA 3/4&quot; H-H MARRON">
            <text:p>VALVULA ESFERICA 3/4" H-H MARRON</text:p>
          </table:table-cell>
          <table:table-cell office:value-type="float" office:value="3146.096">
            <text:p>3146.0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AL-1010">
            <text:p>VAL-1010</text:p>
          </table:table-cell>
          <table:table-cell office:value-type="string" office:value="VALVULA RETENCION CON FILTRO 3/4">
            <text:p>VALVULA RETENCION CON FILTRO 3/4</text:p>
          </table:table-cell>
          <table:table-cell office:value-type="float" office:value="3952.608">
            <text:p>3952.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AL-1011">
            <text:p>VAL-1011</text:p>
          </table:table-cell>
          <table:table-cell office:value-type="string" office:value="VALVULA RETENCION CON FILTRO 1&quot;">
            <text:p>VALVULA RETENCION CON FILTRO 1"</text:p>
          </table:table-cell>
          <table:table-cell office:value-type="float" office:value="4697.264">
            <text:p>4697.2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P-1001">
            <text:p>ACP-1001</text:p>
          </table:table-cell>
          <table:table-cell office:value-type="string" office:value="ACOPLE 1/2 (PLAST. METAL)">
            <text:p>ACOPLE 1/2 (PLAST. METAL)</text:p>
          </table:table-cell>
          <table:table-cell office:value-type="float" office:value="2293.936">
            <text:p>2293.9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P-1002">
            <text:p>ACP-1002</text:p>
          </table:table-cell>
          <table:table-cell office:value-type="string" office:value="ACOPLE 3/4 (PLAST. METAL)">
            <text:p>ACOPLE 3/4 (PLAST. METAL)</text:p>
          </table:table-cell>
          <table:table-cell office:value-type="float" office:value="2749.184">
            <text:p>2749.1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L-030">
            <text:p>FFL-030</text:p>
          </table:table-cell>
          <table:table-cell office:value-type="string" office:value="FLEXIBLE REGULABLE LISO 30 CM">
            <text:p>FLEXIBLE REGULABLE LISO 30 CM</text:p>
          </table:table-cell>
          <table:table-cell office:value-type="float" office:value="2320.995">
            <text:p>2320.995</text:p>
          </table:table-cell>
          <table:table-cell office:value-type="float" office:value="2166.2619999999997">
            <text:p>2166.261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L-040">
            <text:p>FFL-040</text:p>
          </table:table-cell>
          <table:table-cell office:value-type="string" office:value="FLEXIBLE REGULABLE LISO 40 CM">
            <text:p>FLEXIBLE REGULABLE LISO 40 CM</text:p>
          </table:table-cell>
          <table:table-cell office:value-type="float" office:value="2431.68">
            <text:p>2431.68</text:p>
          </table:table-cell>
          <table:table-cell office:value-type="float" office:value="2269.5679999999998">
            <text:p>2269.567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L-050">
            <text:p>FFL-050</text:p>
          </table:table-cell>
          <table:table-cell office:value-type="string" office:value="FLEXIBLE REGULABLE LISO 50 CM">
            <text:p>FLEXIBLE REGULABLE LISO 50 CM</text:p>
          </table:table-cell>
          <table:table-cell office:value-type="float" office:value="2606.6549999999997">
            <text:p>2606.6549999999997</text:p>
          </table:table-cell>
          <table:table-cell office:value-type="float" office:value="2432.8779999999997">
            <text:p>2432.877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M-030">
            <text:p>FFM-030</text:p>
          </table:table-cell>
          <table:table-cell office:value-type="string" office:value="FLEXIBLE MALLADO FIJO 30 CM">
            <text:p>FLEXIBLE MALLADO FIJO 30 CM</text:p>
          </table:table-cell>
          <table:table-cell office:value-type="float" office:value="2624.505">
            <text:p>2624.505</text:p>
          </table:table-cell>
          <table:table-cell office:value-type="float" office:value="2449.538">
            <text:p>2449.5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M-040">
            <text:p>FFM-040</text:p>
          </table:table-cell>
          <table:table-cell office:value-type="string" office:value="FLEXIBLE MALLADO FIJO 40 CM">
            <text:p>FLEXIBLE MALLADO FIJO 40 CM</text:p>
          </table:table-cell>
          <table:table-cell office:value-type="float" office:value="2910.165">
            <text:p>2910.165</text:p>
          </table:table-cell>
          <table:table-cell office:value-type="float" office:value="2716.1539999999995">
            <text:p>2716.153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FM-050">
            <text:p>FFM-050</text:p>
          </table:table-cell>
          <table:table-cell office:value-type="string" office:value="FLEXIBLE MALLADO FIJO 50 CM">
            <text:p>FLEXIBLE MALLADO FIJO 50 CM</text:p>
          </table:table-cell>
          <table:table-cell office:value-type="float" office:value="3267.24">
            <text:p>3267.24</text:p>
          </table:table-cell>
          <table:table-cell office:value-type="float" office:value="3049.4239999999995">
            <text:p>3049.423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14">
            <text:p>IMP-1014</text:p>
          </table:table-cell>
          <table:table-cell office:value-type="string" office:value="MANGUERA DESCARGA LAVARROPAS 250 cm">
            <text:p>MANGUERA DESCARGA LAVARROPAS 250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15">
            <text:p>IMP-1015</text:p>
          </table:table-cell>
          <table:table-cell office:value-type="string" office:value="MANGUERA DESCARGA LAVARROPAS 180 cm">
            <text:p>MANGUERA DESCARGA LAVARROPAS 180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1">
            <text:p>IMP-1111</text:p>
          </table:table-cell>
          <table:table-cell office:value-type="string" office:value="MANGUERA DESCARGA DE LAVARROPA 1.2 cm">
            <text:p>MANGUERA DESCARGA DE LAVARROPA 1.2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LV-151">
            <text:p>FLV-151</text:p>
          </table:table-cell>
          <table:table-cell office:value-type="string" office:value="MANGUERA GRIS 120 CM">
            <text:p>MANGUERA GRIS 120 CM</text:p>
          </table:table-cell>
          <table:table-cell office:value-type="float" office:value="4929.735">
            <text:p>4929.735</text:p>
          </table:table-cell>
          <table:table-cell office:value-type="float" office:value="4601.085999999999">
            <text:p>4601.085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LV-152">
            <text:p>FLV-152</text:p>
          </table:table-cell>
          <table:table-cell office:value-type="string" office:value="MANGUERA GRIS 180 CM">
            <text:p>MANGUERA GRIS 180 CM</text:p>
          </table:table-cell>
          <table:table-cell office:value-type="float" office:value="6517.844999999999">
            <text:p>6517.844999999999</text:p>
          </table:table-cell>
          <table:table-cell office:value-type="float" office:value="6083.321999999999">
            <text:p>6083.321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LV-153">
            <text:p>FLV-153</text:p>
          </table:table-cell>
          <table:table-cell office:value-type="string" office:value="MANGUERA GRIS 200 CM">
            <text:p>MANGUERA GRIS 200 CM</text:p>
          </table:table-cell>
          <table:table-cell office:value-type="float" office:value="7080.299999999999">
            <text:p>7080.299999999999</text:p>
          </table:table-cell>
          <table:table-cell office:value-type="float" office:value="6608.28">
            <text:p>6608.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LV-154">
            <text:p>FLV-154</text:p>
          </table:table-cell>
          <table:table-cell office:value-type="string" office:value="MANGUERA GRIS 250 CM">
            <text:p>MANGUERA GRIS 250 CM</text:p>
          </table:table-cell>
          <table:table-cell office:value-type="float" office:value="8416.95">
            <text:p>8416.95</text:p>
          </table:table-cell>
          <table:table-cell office:value-type="float" office:value="7855.82">
            <text:p>7855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0">
            <text:p>SKL-0000</text:p>
          </table:table-cell>
          <table:table-cell office:value-type="string" office:value="SKIL AMOLADORA ANG 9002 700W">
            <text:p>SKIL AMOLADORA ANG 9002 7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1">
            <text:p>SKL-0001</text:p>
          </table:table-cell>
          <table:table-cell office:value-type="string" office:value="SKIL AMOLADORA ANG 9004 830W">
            <text:p>SKIL AMOLADORA ANG 9004 83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2">
            <text:p>SKL-0002</text:p>
          </table:table-cell>
          <table:table-cell office:value-type="string" office:value="SKIL SIERRA CALADORA 4380 380W">
            <text:p>SKIL SIERRA CALADORA 4380 38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3">
            <text:p>SKL-0003</text:p>
          </table:table-cell>
          <table:table-cell office:value-type="string" office:value="SKIL LIJADORA ORBITAL PALMA 7232">
            <text:p>SKIL LIJADORA ORBITAL PALMA 72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4">
            <text:p>SKL-0004</text:p>
          </table:table-cell>
          <table:table-cell office:value-type="string" office:value="SKIL SIERRA CIRCULAR 1200W 5200">
            <text:p>SKIL SIERRA CIRCULAR 1200W 52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5">
            <text:p>SKL-0005</text:p>
          </table:table-cell>
          <table:table-cell office:value-type="string" office:value="SKIL SIERRA CALADORA 4550 550W">
            <text:p>SKIL SIERRA CALADORA 4550 55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KL-0009">
            <text:p>SKL-0009</text:p>
          </table:table-cell>
          <table:table-cell office:value-type="string" office:value="SKIL TALADRO PERCUTOR 6060">
            <text:p>SKIL TALADRO PERCUTOR 606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01">
            <text:p>BSH-0001</text:p>
          </table:table-cell>
          <table:table-cell office:value-type="string" office:value="BOSCH AMOLADORA ANG GWS850 115MM 850W">
            <text:p>BOSCH AMOLADORA ANG GWS850 115MM 85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02">
            <text:p>BSH-0002</text:p>
          </table:table-cell>
          <table:table-cell office:value-type="string" office:value="BOSCH AMOLADORA ANG GWS9-125P 115MM 900W">
            <text:p>BOSCH AMOLADORA ANG GWS9-125P 115MM 9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04">
            <text:p>BSH-0004</text:p>
          </table:table-cell>
          <table:table-cell office:value-type="string" office:value="BOSCH AMOLADORA ANG GWS670 115MM 670W">
            <text:p>BOSCH AMOLADORA ANG GWS670 115MM 67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19">
            <text:p>BSH-0019</text:p>
          </table:table-cell>
          <table:table-cell office:value-type="string" office:value="BOSCH AMOLADORA ANG GWS700">
            <text:p>BOSCH AMOLADORA ANG GWS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12">
            <text:p>BSH-0012</text:p>
          </table:table-cell>
          <table:table-cell office:value-type="string" office:value="BOSCH SIERRA CIRCULAR GKS150 1500W">
            <text:p>BOSCH SIERRA CIRCULAR GKS150 15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SH-0017">
            <text:p>BSH-0017</text:p>
          </table:table-cell>
          <table:table-cell office:value-type="string" office:value="BOSCH TALADRO PERCUTOR GSB13RE C/MALETIN 650W">
            <text:p>BOSCH TALADRO PERCUTOR GSB13RE C/MALETIN 65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10">
            <text:p>RPD-0010</text:p>
          </table:table-cell>
          <table:table-cell office:value-type="string" office:value="PISTON 52 cc">
            <text:p>PISTON 52 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16">
            <text:p>RPD-0016</text:p>
          </table:table-cell>
          <table:table-cell office:value-type="string" office:value="CABEZAL PORTATANZA AUTOMATICO">
            <text:p>CABEZAL PORTATANZA AUTOMATI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17">
            <text:p>RPD-0017</text:p>
          </table:table-cell>
          <table:table-cell office:value-type="string" office:value="ARRANQUE SHIMAHA-GAMMA(MOÑO)">
            <text:p>ARRANQUE SHIMAHA-GAMMA(MOÑO)</text:p>
          </table:table-cell>
          <table:table-cell office:value-type="float" office:value="2913.915">
            <text:p>2913.9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18">
            <text:p>RPD-0018</text:p>
          </table:table-cell>
          <table:table-cell office:value-type="string" office:value="ARRANQUE UNIVERSAL (ALAMBRE)">
            <text:p>ARRANQUE UNIVERSAL (ALAMBRE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20">
            <text:p>RPD-0020</text:p>
          </table:table-cell>
          <table:table-cell office:value-type="string" office:value="BOMBIN CARBURADOR">
            <text:p>BOMBIN CARBURADOR</text:p>
          </table:table-cell>
          <table:table-cell office:value-type="float" office:value="937.3050000000001">
            <text:p>937.305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22">
            <text:p>RPD-0022</text:p>
          </table:table-cell>
          <table:table-cell office:value-type="string" office:value="TANQUE COMBUSTIBLE 52 CC">
            <text:p>TANQUE COMBUSTIBLE 52 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21">
            <text:p>RPD-0021</text:p>
          </table:table-cell>
          <table:table-cell office:value-type="string" office:value="CABEZAL PORTA TANZA UNIVERSAL">
            <text:p>CABEZAL PORTA TANZA UNIVERS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39">
            <text:p>RPD-0039</text:p>
          </table:table-cell>
          <table:table-cell office:value-type="string" office:value="MANGUERA COMBUSTIBLE 2.75 X 5.5 X 5MT">
            <text:p>MANGUERA COMBUSTIBLE 2.75 X 5.5 X 5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5">
            <text:p>RPD-0045</text:p>
          </table:table-cell>
          <table:table-cell office:value-type="string" office:value="MANGUERA COMBUSTIBLE 2.25 X 4.5 X 5MT">
            <text:p>MANGUERA COMBUSTIBLE 2.25 X 4.5 X 5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3">
            <text:p>RPD-0043</text:p>
          </table:table-cell>
          <table:table-cell office:value-type="string" office:value="KIT JUNTA Y DIAFRAGMA CARB. WALBRO">
            <text:p>KIT JUNTA Y DIAFRAGMA CARB. WALBR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4">
            <text:p>RPD-0044</text:p>
          </table:table-cell>
          <table:table-cell office:value-type="string" office:value="MANILLAR COMPLETO DESMALEZADORA">
            <text:p>MANILLAR COMPLETO DESMALEZADO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26">
            <text:p>RPD-0026</text:p>
          </table:table-cell>
          <table:table-cell office:value-type="string" office:value="CARRETEL DE BORDEADORA CHICO">
            <text:p>CARRETEL DE BORDEADORA CHI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2">
            <text:p>RPD-0042</text:p>
          </table:table-cell>
          <table:table-cell office:value-type="string" office:value="CARRETEL DE BORDEADORA GRANDE">
            <text:p>CARRETEL DE BORDEADORA GRAN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1">
            <text:p>LUB-0001</text:p>
          </table:table-cell>
          <table:table-cell office:value-type="string" office:value="DESTAPA CAÑERIAS &quot;GEL&quot; X500 (CILINDRICO)">
            <text:p>DESTAPA CAÑERIAS "GEL" X500 (CILINDRICO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2">
            <text:p>LUB-0002</text:p>
          </table:table-cell>
          <table:table-cell office:value-type="string" office:value="AEROSOL LUBRIC PLUS DESPLAZANTE DE HUMEDAD 290GR/440CC TAPA FLEX">
            <text:p>AEROSOL LUBRIC PLUS DESPLAZANTE DE HUMEDAD 290GR/440CC TAPA FL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5">
            <text:p>LUB-0015</text:p>
          </table:table-cell>
          <table:table-cell office:value-type="string" office:value="AEROSOL LUBRIC PLUS DESPLAZANTE DE HUMEDAD 165G/250CC">
            <text:p>AEROSOL LUBRIC PLUS DESPLAZANTE DE HUMEDAD 165G/25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3">
            <text:p>LUB-0003</text:p>
          </table:table-cell>
          <table:table-cell office:value-type="string" office:value="BOTELLA X500CC ACEITE SAE 30">
            <text:p>BOTELLA X500CC ACEITE SAE 30</text:p>
          </table:table-cell>
          <table:table-cell office:value-type="float" office:value="1974.645">
            <text:p>1974.6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4">
            <text:p>LUB-0004</text:p>
          </table:table-cell>
          <table:table-cell office:value-type="string" office:value="QUITASARRO Y OXIDO X500CC (CILINDRO)">
            <text:p>QUITASARRO Y OXIDO X500CC (CILINDRO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5">
            <text:p>LUB-0005</text:p>
          </table:table-cell>
          <table:table-cell office:value-type="string" office:value="POMO X 100GRS COLA VINILICA">
            <text:p>POMO X 100GRS COLA VINILICA</text:p>
          </table:table-cell>
          <table:table-cell office:value-type="float" office:value="562.89">
            <text:p>562.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6">
            <text:p>LUB-0006</text:p>
          </table:table-cell>
          <table:table-cell office:value-type="string" office:value="BOTELLA X 250GRS COLA VINILICA P/V">
            <text:p>BOTELLA X 250GRS COLA VINILICA P/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7">
            <text:p>LUB-0007</text:p>
          </table:table-cell>
          <table:table-cell office:value-type="string" office:value="POTE X 600GRS COLA VINILICA">
            <text:p>POTE X 600GRS COLA VINIL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8">
            <text:p>LUB-0008</text:p>
          </table:table-cell>
          <table:table-cell office:value-type="string" office:value="POTE X 300GRS COLA VINILICA">
            <text:p>POTE X 300GRS COLA VINIL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9">
            <text:p>LUB-0009</text:p>
          </table:table-cell>
          <table:table-cell office:value-type="string" office:value="BOTELLA X 500GRS COLA VINILICA P/V">
            <text:p>BOTELLA X 500GRS COLA VINILICA P/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0">
            <text:p>LUB-0010</text:p>
          </table:table-cell>
          <table:table-cell office:value-type="string" office:value="BOTELLA X 1KG COLA VINILICA P/V">
            <text:p>BOTELLA X 1KG COLA VINILICA P/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1">
            <text:p>LUB-0011</text:p>
          </table:table-cell>
          <table:table-cell office:value-type="string" office:value="POTE 1.4KG COLA VINILICA">
            <text:p>POTE 1.4KG COLA VINILICA</text:p>
          </table:table-cell>
          <table:table-cell office:value-type="float" office:value="5616.2699999999995">
            <text:p>5616.269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6">
            <text:p>LUB-0016</text:p>
          </table:table-cell>
          <table:table-cell office:value-type="string" office:value="CREMA LIMPIA MANOS ABRASIVA PERFUMADA X500G">
            <text:p>CREMA LIMPIA MANOS ABRASIVA PERFUMADA X500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8">
            <text:p>LUB-0018</text:p>
          </table:table-cell>
          <table:table-cell office:value-type="string" office:value="LIMPIADOR UNIVERSAL X 500CC">
            <text:p>LIMPIADOR UNIVERSAL X 50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9">
            <text:p>LUB-0019</text:p>
          </table:table-cell>
          <table:table-cell office:value-type="string" office:value="LIMPIADOR UNIVERSAL X 1LT">
            <text:p>LIMPIADOR UNIVERSAL X 1L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A-11016">
            <text:p>GRA-11016</text:p>
          </table:table-cell>
          <table:table-cell office:value-type="string" office:value="GRAMPA CABLE DE ACERO 3/16">
            <text:p>GRAMPA CABLE DE ACERO 3/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A-11017">
            <text:p>GRA-11017</text:p>
          </table:table-cell>
          <table:table-cell office:value-type="string" office:value="GRAMPA CABLE DE ACERO 1/4">
            <text:p>GRAMPA CABLE DE ACERO 1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A-11018">
            <text:p>GRA-11018</text:p>
          </table:table-cell>
          <table:table-cell office:value-type="string" office:value="GRAMPA CABLE DE ACERO 5/16">
            <text:p>GRAMPA CABLE DE ACERO 5/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RA-11019">
            <text:p>GRA-11019</text:p>
          </table:table-cell>
          <table:table-cell office:value-type="string" office:value="GRAMPA CABLE DE ACERO 3/8">
            <text:p>GRAMPA CABLE DE ACERO 3/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1">
            <text:p>CAR-12001</text:p>
          </table:table-cell>
          <table:table-cell office:value-type="string" office:value="CALEFON PVC INYECTADO COLOR">
            <text:p>CALEFON PVC INYECTADO COLOR</text:p>
          </table:table-cell>
          <table:table-cell office:value-type="float" office:value="9864.0">
            <text:p>9864.0</text:p>
          </table:table-cell>
          <table:table-cell office:value-type="float" office:value="9206.4">
            <text:p>9206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3">
            <text:p>CAR-12003</text:p>
          </table:table-cell>
          <table:table-cell office:value-type="string" office:value="GRIFO PVC PARA CALEFON">
            <text:p>GRIFO PVC PARA CALEFON</text:p>
          </table:table-cell>
          <table:table-cell office:value-type="float" office:value="270.0">
            <text:p>270.0</text:p>
          </table:table-cell>
          <table:table-cell office:value-type="float" office:value="251.99999999999997">
            <text:p>251.999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4">
            <text:p>CAR-12004</text:p>
          </table:table-cell>
          <table:table-cell office:value-type="string" office:value="DUCHA PVC PARA CALEFON">
            <text:p>DUCHA PVC PARA CALEFON</text:p>
          </table:table-cell>
          <table:table-cell office:value-type="float" office:value="270.0">
            <text:p>270.0</text:p>
          </table:table-cell>
          <table:table-cell office:value-type="float" office:value="251.99999999999997">
            <text:p>251.999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9">
            <text:p>CAR-12009</text:p>
          </table:table-cell>
          <table:table-cell office:value-type="string" office:value="FICHA PARA CALEFON PVC">
            <text:p>FICHA PARA CALEFON PVC</text:p>
          </table:table-cell>
          <table:table-cell office:value-type="float" office:value="345.06">
            <text:p>345.06</text:p>
          </table:table-cell>
          <table:table-cell office:value-type="float" office:value="322.056">
            <text:p>322.0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10">
            <text:p>CAR-12010</text:p>
          </table:table-cell>
          <table:table-cell office:value-type="string" office:value="CALEFON EPOXI RES/ ALUMINIO">
            <text:p>CALEFON EPOXI RES/ ALUMIN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11">
            <text:p>CAR-12011</text:p>
          </table:table-cell>
          <table:table-cell office:value-type="string" office:value="CALEFON ACERO RES/ ALUMINIO">
            <text:p>CALEFON ACERO RES/ ALUMIN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5">
            <text:p>CAR-12005</text:p>
          </table:table-cell>
          <table:table-cell office:value-type="string" office:value="RESISTENCIA DE ALUMINIO FOCO">
            <text:p>RESISTENCIA DE ALUMINIO FOCO</text:p>
          </table:table-cell>
          <table:table-cell office:value-type="float" office:value="2437.5040000000004">
            <text:p>2437.504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6">
            <text:p>CAR-12006</text:p>
          </table:table-cell>
          <table:table-cell office:value-type="string" office:value="RESISTENCIA DE BRONCE FOCO">
            <text:p>RESISTENCIA DE BRONCE FOCO</text:p>
          </table:table-cell>
          <table:table-cell office:value-type="float" office:value="5655.360000000001">
            <text:p>5655.3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7">
            <text:p>CAR-12007</text:p>
          </table:table-cell>
          <table:table-cell office:value-type="string" office:value="RESISTENCIA COBREADA PULMON">
            <text:p>RESISTENCIA COBREADA PULMON</text:p>
          </table:table-cell>
          <table:table-cell office:value-type="float" office:value="7920.0">
            <text:p>7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13">
            <text:p>CAR-12013</text:p>
          </table:table-cell>
          <table:table-cell office:value-type="string" office:value="RESISTENCIA RIÑON BRONCE">
            <text:p>RESISTENCIA RIÑON BRONC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03">
            <text:p>RES-13003</text:p>
          </table:table-cell>
          <table:table-cell office:value-type="string" office:value="RESISTENCIA TERMOTANQUE C/TERM. CHINA 1500W">
            <text:p>RESISTENCIA TERMOTANQUE C/TERM. CHINA 1500W</text:p>
          </table:table-cell>
          <table:table-cell office:value-type="float" office:value="37496.352000000006">
            <text:p>37496.3520000000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02">
            <text:p>RES-13002</text:p>
          </table:table-cell>
          <table:table-cell office:value-type="string" office:value="RESISTENCIA DUCHA ELECTRICA">
            <text:p>RESISTENCIA DUCHA ELECTR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L-12004">
            <text:p>CAL-12004</text:p>
          </table:table-cell>
          <table:table-cell office:value-type="string" office:value="CALENTADOR ELECTRICO DE CERAMICA 14 CM">
            <text:p>CALENTADOR ELECTRICO DE CERAMICA 14 CM</text:p>
          </table:table-cell>
          <table:table-cell office:value-type="float" office:value="8736.0">
            <text:p>8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L-12005">
            <text:p>CAL-12005</text:p>
          </table:table-cell>
          <table:table-cell office:value-type="string" office:value="CALENTADOR ELECTRICO DE CERAMICA 17 CM">
            <text:p>CALENTADOR ELECTRICO DE CERAMICA 17 CM</text:p>
          </table:table-cell>
          <table:table-cell office:value-type="float" office:value="9408.0">
            <text:p>94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L-12006">
            <text:p>CAL-12006</text:p>
          </table:table-cell>
          <table:table-cell office:value-type="string" office:value="CALENTADOR ELECTRICO DE CERAMICA 22 CM">
            <text:p>CALENTADOR ELECTRICO DE CERAMICA 22 CM</text:p>
          </table:table-cell>
          <table:table-cell office:value-type="float" office:value="12662.400000000001">
            <text:p>12662.4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L-12007">
            <text:p>CAL-12007</text:p>
          </table:table-cell>
          <table:table-cell office:value-type="string" office:value="CALENTADOR DE INMERSION PVC">
            <text:p>CALENTADOR DE INMERSION PVC</text:p>
          </table:table-cell>
          <table:table-cell office:value-type="float" office:value="2663.2799999999997">
            <text:p>2663.27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L-12009">
            <text:p>CAL-12009</text:p>
          </table:table-cell>
          <table:table-cell office:value-type="string" office:value="CALENTADOR INMERSION METALICO LARGO">
            <text:p>CALENTADOR INMERSION METALICO LARG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6">
            <text:p>GAS-16006</text:p>
          </table:table-cell>
          <table:table-cell office:value-type="string" office:value="ANAFE A GAS 1 HORNALLA">
            <text:p>ANAFE A GAS 1 HORNALLA</text:p>
          </table:table-cell>
          <table:table-cell office:value-type="float" office:value="35428.2">
            <text:p>35428.2</text:p>
          </table:table-cell>
          <table:table-cell office:value-type="float" office:value="33066.32">
            <text:p>33066.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7">
            <text:p>GAS-16007</text:p>
          </table:table-cell>
          <table:table-cell office:value-type="string" office:value="ANAFE A GAS 2 HORNALLAS">
            <text:p>ANAFE A GAS 2 HORNALLAS</text:p>
          </table:table-cell>
          <table:table-cell office:value-type="float" office:value="46093.649999999994">
            <text:p>46093.649999999994</text:p>
          </table:table-cell>
          <table:table-cell office:value-type="float" office:value="43020.74">
            <text:p>43020.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1">
            <text:p>GAS-16001</text:p>
          </table:table-cell>
          <table:table-cell office:value-type="string" office:value="CABEZAL DE REGULADOR">
            <text:p>CABEZAL DE REGULADOR</text:p>
          </table:table-cell>
          <table:table-cell office:value-type="float" office:value="8674.155">
            <text:p>8674.1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2">
            <text:p>GAS-16002</text:p>
          </table:table-cell>
          <table:table-cell office:value-type="string" office:value="REGULADOR DE GAS 0.80 MT">
            <text:p>REGULADOR DE GAS 0.80 MT</text:p>
          </table:table-cell>
          <table:table-cell office:value-type="float" office:value="9908.387999999999">
            <text:p>9908.387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3">
            <text:p>GAS-16003</text:p>
          </table:table-cell>
          <table:table-cell office:value-type="string" office:value="REGULADOR DE GAS 1.5 MT">
            <text:p>REGULADOR DE GAS 1.5 MT</text:p>
          </table:table-cell>
          <table:table-cell office:value-type="float" office:value="10490.9805">
            <text:p>10490.98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4">
            <text:p>GAS-16004</text:p>
          </table:table-cell>
          <table:table-cell office:value-type="string" office:value="REGULADOR DE GAS 2 MT">
            <text:p>REGULADOR DE GAS 2 MT</text:p>
          </table:table-cell>
          <table:table-cell office:value-type="float" office:value="11017.4715">
            <text:p>11017.47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06">
            <text:p>IMP-1006</text:p>
          </table:table-cell>
          <table:table-cell office:value-type="string" office:value="CALENTADOR ELECTRICO 220V 1000W">
            <text:p>CALENTADOR ELECTRICO 220V 10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1">
            <text:p>IMP-1091</text:p>
          </table:table-cell>
          <table:table-cell office:value-type="string" office:value="CALENTADOR 3K ENLOZADO P/GAS">
            <text:p>CALENTADOR 3K ENLOZADO P/G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P-17012">
            <text:p>ROP-17012</text:p>
          </table:table-cell>
          <table:table-cell office:value-type="string" office:value="BOTA DE GOMA S/PUNTERA">
            <text:p>BOTA DE GOMA S/PUNTE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P-17015">
            <text:p>ROP-17015</text:p>
          </table:table-cell>
          <table:table-cell office:value-type="string" office:value="BOTA NAUTICA">
            <text:p>BOTA NAUT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P-17017">
            <text:p>ROP-17017</text:p>
          </table:table-cell>
          <table:table-cell office:value-type="string" office:value="BOTA DE GOMA S/PUNTERA BLANCA">
            <text:p>BOTA DE GOMA S/PUNTERA BLAN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3">
            <text:p>MAN-1013</text:p>
          </table:table-cell>
          <table:table-cell office:value-type="string" office:value="MANGUERA REFORZADA INTERIOR NEGRO 1/2 X 15 MT">
            <text:p>MANGUERA REFORZADA INTERIOR NEGRO 1/2 X 15 MT</text:p>
          </table:table-cell>
          <table:table-cell office:value-type="float" office:value="6966.450000000001">
            <text:p>6966.450000000001</text:p>
          </table:table-cell>
          <table:table-cell office:value-type="string" office:value="">
            <text:p/>
          </table:table-cell>
          <table:table-cell office:value-type="float" office:value="104496.75000000001">
            <text:p>104496.75000000001</text:p>
          </table:table-cell>
          <table:table-cell office:value-type="float" office:value="97530.29999999999">
            <text:p>97530.2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4">
            <text:p>MAN-1014</text:p>
          </table:table-cell>
          <table:table-cell office:value-type="string" office:value="MANGUERA REFORZADA INTERIOR NEGRO 1/2 X 25 MT">
            <text:p>MANGUERA REFORZADA INTERIOR NEGRO 1/2 X 25 MT</text:p>
          </table:table-cell>
          <table:table-cell office:value-type="float" office:value="13916.46">
            <text:p>13916.46</text:p>
          </table:table-cell>
          <table:table-cell office:value-type="string" office:value="">
            <text:p/>
          </table:table-cell>
          <table:table-cell office:value-type="float" office:value="208746.9">
            <text:p>208746.9</text:p>
          </table:table-cell>
          <table:table-cell office:value-type="float" office:value="194830.43999999997">
            <text:p>194830.43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5">
            <text:p>MAN-1015</text:p>
          </table:table-cell>
          <table:table-cell office:value-type="string" office:value="MANGUERA REFORZADA INTERIOR NEGRO 3/4 X 15 MT">
            <text:p>MANGUERA REFORZADA INTERIOR NEGRO 3/4 X 15 MT</text:p>
          </table:table-cell>
          <table:table-cell office:value-type="float" office:value="8423.445">
            <text:p>8423.445</text:p>
          </table:table-cell>
          <table:table-cell office:value-type="string" office:value="">
            <text:p/>
          </table:table-cell>
          <table:table-cell office:value-type="float" office:value="126351.67499999999">
            <text:p>126351.67499999999</text:p>
          </table:table-cell>
          <table:table-cell office:value-type="float" office:value="117928.23">
            <text:p>117928.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6">
            <text:p>MAN-1016</text:p>
          </table:table-cell>
          <table:table-cell office:value-type="string" office:value="MANGUERA REFORZADA INTERIOR NEGRO 3/4 X 25 MT">
            <text:p>MANGUERA REFORZADA INTERIOR NEGRO 3/4 X 25 MT</text:p>
          </table:table-cell>
          <table:table-cell office:value-type="float" office:value="16846.89">
            <text:p>16846.89</text:p>
          </table:table-cell>
          <table:table-cell office:value-type="string" office:value="">
            <text:p/>
          </table:table-cell>
          <table:table-cell office:value-type="float" office:value="252703.34999999998">
            <text:p>252703.34999999998</text:p>
          </table:table-cell>
          <table:table-cell office:value-type="float" office:value="235856.46">
            <text:p>235856.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38">
            <text:p>MAN-1038</text:p>
          </table:table-cell>
          <table:table-cell office:value-type="string" office:value="MANGUERA FLOTANTE 1 1/4 X 30 MT">
            <text:p>MANGUERA FLOTANTE 1 1/4 X 30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39">
            <text:p>MAN-1039</text:p>
          </table:table-cell>
          <table:table-cell office:value-type="string" office:value="MANGUERA FLOTANTE 1 1/2 X 30 MT">
            <text:p>MANGUERA FLOTANTE 1 1/2 X 30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41">
            <text:p>MAN-1041</text:p>
          </table:table-cell>
          <table:table-cell office:value-type="string" office:value="PISTOLA PARA JARDIN 48GR">
            <text:p>PISTOLA PARA JARDIN 48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P-1003">
            <text:p>ACP-1003</text:p>
          </table:table-cell>
          <table:table-cell office:value-type="string" office:value="PICO PARA ACOPLE RAPIDO 2 EN 1 - 1/2 / 3/4">
            <text:p>PICO PARA ACOPLE RAPIDO 2 EN 1 - 1/2 / 3/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2">
            <text:p>IMP-1092</text:p>
          </table:table-cell>
          <table:table-cell office:value-type="string" office:value="FRATACHO DE ESPUMA 20">
            <text:p>FRATACHO DE ESPUMA 20</text:p>
          </table:table-cell>
          <table:table-cell office:value-type="float" office:value="853.7760000000001">
            <text:p>853.77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3">
            <text:p>IMP-1093</text:p>
          </table:table-cell>
          <table:table-cell office:value-type="string" office:value="FRATACHO DE ESPUMA 25">
            <text:p>FRATACHO DE ESPUMA 25</text:p>
          </table:table-cell>
          <table:table-cell office:value-type="float" office:value="1003.84">
            <text:p>1003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4">
            <text:p>IMP-1094</text:p>
          </table:table-cell>
          <table:table-cell office:value-type="string" office:value="FRATACHO DE ESPUMA 30">
            <text:p>FRATACHO DE ESPUMA 30</text:p>
          </table:table-cell>
          <table:table-cell office:value-type="float" office:value="1086.624">
            <text:p>1086.6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RA-0001">
            <text:p>FRA-0001</text:p>
          </table:table-cell>
          <table:table-cell office:value-type="string" office:value="FRATACHO DE PINO 25CM">
            <text:p>FRATACHO DE PINO 25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RA-0002">
            <text:p>FRA-0002</text:p>
          </table:table-cell>
          <table:table-cell office:value-type="string" office:value="FRATACHO DE PINO 30CM">
            <text:p>FRATACHO DE PINO 30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L-11002">
            <text:p>BAL-11002</text:p>
          </table:table-cell>
          <table:table-cell office:value-type="string" office:value="BALDE DE ALBAÑIL REFORZADO">
            <text:p>BALDE DE ALBAÑIL REFORZADO</text:p>
          </table:table-cell>
          <table:table-cell office:value-type="float" office:value="1852.2400000000002">
            <text:p>1852.24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1">
            <text:p>MAT-10001</text:p>
          </table:table-cell>
          <table:table-cell office:value-type="string" office:value="HULE CRISTAL Nº 1 X MTS">
            <text:p>HULE CRISTAL Nº 1 X 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2">
            <text:p>MAT-10002</text:p>
          </table:table-cell>
          <table:table-cell office:value-type="string" office:value="HULE CRISTAL Nº 2 X MTS">
            <text:p>HULE CRISTAL Nº 2 X MTS</text:p>
          </table:table-cell>
          <table:table-cell office:value-type="float" office:value="3419.52">
            <text:p>3419.52</text:p>
          </table:table-cell>
          <table:table-cell office:value-type="string" office:value="">
            <text:p/>
          </table:table-cell>
          <table:table-cell office:value-type="float" office:value="160290.0">
            <text:p>160290.0</text:p>
          </table:table-cell>
          <table:table-cell office:value-type="float" office:value="149603.99999999997">
            <text:p>149603.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24">
            <text:p>MAT-10024</text:p>
          </table:table-cell>
          <table:table-cell office:value-type="string" office:value="HULE CRISTAL Nº 3 X MTS">
            <text:p>HULE CRISTAL Nº 3 X 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23">
            <text:p>MAT-10023</text:p>
          </table:table-cell>
          <table:table-cell office:value-type="string" office:value="HULE CRISTAL N° 4 X MTS">
            <text:p>HULE CRISTAL N° 4 X 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5">
            <text:p>MAT-10015</text:p>
          </table:table-cell>
          <table:table-cell office:value-type="string" office:value="HULE CRISTAL N° 5 X MTS">
            <text:p>HULE CRISTAL N° 5 X 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4">
            <text:p>MAT-10004</text:p>
          </table:table-cell>
          <table:table-cell office:value-type="string" office:value="CUERINA -FANTASIA- X MT">
            <text:p>CUERINA -FANTASIA-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0">
            <text:p>MAT-10010</text:p>
          </table:table-cell>
          <table:table-cell office:value-type="string" office:value="CUERINA ESTAMPADA PREMIUM X MTS">
            <text:p>CUERINA ESTAMPADA PREMIUM X MTS</text:p>
          </table:table-cell>
          <table:table-cell office:value-type="float" office:value="4480.0">
            <text:p>44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5">
            <text:p>MAT-10005</text:p>
          </table:table-cell>
          <table:table-cell office:value-type="string" office:value="CUERINA LISA 1.4 ANCHO X MT">
            <text:p>CUERINA LISA 1.4 ANCHO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7">
            <text:p>MAT-10007</text:p>
          </table:table-cell>
          <table:table-cell office:value-type="string" office:value="HULE ESTAMPADO ATERMICO 140 X MT">
            <text:p>HULE ESTAMPADO ATERMICO 140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9">
            <text:p>MAT-10009</text:p>
          </table:table-cell>
          <table:table-cell office:value-type="string" office:value="CRISTAL ESTAMPADO X 40 MT">
            <text:p>CRISTAL ESTAMPADO X 40 MT</text:p>
          </table:table-cell>
          <table:table-cell office:value-type="float" office:value="1653.1200000000001">
            <text:p>1653.12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3">
            <text:p>MAT-10013</text:p>
          </table:table-cell>
          <table:table-cell office:value-type="string" office:value="PAPEL CONTACT X 10 MTS">
            <text:p>PAPEL CONTACT X 10 MTS</text:p>
          </table:table-cell>
          <table:table-cell office:value-type="float" office:value="23673.600000000002">
            <text:p>23673.60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6">
            <text:p>MAT-10016</text:p>
          </table:table-cell>
          <table:table-cell office:value-type="string" office:value="FRISELINA FINA X METRO">
            <text:p>FRISELINA FINA X METRO</text:p>
          </table:table-cell>
          <table:table-cell office:value-type="float" office:value="604.8000000000001">
            <text:p>604.80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7">
            <text:p>MAT-10017</text:p>
          </table:table-cell>
          <table:table-cell office:value-type="string" office:value="HULE ESTAMPADO DOBLE FAZ X MT">
            <text:p>HULE ESTAMPADO DOBLE FAZ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8">
            <text:p>MAT-10018</text:p>
          </table:table-cell>
          <table:table-cell office:value-type="string" office:value="HULE CRISTAL SUPER CLEAR">
            <text:p>HULE CRISTAL SUPER CLEA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22">
            <text:p>MAT-10022</text:p>
          </table:table-cell>
          <table:table-cell office:value-type="string" office:value="RED DE SEÑALIZACION">
            <text:p>RED DE SEÑALIZACION</text:p>
          </table:table-cell>
          <table:table-cell office:value-type="float" office:value="52081.920000000006">
            <text:p>52081.9200000000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19">
            <text:p>MAT-10019</text:p>
          </table:table-cell>
          <table:table-cell office:value-type="string" office:value="TELA PASACALLE 1 X 100MT">
            <text:p>TELA PASACALLE 1 X 100MT</text:p>
          </table:table-cell>
          <table:table-cell office:value-type="float" office:value="946.9440000000001">
            <text:p>946.9440000000001</text:p>
          </table:table-cell>
          <table:table-cell office:value-type="string" office:value="">
            <text:p/>
          </table:table-cell>
          <table:table-cell office:value-type="float" office:value="88776.0">
            <text:p>88776.0</text:p>
          </table:table-cell>
          <table:table-cell office:value-type="float" office:value="82857.6">
            <text:p>82857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29">
            <text:p>BRR-0029</text:p>
          </table:table-cell>
          <table:table-cell office:value-type="string" office:value="TIRA DE 1/2 HIERRO ZINCADO AMARILLO X 4MTS">
            <text:p>TIRA DE 1/2 HIERRO ZINCADO AMARILLO X 4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30">
            <text:p>BRR-0030</text:p>
          </table:table-cell>
          <table:table-cell office:value-type="string" office:value="SOPORTE 1/2 CERRADO LARGO ZINCADO AMARILLO">
            <text:p>SOPORTE 1/2 CERRADO LARGO ZINCADO AMARILL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01">
            <text:p>MED-2001</text:p>
          </table:table-cell>
          <table:table-cell office:value-type="string" office:value="MEDIA SOMBRA STD/FERRETERA 80% 210 X MT NEGRO">
            <text:p>MEDIA SOMBRA STD/FERRETERA 80% 210 X MT NEGRO</text:p>
          </table:table-cell>
          <table:table-cell office:value-type="float" office:value="2389.28">
            <text:p>2389.28</text:p>
          </table:table-cell>
          <table:table-cell office:value-type="string" office:value="">
            <text:p/>
          </table:table-cell>
          <table:table-cell office:value-type="float" office:value="111997.49999999999">
            <text:p>111997.49999999999</text:p>
          </table:table-cell>
          <table:table-cell office:value-type="float" office:value="104531.0">
            <text:p>104531.0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2">
            <text:p>MED-2002</text:p>
          </table:table-cell>
          <table:table-cell office:value-type="string" office:value="MEDIA SOMBRA STD/FERRETERA 80% 210 X MT VERDE">
            <text:p>MEDIA SOMBRA STD/FERRETERA 80% 210 X MT VERDE</text:p>
          </table:table-cell>
          <table:table-cell office:value-type="float" office:value="2389.28">
            <text:p>2389.28</text:p>
          </table:table-cell>
          <table:table-cell office:value-type="string" office:value="">
            <text:p/>
          </table:table-cell>
          <table:table-cell office:value-type="float" office:value="111997.49999999999">
            <text:p>111997.49999999999</text:p>
          </table:table-cell>
          <table:table-cell office:value-type="float" office:value="104531.0">
            <text:p>104531.0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4">
            <text:p>MED-2004</text:p>
          </table:table-cell>
          <table:table-cell office:value-type="string" office:value="MEDIA SOMBRA STD/FERRETERA 80% 420 X MT VERDE">
            <text:p>MEDIA SOMBRA STD/FERRETERA 80% 420 X MT VERDE</text:p>
          </table:table-cell>
          <table:table-cell office:value-type="float" office:value="4780.7519999999995">
            <text:p>4780.7519999999995</text:p>
          </table:table-cell>
          <table:table-cell office:value-type="string" office:value="">
            <text:p/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3">
            <text:p>MED-2003</text:p>
          </table:table-cell>
          <table:table-cell office:value-type="string" office:value="MEDIA SOMBRA STD/FERRETERA 80% 420 X MT NEGRO">
            <text:p>MEDIA SOMBRA STD/FERRETERA 80% 420 X MT NEGRO</text:p>
          </table:table-cell>
          <table:table-cell office:value-type="float" office:value="4780.7519999999995">
            <text:p>4780.7519999999995</text:p>
          </table:table-cell>
          <table:table-cell office:value-type="string" office:value="">
            <text:p/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5">
            <text:p>MED-2005</text:p>
          </table:table-cell>
          <table:table-cell office:value-type="string" office:value="MEDIA SOMBRA STD/FERRETERA 80% 420 X MT RAYADA BLANCO / AZUL">
            <text:p>MEDIA SOMBRA STD/FERRETERA 80% 420 X MT RAYADA BLANCO / AZUL</text:p>
          </table:table-cell>
          <table:table-cell office:value-type="float" office:value="4896.496">
            <text:p>4896.496</text:p>
          </table:table-cell>
          <table:table-cell office:value-type="string" office:value="">
            <text:p/>
          </table:table-cell>
          <table:table-cell office:value-type="float" office:value="229523.25">
            <text:p>229523.25</text:p>
          </table:table-cell>
          <table:table-cell office:value-type="float" office:value="214221.69999999995">
            <text:p>214221.69999999995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7">
            <text:p>MED-2007</text:p>
          </table:table-cell>
          <table:table-cell office:value-type="string" office:value="MEDIA SOMBRA STD/FERRETERA 80% 420 X 50 MT RAYADA BLANCO / VERDE">
            <text:p>MEDIA SOMBRA STD/FERRETERA 80% 420 X 50 MT RAYADA BLANCO / VERDE</text:p>
          </table:table-cell>
          <table:table-cell office:value-type="float" office:value="4896.496">
            <text:p>4896.496</text:p>
          </table:table-cell>
          <table:table-cell office:value-type="string" office:value="">
            <text:p/>
          </table:table-cell>
          <table:table-cell office:value-type="float" office:value="229523.25">
            <text:p>229523.25</text:p>
          </table:table-cell>
          <table:table-cell office:value-type="float" office:value="214221.69999999995">
            <text:p>214221.69999999995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27">
            <text:p>MED-2027</text:p>
          </table:table-cell>
          <table:table-cell office:value-type="string" office:value="MEDIA SOMBRA STD/FERRETERA 80% 420 X MT COLORES">
            <text:p>MEDIA SOMBRA STD/FERRETERA 80% 420 X MT COLO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08">
            <text:p>MED-2008</text:p>
          </table:table-cell>
          <table:table-cell office:value-type="string" office:value="MEDIA SOMBRA 90% 210 X MT NEGRO">
            <text:p>MEDIA SOMBRA 90% 210 X MT NEGRO</text:p>
          </table:table-cell>
          <table:table-cell office:value-type="float" office:value="4780.7519999999995">
            <text:p>4780.7519999999995</text:p>
          </table:table-cell>
          <table:table-cell office:value-type="string" office:value="">
            <text:p/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09">
            <text:p>MED-2009</text:p>
          </table:table-cell>
          <table:table-cell office:value-type="string" office:value="MEDIA SOMBRA 90% 210 X MT VERDE">
            <text:p>MEDIA SOMBRA 90% 210 X MT VERDE</text:p>
          </table:table-cell>
          <table:table-cell office:value-type="float" office:value="4780.7519999999995">
            <text:p>4780.7519999999995</text:p>
          </table:table-cell>
          <table:table-cell office:value-type="string" office:value="">
            <text:p/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10">
            <text:p>MED-2010</text:p>
          </table:table-cell>
          <table:table-cell office:value-type="string" office:value="MEDIA SOMBRA 90% 420 X MT NEGRO">
            <text:p>MEDIA SOMBRA 90% 420 X MT NEGRO</text:p>
          </table:table-cell>
          <table:table-cell office:value-type="float" office:value="9563.696000000002">
            <text:p>9563.696000000002</text:p>
          </table:table-cell>
          <table:table-cell office:value-type="string" office:value="">
            <text:p/>
          </table:table-cell>
          <table:table-cell office:value-type="float" office:value="448298.25">
            <text:p>448298.25</text:p>
          </table:table-cell>
          <table:table-cell office:value-type="float" office:value="418411.7">
            <text:p>418411.7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11">
            <text:p>MED-2011</text:p>
          </table:table-cell>
          <table:table-cell office:value-type="string" office:value="MEDIA SOMBRA 90% 420 X MT VERDE">
            <text:p>MEDIA SOMBRA 90% 420 X MT VERDE</text:p>
          </table:table-cell>
          <table:table-cell office:value-type="float" office:value="8592.64">
            <text:p>8592.64</text:p>
          </table:table-cell>
          <table:table-cell office:value-type="string" office:value="">
            <text:p/>
          </table:table-cell>
          <table:table-cell office:value-type="float" office:value="402780.0">
            <text:p>402780.0</text:p>
          </table:table-cell>
          <table:table-cell office:value-type="float" office:value="375927.99999999994">
            <text:p>375927.99999999994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12">
            <text:p>MED-2012</text:p>
          </table:table-cell>
          <table:table-cell office:value-type="string" office:value="MEDIA SOMBRA 90% 420 X MT GRIS PLATA CHILENA">
            <text:p>MEDIA SOMBRA 90% 420 X MT GRIS PLATA CHILENA</text:p>
          </table:table-cell>
          <table:table-cell office:value-type="float" office:value="10627.92">
            <text:p>10627.92</text:p>
          </table:table-cell>
          <table:table-cell office:value-type="string" office:value="">
            <text:p/>
          </table:table-cell>
          <table:table-cell office:value-type="float" office:value="498183.74999999994">
            <text:p>498183.74999999994</text:p>
          </table:table-cell>
          <table:table-cell office:value-type="float" office:value="464971.49999999994">
            <text:p>464971.49999999994</text:p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13">
            <text:p>MED-2013</text:p>
          </table:table-cell>
          <table:table-cell office:value-type="string" office:value="MEDIA SOMBRA 90% 420 X MT AZUL">
            <text:p>MEDIA SOMBRA 90% 420 X MT AZU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21">
            <text:p>MED-2021</text:p>
          </table:table-cell>
          <table:table-cell office:value-type="string" office:value="MEDIA SOMBRA 90% 420 X MT VERDE ESMERALDA">
            <text:p>MEDIA SOMBRA 90% 420 X MT VERDE ESMERALD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26">
            <text:p>MED-2026</text:p>
          </table:table-cell>
          <table:table-cell office:value-type="string" office:value="MEDIA SOMBRA 90% 420 X MT DEGRADE VERDE">
            <text:p>MEDIA SOMBRA 90% 420 X MT DEGRADE VER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19">
            <text:p>MED-2019</text:p>
          </table:table-cell>
          <table:table-cell office:value-type="string" office:value="MEDIA SOMBRA 90% 420 X MT UVA">
            <text:p>MEDIA SOMBRA 90% 420 X MT UV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15">
            <text:p>MED-2015</text:p>
          </table:table-cell>
          <table:table-cell office:value-type="string" office:value="MEDIA SOMBRA 95% 420 X MT PLATA">
            <text:p>MEDIA SOMBRA 95% 420 X MT PLAT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16">
            <text:p>MED-2016</text:p>
          </table:table-cell>
          <table:table-cell office:value-type="string" office:value="MEDIA SOMBRA 95% 420 X MT NEGRO">
            <text:p>MEDIA SOMBRA 95% 420 X MT NEGR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17">
            <text:p>MED-2017</text:p>
          </table:table-cell>
          <table:table-cell office:value-type="string" office:value="MEDIA SOMBRA 95% 420 X MT VERDE">
            <text:p>MEDIA SOMBRA 95% 420 X MT VER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24">
            <text:p>IMP-1024</text:p>
          </table:table-cell>
          <table:table-cell office:value-type="string" office:value="BROCHE 1/2 SOMBRA MARIPOSA">
            <text:p>BROCHE 1/2 SOMBRA MARIPOSA</text:p>
          </table:table-cell>
          <table:table-cell office:value-type="float" office:value="79.2">
            <text:p>79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CER-6005">
            <text:p>CER-6005</text:p>
          </table:table-cell>
          <table:table-cell office:value-type="string" office:value="CERCO PLASTICO 10 X 10 NEGRO 1 X 25 MT">
            <text:p>CERCO PLASTICO 10 X 10 NEGRO 1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Cercos Plasticos">
            <text:p>Cercos Plasticos</text:p>
          </table:table-cell>
        </table:table-row>
        <table:table-row>
          <table:table-cell office:value-type="string" office:value="CER-6006">
            <text:p>CER-6006</text:p>
          </table:table-cell>
          <table:table-cell office:value-type="string" office:value="CERCO PLASTICO 10 X 10 VERDE 1 X 25 MT">
            <text:p>CERCO PLASTICO 10 X 10 VERDE 1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Cercos Plasticos">
            <text:p>Cercos Plasticos</text:p>
          </table:table-cell>
        </table:table-row>
        <table:table-row>
          <table:table-cell office:value-type="string" office:value="CER-6007">
            <text:p>CER-6007</text:p>
          </table:table-cell>
          <table:table-cell office:value-type="string" office:value="CERCO PLASTICO 20 X 20 NEGRO 1 X 25 MT">
            <text:p>CERCO PLASTICO 20 X 20 NEGRO 1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Cercos Plasticos">
            <text:p>Cercos Plasticos</text:p>
          </table:table-cell>
        </table:table-row>
        <table:table-row>
          <table:table-cell office:value-type="string" office:value="CER-6008">
            <text:p>CER-6008</text:p>
          </table:table-cell>
          <table:table-cell office:value-type="string" office:value="CERCO PLASTICO 20 X 20 VERDE 1 X 25 MT">
            <text:p>CERCO PLASTICO 20 X 20 VERDE 1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Cercos Plasticos">
            <text:p>Cercos Plasticos</text:p>
          </table:table-cell>
        </table:table-row>
        <table:table-row>
          <table:table-cell office:value-type="string" office:value="CER-6013">
            <text:p>CER-6013</text:p>
          </table:table-cell>
          <table:table-cell office:value-type="string" office:value="CERCO PLASTICO ROMBOIDAL X 50 MTS 1MT NEGRO">
            <text:p>CERCO PLASTICO ROMBOIDAL X 50 MTS 1MT NEGR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ER-6014">
            <text:p>CER-6014</text:p>
          </table:table-cell>
          <table:table-cell office:value-type="string" office:value="CERCO PLASTICO ROMBOIDAL X 50 MTS 1MT VERDE">
            <text:p>CERCO PLASTICO ROMBOIDAL X 50 MTS 1MT VER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ER-6015">
            <text:p>CER-6015</text:p>
          </table:table-cell>
          <table:table-cell office:value-type="string" office:value="CERCO PLASTICO ROMBOIDAL X 50 MTS 1MT BLANCO">
            <text:p>CERCO PLASTICO ROMBOIDAL X 50 MTS 1MT BLAN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04">
            <text:p>MOS-7004</text:p>
          </table:table-cell>
          <table:table-cell office:value-type="string" office:value="MOSQUITERO ALUMINIO 0.8 X 25 MT">
            <text:p>MOSQUITERO ALUMINIO 0.8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08">
            <text:p>MOS-7008</text:p>
          </table:table-cell>
          <table:table-cell office:value-type="string" office:value="MOSQUITERO ALUMINIO 1 X 25 MT">
            <text:p>MOSQUITERO ALUMINIO 1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09">
            <text:p>MOS-7009</text:p>
          </table:table-cell>
          <table:table-cell office:value-type="string" office:value="MOSQUITERO ALUMINIO 120 X 25 MT">
            <text:p>MOSQUITERO ALUMINIO 120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Mosquitero">
            <text:p>Mosquitero</text:p>
          </table:table-cell>
        </table:table-row>
        <table:table-row>
          <table:table-cell office:value-type="string" office:value="MOS-7003">
            <text:p>MOS-7003</text:p>
          </table:table-cell>
          <table:table-cell office:value-type="string" office:value="MOSQUITERO ALUMINIO 150 X 25 MT">
            <text:p>MOSQUITERO ALUMINIO 150 X 25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4">
            <text:p>MOS-7014</text:p>
          </table:table-cell>
          <table:table-cell office:value-type="string" office:value="MOSQUITERO PVC CRISTAL 0.8 X MT">
            <text:p>MOSQUITERO PVC CRISTAL 0.8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5">
            <text:p>MOS-7015</text:p>
          </table:table-cell>
          <table:table-cell office:value-type="string" office:value="MOSQUITERO PVC CRISTAL 1 X MT">
            <text:p>MOSQUITERO PVC CRISTAL 1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6">
            <text:p>MOS-7016</text:p>
          </table:table-cell>
          <table:table-cell office:value-type="string" office:value="MOSQUITERO PVC CRISTAL 1.2 X MT">
            <text:p>MOSQUITERO PVC CRISTAL 1.2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H-8997">
            <text:p>TEH-8997</text:p>
          </table:table-cell>
          <table:table-cell office:value-type="string" office:value="TEJIDO HEXAGONAL 13 X 1 X 30 MT">
            <text:p>TEJIDO HEXAGONAL 13 X 1 X 30 MT</text:p>
          </table:table-cell>
          <table:table-cell office:value-type="float" office:value="5845.333333333333">
            <text:p>5845.333333333333</text:p>
          </table:table-cell>
          <table:table-cell office:value-type="string" office:value="">
            <text:p/>
          </table:table-cell>
          <table:table-cell office:value-type="float" office:value="164400.0">
            <text:p>164400.0</text:p>
          </table:table-cell>
          <table:table-cell office:value-type="float" office:value="153440.0">
            <text:p>1534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H-8998">
            <text:p>TEH-8998</text:p>
          </table:table-cell>
          <table:table-cell office:value-type="string" office:value="TEJIDO HEXAGONAL 19 X 1 X 30 MT">
            <text:p>TEJIDO HEXAGONAL 19 X 1 X 30 MT</text:p>
          </table:table-cell>
          <table:table-cell office:value-type="float" office:value="5669.973333333333">
            <text:p>5669.973333333333</text:p>
          </table:table-cell>
          <table:table-cell office:value-type="string" office:value="">
            <text:p/>
          </table:table-cell>
          <table:table-cell office:value-type="float" office:value="159467.99999999997">
            <text:p>159467.99999999997</text:p>
          </table:table-cell>
          <table:table-cell office:value-type="float" office:value="148836.8">
            <text:p>148836.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OC-4001">
            <text:p>POC-4001</text:p>
          </table:table-cell>
          <table:table-cell office:value-type="string" office:value="POLIETILENO CRISTAL 2 X 100 MICRONES X 100 MT">
            <text:p>POLIETILENO CRISTAL 2 X 100 MICRONES X 100 MT</text:p>
          </table:table-cell>
          <table:table-cell office:value-type="float" office:value="1183.68">
            <text:p>1183.68</text:p>
          </table:table-cell>
          <table:table-cell office:value-type="string" office:value="">
            <text:p/>
          </table:table-cell>
          <table:table-cell office:value-type="float" office:value="110969.99999999999">
            <text:p>110969.99999999999</text:p>
          </table:table-cell>
          <table:table-cell office:value-type="float" office:value="103571.99999999999">
            <text:p>103571.99999999999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C-4002">
            <text:p>POC-4002</text:p>
          </table:table-cell>
          <table:table-cell office:value-type="string" office:value="POLIETILENO CRISTAL 2 X 200 MICRONES X 50 MT">
            <text:p>POLIETILENO CRISTAL 2 X 200 MICRONES X 50 MT</text:p>
          </table:table-cell>
          <table:table-cell office:value-type="float" office:value="2367.36">
            <text:p>2367.36</text:p>
          </table:table-cell>
          <table:table-cell office:value-type="string" office:value="">
            <text:p/>
          </table:table-cell>
          <table:table-cell office:value-type="float" office:value="110969.99999999999">
            <text:p>110969.99999999999</text:p>
          </table:table-cell>
          <table:table-cell office:value-type="float" office:value="103571.99999999999">
            <text:p>103571.99999999999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C-4003">
            <text:p>POC-4003</text:p>
          </table:table-cell>
          <table:table-cell office:value-type="string" office:value="POLIETILENO CRISTAL 4 X 100 MICRONES X 100 MT">
            <text:p>POLIETILENO CRISTAL 4 X 100 MICRONES X 100 MT</text:p>
          </table:table-cell>
          <table:table-cell office:value-type="float" office:value="2367.36">
            <text:p>2367.36</text:p>
          </table:table-cell>
          <table:table-cell office:value-type="string" office:value="">
            <text:p/>
          </table:table-cell>
          <table:table-cell office:value-type="float" office:value="221939.99999999997">
            <text:p>221939.99999999997</text:p>
          </table:table-cell>
          <table:table-cell office:value-type="float" office:value="207143.99999999997">
            <text:p>207143.99999999997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C-4004">
            <text:p>POC-4004</text:p>
          </table:table-cell>
          <table:table-cell office:value-type="string" office:value="POLIETILENO CRISTAL 4 X 200 MICRONES X 50 MT">
            <text:p>POLIETILENO CRISTAL 4 X 200 MICRONES X 50 MT</text:p>
          </table:table-cell>
          <table:table-cell office:value-type="float" office:value="4734.72">
            <text:p>4734.72</text:p>
          </table:table-cell>
          <table:table-cell office:value-type="string" office:value="">
            <text:p/>
          </table:table-cell>
          <table:table-cell office:value-type="float" office:value="221939.99999999997">
            <text:p>221939.99999999997</text:p>
          </table:table-cell>
          <table:table-cell office:value-type="float" office:value="207143.99999999997">
            <text:p>207143.99999999997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C-4005">
            <text:p>POC-4005</text:p>
          </table:table-cell>
          <table:table-cell office:value-type="string" office:value="POLIETILENO CRISTAL 3 X 200 MICRONES X 50 MT">
            <text:p>POLIETILENO CRISTAL 3 X 200 MICRONES X 50 MT</text:p>
          </table:table-cell>
          <table:table-cell office:value-type="float" office:value="3551.04">
            <text:p>3551.04</text:p>
          </table:table-cell>
          <table:table-cell office:value-type="string" office:value="">
            <text:p/>
          </table:table-cell>
          <table:table-cell office:value-type="float" office:value="166455.00000000003">
            <text:p>166455.00000000003</text:p>
          </table:table-cell>
          <table:table-cell office:value-type="float" office:value="155358.0">
            <text:p>155358.0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C-4006">
            <text:p>POC-4006</text:p>
          </table:table-cell>
          <table:table-cell office:value-type="string" office:value="POLIETILENO CRISTAL 3 X 100 MICRONES X 100 MT">
            <text:p>POLIETILENO CRISTAL 3 X 100 MICRONES X 100 MT</text:p>
          </table:table-cell>
          <table:table-cell office:value-type="float" office:value="1775.52">
            <text:p>1775.52</text:p>
          </table:table-cell>
          <table:table-cell office:value-type="string" office:value="">
            <text:p/>
          </table:table-cell>
          <table:table-cell office:value-type="float" office:value="166455.00000000003">
            <text:p>166455.00000000003</text:p>
          </table:table-cell>
          <table:table-cell office:value-type="float" office:value="155358.0">
            <text:p>155358.0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1">
            <text:p>PON-3001</text:p>
          </table:table-cell>
          <table:table-cell office:value-type="string" office:value="POLIETILENO NEGRO 2 X 100 MICRONES X 100 MT">
            <text:p>POLIETILENO NEGRO 2 X 100 MICRONES X 100 MT</text:p>
          </table:table-cell>
          <table:table-cell office:value-type="float" office:value="374.4304">
            <text:p>374.4304</text:p>
          </table:table-cell>
          <table:table-cell office:value-type="string" office:value="">
            <text:p/>
          </table:table-cell>
          <table:table-cell office:value-type="float" office:value="35102.85">
            <text:p>35102.85</text:p>
          </table:table-cell>
          <table:table-cell office:value-type="float" office:value="32762.66">
            <text:p>32762.66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2">
            <text:p>PON-3002</text:p>
          </table:table-cell>
          <table:table-cell office:value-type="string" office:value="POLIETILENO NEGRO 2 X 200 MICRONES X 50 MT">
            <text:p>POLIETILENO NEGRO 2 X 200 MICRONES X 50 MT</text:p>
          </table:table-cell>
          <table:table-cell office:value-type="float" office:value="748.8608">
            <text:p>748.8608</text:p>
          </table:table-cell>
          <table:table-cell office:value-type="string" office:value="">
            <text:p/>
          </table:table-cell>
          <table:table-cell office:value-type="float" office:value="35102.85">
            <text:p>35102.85</text:p>
          </table:table-cell>
          <table:table-cell office:value-type="float" office:value="32762.66">
            <text:p>32762.66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3">
            <text:p>PON-3003</text:p>
          </table:table-cell>
          <table:table-cell office:value-type="string" office:value="POLIETILENO NEGRO 3 X 100 MICRONES X 100 MT">
            <text:p>POLIETILENO NEGRO 3 X 100 MICRONES X 100 MT</text:p>
          </table:table-cell>
          <table:table-cell office:value-type="float" office:value="555.7360000000001">
            <text:p>555.7360000000001</text:p>
          </table:table-cell>
          <table:table-cell office:value-type="string" office:value="">
            <text:p/>
          </table:table-cell>
          <table:table-cell office:value-type="float" office:value="52100.24999999999">
            <text:p>52100.24999999999</text:p>
          </table:table-cell>
          <table:table-cell office:value-type="float" office:value="48626.899999999994">
            <text:p>48626.899999999994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4">
            <text:p>PON-3004</text:p>
          </table:table-cell>
          <table:table-cell office:value-type="string" office:value="POLIETILENO NEGRO 3 X 200 MICRONES X 50 MT">
            <text:p>POLIETILENO NEGRO 3 X 200 MICRONES X 50 MT</text:p>
          </table:table-cell>
          <table:table-cell office:value-type="float" office:value="1111.4720000000002">
            <text:p>1111.4720000000002</text:p>
          </table:table-cell>
          <table:table-cell office:value-type="string" office:value="">
            <text:p/>
          </table:table-cell>
          <table:table-cell office:value-type="float" office:value="52100.24999999999">
            <text:p>52100.24999999999</text:p>
          </table:table-cell>
          <table:table-cell office:value-type="float" office:value="48626.899999999994">
            <text:p>48626.899999999994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5">
            <text:p>PON-3005</text:p>
          </table:table-cell>
          <table:table-cell office:value-type="string" office:value="POLIETILENO NEGRO 4 X 100 MICRONES X 100 MT">
            <text:p>POLIETILENO NEGRO 4 X 100 MICRONES X 100 MT</text:p>
          </table:table-cell>
          <table:table-cell office:value-type="float" office:value="742.83968">
            <text:p>742.83968</text:p>
          </table:table-cell>
          <table:table-cell office:value-type="string" office:value="">
            <text:p/>
          </table:table-cell>
          <table:table-cell office:value-type="float" office:value="69641.22">
            <text:p>69641.22</text:p>
          </table:table-cell>
          <table:table-cell office:value-type="float" office:value="64998.472">
            <text:p>64998.472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PON-3006">
            <text:p>PON-3006</text:p>
          </table:table-cell>
          <table:table-cell office:value-type="string" office:value="POLIETILENO NEGRO 4 X 200 MICRONES X 50 MT">
            <text:p>POLIETILENO NEGRO 4 X 200 MICRONES X 50 MT</text:p>
          </table:table-cell>
          <table:table-cell office:value-type="float" office:value="1485.67936">
            <text:p>1485.67936</text:p>
          </table:table-cell>
          <table:table-cell office:value-type="string" office:value="">
            <text:p/>
          </table:table-cell>
          <table:table-cell office:value-type="float" office:value="69641.22">
            <text:p>69641.22</text:p>
          </table:table-cell>
          <table:table-cell office:value-type="float" office:value="64998.472">
            <text:p>64998.472</text:p>
          </table:table-cell>
          <table:table-cell office:value-type="string" office:value="Rollos">
            <text:p>Rollos</text:p>
          </table:table-cell>
          <table:table-cell office:value-type="string" office:value="Nylon">
            <text:p>Nylon</text:p>
          </table:table-cell>
        </table:table-row>
        <table:table-row>
          <table:table-cell office:value-type="string" office:value="RAF-5001">
            <text:p>RAF-5001</text:p>
          </table:table-cell>
          <table:table-cell office:value-type="string" office:value="RAFIA LIVIANA 150 X MT VERDE">
            <text:p>RAFIA LIVIANA 150 X MT VERDE</text:p>
          </table:table-cell>
          <table:table-cell office:value-type="float" office:value="2950.0">
            <text:p>2950.0</text:p>
          </table:table-cell>
          <table:table-cell office:value-type="string" office:value="">
            <text:p/>
          </table:table-cell>
          <table:table-cell office:value-type="float" office:value="138281.25">
            <text:p>138281.25</text:p>
          </table:table-cell>
          <table:table-cell office:value-type="float" office:value="129062.5">
            <text:p>129062.5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F-5002">
            <text:p>RAF-5002</text:p>
          </table:table-cell>
          <table:table-cell office:value-type="string" office:value="RAFIA LIVIANA 180 X MT VERDE">
            <text:p>RAFIA LIVIANA 180 X MT VERDE</text:p>
          </table:table-cell>
          <table:table-cell office:value-type="float" office:value="3629.376">
            <text:p>3629.376</text:p>
          </table:table-cell>
          <table:table-cell office:value-type="string" office:value="">
            <text:p/>
          </table:table-cell>
          <table:table-cell office:value-type="float" office:value="170127.0">
            <text:p>170127.0</text:p>
          </table:table-cell>
          <table:table-cell office:value-type="float" office:value="158785.2">
            <text:p>158785.2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06">
            <text:p>RAO-5006</text:p>
          </table:table-cell>
          <table:table-cell office:value-type="string" office:value="RAFIA LIVIANA 150 X  MT VERDE CON OJAL">
            <text:p>RAFIA LIVIANA 150 X  MT VERDE CON OJAL</text:p>
          </table:table-cell>
          <table:table-cell office:value-type="float" office:value="3836.0800000000004">
            <text:p>3836.0800000000004</text:p>
          </table:table-cell>
          <table:table-cell office:value-type="string" office:value="">
            <text:p/>
          </table:table-cell>
          <table:table-cell office:value-type="float" office:value="179816.25">
            <text:p>179816.25</text:p>
          </table:table-cell>
          <table:table-cell office:value-type="float" office:value="167828.5">
            <text:p>167828.5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07">
            <text:p>RAO-5007</text:p>
          </table:table-cell>
          <table:table-cell office:value-type="string" office:value="RAFIA LIVIANA 180 X  MT VERDE CON OJAL">
            <text:p>RAFIA LIVIANA 180 X  MT VERDE CON OJAL</text:p>
          </table:table-cell>
          <table:table-cell office:value-type="float" office:value="4747.152">
            <text:p>4747.152</text:p>
          </table:table-cell>
          <table:table-cell office:value-type="string" office:value="">
            <text:p/>
          </table:table-cell>
          <table:table-cell office:value-type="float" office:value="222522.75">
            <text:p>222522.75</text:p>
          </table:table-cell>
          <table:table-cell office:value-type="float" office:value="207687.9">
            <text:p>207687.9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3">
            <text:p>RAO-5013</text:p>
          </table:table-cell>
          <table:table-cell office:value-type="string" office:value="RAFIA PESADA CON OJAL VIETNAM 1.5 X 50 MTS VERDE">
            <text:p>RAFIA PESADA CON OJAL VIETNAM 1.5 X 50 MTS VERDE</text:p>
          </table:table-cell>
          <table:table-cell office:value-type="float" office:value="5586.969599999999">
            <text:p>5586.969599999999</text:p>
          </table:table-cell>
          <table:table-cell office:value-type="string" office:value="">
            <text:p/>
          </table:table-cell>
          <table:table-cell office:value-type="float" office:value="261889.19999999998">
            <text:p>261889.19999999998</text:p>
          </table:table-cell>
          <table:table-cell office:value-type="float" office:value="244429.91999999995">
            <text:p>244429.91999999995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4">
            <text:p>RAO-5014</text:p>
          </table:table-cell>
          <table:table-cell office:value-type="string" office:value="RAFIA PESADA CON OJAL VIETNAM 2 X 50 MTS">
            <text:p>RAFIA PESADA CON OJAL VIETNAM 2 X 50 MTS</text:p>
          </table:table-cell>
          <table:table-cell office:value-type="float" office:value="7092.61056">
            <text:p>7092.61056</text:p>
          </table:table-cell>
          <table:table-cell office:value-type="string" office:value="">
            <text:p/>
          </table:table-cell>
          <table:table-cell office:value-type="float" office:value="332466.11999999994">
            <text:p>332466.11999999994</text:p>
          </table:table-cell>
          <table:table-cell office:value-type="float" office:value="310301.71199999994">
            <text:p>310301.71199999994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9">
            <text:p>RAO-5019</text:p>
          </table:table-cell>
          <table:table-cell office:value-type="string" office:value="RAFIA PESADA CON OJAL VIETNAM 1.5 X 50 MTS NEGRO">
            <text:p>RAFIA PESADA CON OJAL VIETNAM 1.5 X 50 MTS NEGRO</text:p>
          </table:table-cell>
          <table:table-cell office:value-type="float" office:value="5586.969599999999">
            <text:p>5586.969599999999</text:p>
          </table:table-cell>
          <table:table-cell office:value-type="string" office:value="">
            <text:p/>
          </table:table-cell>
          <table:table-cell office:value-type="float" office:value="261889.19999999998">
            <text:p>261889.19999999998</text:p>
          </table:table-cell>
          <table:table-cell office:value-type="float" office:value="244429.91999999995">
            <text:p>244429.91999999995</text:p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6">
            <text:p>RAO-5016</text:p>
          </table:table-cell>
          <table:table-cell office:value-type="string" office:value="RAFIA PESADA CON OJAL VIETNAM 2MTS AZUL">
            <text:p>RAFIA PESADA CON OJAL VIETNAM 2MTS AZU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5">
            <text:p>RAO-5015</text:p>
          </table:table-cell>
          <table:table-cell office:value-type="string" office:value="RAFIA MONOFILAMENTO (LONA ANILLADA) 1.5 X MTS">
            <text:p>RAFIA MONOFILAMENTO (LONA ANILLADA) 1.5 X 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F-5008">
            <text:p>RAF-5008</text:p>
          </table:table-cell>
          <table:table-cell office:value-type="string" office:value="RAFIALON 200G X 2MT X 100MTS">
            <text:p>RAFIALON 200G X 2MT X 100M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Rafia">
            <text:p>Rafia</text:p>
          </table:table-cell>
        </table:table-row>
        <table:table-row>
          <table:table-cell office:value-type="string" office:value="RAO-5017">
            <text:p>RAO-5017</text:p>
          </table:table-cell>
          <table:table-cell office:value-type="string" office:value="CINTA CUBRE CERCO X 50MM X 400 MT">
            <text:p>CINTA CUBRE CERCO X 50MM X 400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Cubre cerco">
            <text:p>Cubre cerco</text:p>
          </table:table-cell>
        </table:table-row>
        <table:table-row>
          <table:table-cell office:value-type="string" office:value="RAO-5021">
            <text:p>RAO-5021</text:p>
          </table:table-cell>
          <table:table-cell office:value-type="string" office:value="CINTA CUBRE CERCO X 63MM X 80">
            <text:p>CINTA CUBRE CERCO X 63MM X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O-5024">
            <text:p>RAO-5024</text:p>
          </table:table-cell>
          <table:table-cell office:value-type="string" office:value="CINTA CUBRE CERCO X 5MM X 1200MT">
            <text:p>CINTA CUBRE CERCO X 5MM X 1200MT</text:p>
          </table:table-cell>
          <table:table-cell office:value-type="float" office:value="19.369226666666666">
            <text:p>19.369226666666666</text:p>
          </table:table-cell>
          <table:table-cell office:value-type="string" office:value="">
            <text:p/>
          </table:table-cell>
          <table:table-cell office:value-type="float" office:value="21790.379999999997">
            <text:p>21790.379999999997</text:p>
          </table:table-cell>
          <table:table-cell office:value-type="float" office:value="20337.687999999995">
            <text:p>20337.687999999995</text:p>
          </table:table-cell>
          <table:table-cell office:value-type="string" office:value="Rollos">
            <text:p>Rollos</text:p>
          </table:table-cell>
          <table:table-cell office:value-type="string" office:value="Cubre cerco">
            <text:p>Cubre cerco</text:p>
          </table:table-cell>
        </table:table-row>
        <table:table-row>
          <table:table-cell office:value-type="string" office:value="IMP-1020">
            <text:p>IMP-1020</text:p>
          </table:table-cell>
          <table:table-cell office:value-type="string" office:value="PULVERIZADOR MANUAL 1L">
            <text:p>PULVERIZADOR MANUAL 1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21">
            <text:p>IMP-1021</text:p>
          </table:table-cell>
          <table:table-cell office:value-type="string" office:value="PULVERIZADOR MANUAL 3L">
            <text:p>PULVERIZADOR MANUAL 3L</text:p>
          </table:table-cell>
          <table:table-cell office:value-type="float" office:value="17586.69">
            <text:p>17586.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22">
            <text:p>IMP-1022</text:p>
          </table:table-cell>
          <table:table-cell office:value-type="string" office:value="PULVERIZADOR MANUAL 5L">
            <text:p>PULVERIZADOR MANUAL 5L</text:p>
          </table:table-cell>
          <table:table-cell office:value-type="float" office:value="51888.75">
            <text:p>51888.75</text:p>
          </table:table-cell>
          <table:table-cell office:value-type="float" office:value="48429.5">
            <text:p>48429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23">
            <text:p>IMP-1023</text:p>
          </table:table-cell>
          <table:table-cell office:value-type="string" office:value="PULVERIZADOR MANUAL 8L">
            <text:p>PULVERIZADOR MANUAL 8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6">
            <text:p>IMP-1096</text:p>
          </table:table-cell>
          <table:table-cell office:value-type="string" office:value="RUEDA PLASTICA 2&quot; 50MM GIRATORIA">
            <text:p>RUEDA PLASTICA 2" 50MM GIRATOR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7">
            <text:p>IMP-1097</text:p>
          </table:table-cell>
          <table:table-cell office:value-type="string" office:value="RUEDA GOMA 1.5&quot; 40MM GIRATORIA">
            <text:p>RUEDA GOMA 1.5" 40MM GIRATOR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98">
            <text:p>IMP-1098</text:p>
          </table:table-cell>
          <table:table-cell office:value-type="string" office:value="RUEDA GOMA 2&quot; 50MM GIRATORIA">
            <text:p>RUEDA GOMA 2" 50MM GIRATOR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06">
            <text:p>IMP-1106</text:p>
          </table:table-cell>
          <table:table-cell office:value-type="string" office:value="SOMBRILLA 1.8M FASHION - MOR">
            <text:p>SOMBRILLA 1.8M FASHION - M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9">
            <text:p>IMP-1119</text:p>
          </table:table-cell>
          <table:table-cell office:value-type="string" office:value="MANIJA MINISTERIO ALUMINIO PULIDO P/M">
            <text:p>MANIJA MINISTERIO ALUMINIO PULIDO P/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4">
            <text:p>IMP-1114</text:p>
          </table:table-cell>
          <table:table-cell office:value-type="string" office:value="FILM STRETCH 50CM C/MANGO X ROLLO">
            <text:p>FILM STRETCH 50CM C/MANGO X ROLLO</text:p>
          </table:table-cell>
          <table:table-cell office:value-type="float" office:value="12643.456">
            <text:p>12643.4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5">
            <text:p>IMP-1115</text:p>
          </table:table-cell>
          <table:table-cell office:value-type="string" office:value="REMACHADORA 415G">
            <text:p>REMACHADORA 415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6">
            <text:p>IMP-1116</text:p>
          </table:table-cell>
          <table:table-cell office:value-type="string" office:value="ANTIPARRAS PROTECTORAS">
            <text:p>ANTIPARRAS PROTECTOR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8">
            <text:p>IMP-1118</text:p>
          </table:table-cell>
          <table:table-cell office:value-type="string" office:value="HILO DE COSER EN CAJA X 12U">
            <text:p>HILO DE COSER EN CAJA X 12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2">
            <text:p>BAZ-0072</text:p>
          </table:table-cell>
          <table:table-cell office:value-type="string" office:value="TIJERA COSTURERA X 5 EKAL">
            <text:p>TIJERA COSTURERA X 5 EKAL</text:p>
          </table:table-cell>
          <table:table-cell office:value-type="float" office:value="8051.6">
            <text:p>8051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3">
            <text:p>BAZ-0073</text:p>
          </table:table-cell>
          <table:table-cell office:value-type="string" office:value="TIJERA COSTURERA X 6 EKAL">
            <text:p>TIJERA COSTURERA X 6 EKAL</text:p>
          </table:table-cell>
          <table:table-cell office:value-type="float" office:value="9684.608">
            <text:p>9684.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3">
            <text:p>BAZ-0123</text:p>
          </table:table-cell>
          <table:table-cell office:value-type="string" office:value="TIJERA COSTURERA X7 EKAL">
            <text:p>TIJERA COSTURERA X7 EKAL</text:p>
          </table:table-cell>
          <table:table-cell office:value-type="float" office:value="11990.480000000001">
            <text:p>11990.48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4">
            <text:p>BAZ-0124</text:p>
          </table:table-cell>
          <table:table-cell office:value-type="string" office:value="TIJERA COSTURERA X8 EKAL">
            <text:p>TIJERA COSTURERA X8 EKAL</text:p>
          </table:table-cell>
          <table:table-cell office:value-type="float" office:value="18364.56">
            <text:p>18364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56">
            <text:p>IMP-1056</text:p>
          </table:table-cell>
          <table:table-cell office:value-type="string" office:value="SET DE TUBO X40 PCS &quot;ROCK TOOLS&quot;">
            <text:p>SET DE TUBO X40 PCS "ROCK TOOLS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32">
            <text:p>IMP-1032</text:p>
          </table:table-cell>
          <table:table-cell office:value-type="string" office:value="GUANTE MOTEADO REFORZADO">
            <text:p>GUANTE MOTEADO REFORZADO</text:p>
          </table:table-cell>
          <table:table-cell office:value-type="float" office:value="1099.4250000000002">
            <text:p>1099.425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066">
            <text:p>IMP-1066</text:p>
          </table:table-cell>
          <table:table-cell office:value-type="string" office:value="LINGA MOTO 1.2M - 595G">
            <text:p>LINGA MOTO 1.2M - 595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20">
            <text:p>IMP-1120</text:p>
          </table:table-cell>
          <table:table-cell office:value-type="string" office:value="ARCO DE SIERRA - MANGO MADERA">
            <text:p>ARCO DE SIERRA - MANGO MADER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R-0002">
            <text:p>BAR-0002</text:p>
          </table:table-cell>
          <table:table-cell office:value-type="string" office:value="BARRE HOJAS PROFESIONAL">
            <text:p>BARRE HOJAS PROFESIONAL</text:p>
          </table:table-cell>
          <table:table-cell office:value-type="float" office:value="3998.4">
            <text:p>3998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R-0003">
            <text:p>BAR-0003</text:p>
          </table:table-cell>
          <table:table-cell office:value-type="string" office:value="BARRE HOJAS PLASTICA ECO">
            <text:p>BARRE HOJAS PLASTICA ECO</text:p>
          </table:table-cell>
          <table:table-cell office:value-type="float" office:value="1971.2">
            <text:p>1971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01">
            <text:p>BAZ-0001</text:p>
          </table:table-cell>
          <table:table-cell office:value-type="string" office:value="BANQUETA PLASTICA">
            <text:p>BANQUETA PLASTICA</text:p>
          </table:table-cell>
          <table:table-cell office:value-type="float" office:value="6364.335000000001">
            <text:p>6364.335000000001</text:p>
          </table:table-cell>
          <table:table-cell office:value-type="float" office:value="5940.046">
            <text:p>5940.0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07">
            <text:p>BAZ-0007</text:p>
          </table:table-cell>
          <table:table-cell office:value-type="string" office:value="TAPON TERMO DE ACERO &quot; LUMILAGRO&quot;">
            <text:p>TAPON TERMO DE ACERO " LUMILAGRO"</text:p>
          </table:table-cell>
          <table:table-cell office:value-type="float" office:value="7332.24">
            <text:p>7332.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08">
            <text:p>BAZ-0008</text:p>
          </table:table-cell>
          <table:table-cell office:value-type="string" office:value="TAPON TERMO CEBADOR">
            <text:p>TAPON TERMO CEBADOR</text:p>
          </table:table-cell>
          <table:table-cell office:value-type="float" office:value="1844.688">
            <text:p>1844.6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0">
            <text:p>BAZ-0090</text:p>
          </table:table-cell>
          <table:table-cell office:value-type="string" office:value="TAPON CEBADOR SATURNO">
            <text:p>TAPON CEBADOR SATURNO</text:p>
          </table:table-cell>
          <table:table-cell office:value-type="float" office:value="2630.5280000000002">
            <text:p>2630.5280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11">
            <text:p>BAZ-0011</text:p>
          </table:table-cell>
          <table:table-cell office:value-type="string" office:value="PARRILLA CIRCULAR N°1">
            <text:p>PARRILLA CIRCULAR N°1</text:p>
          </table:table-cell>
          <table:table-cell office:value-type="float" office:value="39671.774999999994">
            <text:p>39671.774999999994</text:p>
          </table:table-cell>
          <table:table-cell office:value-type="float" office:value="37026.99">
            <text:p>37026.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12">
            <text:p>BAZ-0012</text:p>
          </table:table-cell>
          <table:table-cell office:value-type="string" office:value="PARRILLA CIRCULAR N°2">
            <text:p>PARRILLA CIRCULAR N°2</text:p>
          </table:table-cell>
          <table:table-cell office:value-type="float" office:value="42990.600000000006">
            <text:p>42990.600000000006</text:p>
          </table:table-cell>
          <table:table-cell office:value-type="float" office:value="40124.56">
            <text:p>40124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1">
            <text:p>BAZ-0021</text:p>
          </table:table-cell>
          <table:table-cell office:value-type="string" office:value="BRASERO ENLOZADO">
            <text:p>BRASERO ENLOZADO</text:p>
          </table:table-cell>
          <table:table-cell office:value-type="float" office:value="25482.0">
            <text:p>25482.0</text:p>
          </table:table-cell>
          <table:table-cell office:value-type="float" office:value="23783.199999999997">
            <text:p>23783.1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5">
            <text:p>BAZ-0125</text:p>
          </table:table-cell>
          <table:table-cell office:value-type="string" office:value="BRASERO PATAS PLEGABLES C/CAJA JOVIFEL">
            <text:p>BRASERO PATAS PLEGABLES C/CAJA JOVIFE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13">
            <text:p>BAZ-0013</text:p>
          </table:table-cell>
          <table:table-cell office:value-type="string" office:value="ANTORCHITA PARA ENCENDER X 24 UNID">
            <text:p>ANTORCHITA PARA ENCENDER X 24 UNID</text:p>
          </table:table-cell>
          <table:table-cell office:value-type="float" office:value="364.51800000000003">
            <text:p>364.518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19">
            <text:p>BAZ-0019</text:p>
          </table:table-cell>
          <table:table-cell office:value-type="string" office:value="BROCHES X12 MADERA C/RESORTE">
            <text:p>BROCHES X12 MADERA C/RESORTE</text:p>
          </table:table-cell>
          <table:table-cell office:value-type="float" office:value="4029.6000000000004">
            <text:p>4029.60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1">
            <text:p>BAZ-0121</text:p>
          </table:table-cell>
          <table:table-cell office:value-type="string" office:value="BROCHE PLASTICO SET X12 COLORES">
            <text:p>BROCHE PLASTICO SET X12 COLO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5">
            <text:p>BAZ-0075</text:p>
          </table:table-cell>
          <table:table-cell office:value-type="string" office:value="TERMO MATE LISTO X350 FLUVION">
            <text:p>TERMO MATE LISTO X350 FLUVION</text:p>
          </table:table-cell>
          <table:table-cell office:value-type="float" office:value="6231.856">
            <text:p>6231.8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2">
            <text:p>BAZ-0022</text:p>
          </table:table-cell>
          <table:table-cell office:value-type="string" office:value="CHANGO SIMPLE DE CAÑO">
            <text:p>CHANGO SIMPLE DE CAÑ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7">
            <text:p>BAZ-0047</text:p>
          </table:table-cell>
          <table:table-cell office:value-type="string" office:value="CARRITO COMPRAS TELA ESTAMPADO">
            <text:p>CARRITO COMPRAS TELA ESTAMPADO</text:p>
          </table:table-cell>
          <table:table-cell office:value-type="float" office:value="42069.96">
            <text:p>42069.96</text:p>
          </table:table-cell>
          <table:table-cell office:value-type="float" office:value="39265.295999999995">
            <text:p>39265.295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3">
            <text:p>BAZ-0023</text:p>
          </table:table-cell>
          <table:table-cell office:value-type="string" office:value="BOLSA PARA AGUA CALIENTE - ATUCHA">
            <text:p>BOLSA PARA AGUA CALIENTE - ATUCHA</text:p>
          </table:table-cell>
          <table:table-cell office:value-type="float" office:value="14759.01">
            <text:p>14759.01</text:p>
          </table:table-cell>
          <table:table-cell office:value-type="float" office:value="13775.076">
            <text:p>13775.0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32">
            <text:p>BAZ-0132</text:p>
          </table:table-cell>
          <table:table-cell office:value-type="string" office:value="BOLSA PARA AGUA CALIENTE - ECONOMICA">
            <text:p>BOLSA PARA AGUA CALIENTE - ECONOM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4">
            <text:p>BAZ-0024</text:p>
          </table:table-cell>
          <table:table-cell office:value-type="string" office:value="CORTINA BAÑO DOBLE">
            <text:p>CORTINA BAÑO DOBLE</text:p>
          </table:table-cell>
          <table:table-cell office:value-type="float" office:value="7457.184">
            <text:p>7457.184</text:p>
          </table:table-cell>
          <table:table-cell office:value-type="float" office:value="6991.11">
            <text:p>6991.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7">
            <text:p>BAZ-0117</text:p>
          </table:table-cell>
          <table:table-cell office:value-type="string" office:value="CORTINA BAÑO ECONOMICA">
            <text:p>CORTINA BAÑO ECONOM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5">
            <text:p>BAZ-0025</text:p>
          </table:table-cell>
          <table:table-cell office:value-type="string" office:value="CORTINA CON BARRAL 0.80 MTS">
            <text:p>CORTINA CON BARRAL 0.80 MTS</text:p>
          </table:table-cell>
          <table:table-cell office:value-type="float" office:value="6409.184">
            <text:p>6409.184</text:p>
          </table:table-cell>
          <table:table-cell office:value-type="float" office:value="6008.61">
            <text:p>6008.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6">
            <text:p>BAZ-0026</text:p>
          </table:table-cell>
          <table:table-cell office:value-type="string" office:value="CORTINA CON BARRAL 0.90 MTS">
            <text:p>CORTINA CON BARRAL 0.90 MTS</text:p>
          </table:table-cell>
          <table:table-cell office:value-type="float" office:value="7149.216">
            <text:p>7149.216</text:p>
          </table:table-cell>
          <table:table-cell office:value-type="float" office:value="6702.39">
            <text:p>6702.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7">
            <text:p>BAZ-0027</text:p>
          </table:table-cell>
          <table:table-cell office:value-type="string" office:value="CORTINA CON BARRAL 1.00 MTS">
            <text:p>CORTINA CON BARRAL 1.00 MTS</text:p>
          </table:table-cell>
          <table:table-cell office:value-type="float" office:value="7894.272000000001">
            <text:p>7894.272000000001</text:p>
          </table:table-cell>
          <table:table-cell office:value-type="float" office:value="7400.88">
            <text:p>7400.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8">
            <text:p>BAZ-0028</text:p>
          </table:table-cell>
          <table:table-cell office:value-type="string" office:value="GANCHO CORTINA DE BAÑO X12">
            <text:p>GANCHO CORTINA DE BAÑO X12</text:p>
          </table:table-cell>
          <table:table-cell office:value-type="float" office:value="3014.0">
            <text:p>3014.0</text:p>
          </table:table-cell>
          <table:table-cell office:value-type="float" office:value="2825.625">
            <text:p>2825.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5">
            <text:p>BAZ-0045</text:p>
          </table:table-cell>
          <table:table-cell office:value-type="string" office:value="PROTECTOR P/ CORTINA DE BAÑO">
            <text:p>PROTECTOR P/ CORTINA DE BAÑO</text:p>
          </table:table-cell>
          <table:table-cell office:value-type="float" office:value="3551.0400000000004">
            <text:p>3551.0400000000004</text:p>
          </table:table-cell>
          <table:table-cell office:value-type="float" office:value="3329.1000000000004">
            <text:p>3329.10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5">
            <text:p>BAZ-0115</text:p>
          </table:table-cell>
          <table:table-cell office:value-type="string" office:value="CAÑO EXTENSIBLE ALUMINIO">
            <text:p>CAÑO EXTENSIBLE ALUMINIO</text:p>
          </table:table-cell>
          <table:table-cell office:value-type="float" office:value="8522.496000000001">
            <text:p>8522.496000000001</text:p>
          </table:table-cell>
          <table:table-cell office:value-type="float" office:value="7989.84">
            <text:p>7989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6">
            <text:p>BAZ-0116</text:p>
          </table:table-cell>
          <table:table-cell office:value-type="string" office:value="CAÑO EXTENSIBLE BLANCO">
            <text:p>CAÑO EXTENSIBLE BLANCO</text:p>
          </table:table-cell>
          <table:table-cell office:value-type="float" office:value="10416.384">
            <text:p>10416.384</text:p>
          </table:table-cell>
          <table:table-cell office:value-type="float" office:value="9765.36">
            <text:p>9765.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29">
            <text:p>BAZ-0029</text:p>
          </table:table-cell>
          <table:table-cell office:value-type="string" office:value="PALMETA MATA MOSCAS">
            <text:p>PALMETA MATA MOSCAS</text:p>
          </table:table-cell>
          <table:table-cell office:value-type="float" office:value="438.112">
            <text:p>438.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0">
            <text:p>BAZ-0030</text:p>
          </table:table-cell>
          <table:table-cell office:value-type="string" office:value="PULVERIZADOR X 1/2 LTS">
            <text:p>PULVERIZADOR X 1/2 LTS</text:p>
          </table:table-cell>
          <table:table-cell office:value-type="float" office:value="2323.52">
            <text:p>2323.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1">
            <text:p>BAZ-0031</text:p>
          </table:table-cell>
          <table:table-cell office:value-type="string" office:value="PULVERIZADOR X 1 LTS">
            <text:p>PULVERIZADOR X 1 LTS</text:p>
          </table:table-cell>
          <table:table-cell office:value-type="float" office:value="2597.5200000000004">
            <text:p>2597.520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4">
            <text:p>BAZ-0034</text:p>
          </table:table-cell>
          <table:table-cell office:value-type="string" office:value="FUMIGADOR MOCHILA 20L">
            <text:p>FUMIGADOR MOCHILA 20L</text:p>
          </table:table-cell>
          <table:table-cell office:value-type="float" office:value="97242.59999999999">
            <text:p>97242.59999999999</text:p>
          </table:table-cell>
          <table:table-cell office:value-type="float" office:value="90296.7">
            <text:p>90296.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3">
            <text:p>BAZ-0053</text:p>
          </table:table-cell>
          <table:table-cell office:value-type="string" office:value="FELPUDO BASE DE GOMA 35X50">
            <text:p>FELPUDO BASE DE GOMA 35X5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5">
            <text:p>BAZ-0035</text:p>
          </table:table-cell>
          <table:table-cell office:value-type="string" office:value="TOSTADOR DE CHAPA">
            <text:p>TOSTADOR DE CHAPA</text:p>
          </table:table-cell>
          <table:table-cell office:value-type="float" office:value="6549.696">
            <text:p>6549.696</text:p>
          </table:table-cell>
          <table:table-cell office:value-type="float" office:value="6140.34">
            <text:p>6140.3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6">
            <text:p>BAZ-0086</text:p>
          </table:table-cell>
          <table:table-cell office:value-type="string" office:value="DIFUSOR DE CALOR">
            <text:p>DIFUSOR DE CALOR</text:p>
          </table:table-cell>
          <table:table-cell office:value-type="float" office:value="3562.0">
            <text:p>3562.0</text:p>
          </table:table-cell>
          <table:table-cell office:value-type="float" office:value="3339.375">
            <text:p>3339.3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9">
            <text:p>BAZ-0039</text:p>
          </table:table-cell>
          <table:table-cell office:value-type="string" office:value="PILOTO PARA LLUVIA">
            <text:p>PILOTO PARA LLUVI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1">
            <text:p>BAZ-0041</text:p>
          </table:table-cell>
          <table:table-cell office:value-type="string" office:value="RECIPIENTE RESIDUOS X8 LTS  CON TAPA">
            <text:p>RECIPIENTE RESIDUOS X8 LTS  CON TAPA</text:p>
          </table:table-cell>
          <table:table-cell office:value-type="float" office:value="6830.272000000001">
            <text:p>6830.272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2">
            <text:p>BAZ-0042</text:p>
          </table:table-cell>
          <table:table-cell office:value-type="string" office:value="FUENTON REDONDO X 22 LTS">
            <text:p>FUENTON REDONDO X 22 LTS</text:p>
          </table:table-cell>
          <table:table-cell office:value-type="float" office:value="8570.72">
            <text:p>8570.72</text:p>
          </table:table-cell>
          <table:table-cell office:value-type="float" office:value="8035.049999999999">
            <text:p>8035.04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3">
            <text:p>BAZ-0043</text:p>
          </table:table-cell>
          <table:table-cell office:value-type="string" office:value="FUENTON REDONDO X 28 LTS">
            <text:p>FUENTON REDONDO X 28 LTS</text:p>
          </table:table-cell>
          <table:table-cell office:value-type="float" office:value="12884.576000000001">
            <text:p>12884.576000000001</text:p>
          </table:table-cell>
          <table:table-cell office:value-type="float" office:value="12079.289999999999">
            <text:p>12079.28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4">
            <text:p>BAZ-0044</text:p>
          </table:table-cell>
          <table:table-cell office:value-type="string" office:value="FUENTON REDONDO X 40 LTS">
            <text:p>FUENTON REDONDO X 40 LTS</text:p>
          </table:table-cell>
          <table:table-cell office:value-type="float" office:value="13656.160000000002">
            <text:p>13656.160000000002</text:p>
          </table:table-cell>
          <table:table-cell office:value-type="float" office:value="12802.650000000001">
            <text:p>12802.65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1">
            <text:p>BAZ-0051</text:p>
          </table:table-cell>
          <table:table-cell office:value-type="string" office:value="PALANGANA X 6L. COLORES">
            <text:p>PALANGANA X 6L. COLORES</text:p>
          </table:table-cell>
          <table:table-cell office:value-type="float" office:value="1675.28">
            <text:p>1675.28</text:p>
          </table:table-cell>
          <table:table-cell office:value-type="float" office:value="1570.5749999999998">
            <text:p>1570.574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6">
            <text:p>BAZ-0046</text:p>
          </table:table-cell>
          <table:table-cell office:value-type="string" office:value="BALDE X9 LTS">
            <text:p>BALDE X9 LTS</text:p>
          </table:table-cell>
          <table:table-cell office:value-type="float" office:value="2860.56">
            <text:p>2860.56</text:p>
          </table:table-cell>
          <table:table-cell office:value-type="float" office:value="2681.7749999999996">
            <text:p>2681.77499999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4">
            <text:p>BAZ-0054</text:p>
          </table:table-cell>
          <table:table-cell office:value-type="string" office:value="SET CUCHILLO M/PLASTICO TRAMONTINA X12">
            <text:p>SET CUCHILLO M/PLASTICO TRAMONTINA X12</text:p>
          </table:table-cell>
          <table:table-cell office:value-type="float" office:value="24388.192000000003">
            <text:p>24388.192000000003</text:p>
          </table:table-cell>
          <table:table-cell office:value-type="float" office:value="22863.93">
            <text:p>22863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5">
            <text:p>BAZ-0055</text:p>
          </table:table-cell>
          <table:table-cell office:value-type="string" office:value="SET TENEDOR M/PLASTCO TRAMONTINA X12">
            <text:p>SET TENEDOR M/PLASTCO TRAMONTINA X12</text:p>
          </table:table-cell>
          <table:table-cell office:value-type="float" office:value="23548.288">
            <text:p>23548.288</text:p>
          </table:table-cell>
          <table:table-cell office:value-type="float" office:value="22076.52">
            <text:p>22076.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6">
            <text:p>BAZ-0056</text:p>
          </table:table-cell>
          <table:table-cell office:value-type="string" office:value="SET CUCHARA MESA M/PLASTICO X12">
            <text:p>SET CUCHARA MESA M/PLASTICO X12</text:p>
          </table:table-cell>
          <table:table-cell office:value-type="float" office:value="22337.504">
            <text:p>22337.504</text:p>
          </table:table-cell>
          <table:table-cell office:value-type="float" office:value="20941.41">
            <text:p>20941.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0">
            <text:p>BAZ-0100</text:p>
          </table:table-cell>
          <table:table-cell office:value-type="string" office:value="SET CUCHARA TE M/PLASTICO X12">
            <text:p>SET CUCHARA TE M/PLASTICO X12</text:p>
          </table:table-cell>
          <table:table-cell office:value-type="float" office:value="12325.872000000001">
            <text:p>12325.872000000001</text:p>
          </table:table-cell>
          <table:table-cell office:value-type="float" office:value="11555.505000000001">
            <text:p>11555.50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50">
            <text:p>BAZ-0050</text:p>
          </table:table-cell>
          <table:table-cell office:value-type="string" office:value="POCHOCLERA DE ALUMINIO TAPA/VIDRIO">
            <text:p>POCHOCLERA DE ALUMINIO TAPA/VIDR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6">
            <text:p>BAZ-0126</text:p>
          </table:table-cell>
          <table:table-cell office:value-type="string" office:value="POCHOCLERA DE ALUMINIO COLORES">
            <text:p>POCHOCLERA DE ALUMINIO COLORES</text:p>
          </table:table-cell>
          <table:table-cell office:value-type="float" office:value="13608.531999999997">
            <text:p>13608.531999999997</text:p>
          </table:table-cell>
          <table:table-cell office:value-type="float" office:value="12636.493999999999">
            <text:p>12636.493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64">
            <text:p>BAZ-0064</text:p>
          </table:table-cell>
          <table:table-cell office:value-type="string" office:value="CESTO P/ROPA REDONDO MODERPLAST">
            <text:p>CESTO P/ROPA REDONDO MODERPLAST</text:p>
          </table:table-cell>
          <table:table-cell office:value-type="float" office:value="12056.0">
            <text:p>12056.0</text:p>
          </table:table-cell>
          <table:table-cell office:value-type="float" office:value="11302.5">
            <text:p>1130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0">
            <text:p>BAZ-0040</text:p>
          </table:table-cell>
          <table:table-cell office:value-type="string" office:value="CANASTO ROPA CALADO CON TAPA">
            <text:p>CANASTO ROPA CALADO CON TAPA</text:p>
          </table:table-cell>
          <table:table-cell office:value-type="float" office:value="11398.400000000001">
            <text:p>11398.400000000001</text:p>
          </table:table-cell>
          <table:table-cell office:value-type="float" office:value="10686.0">
            <text:p>106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2">
            <text:p>BAZ-0102</text:p>
          </table:table-cell>
          <table:table-cell office:value-type="string" office:value="CANASTO RECTANGULAR GEMPLAST">
            <text:p>CANASTO RECTANGULAR GEMPLA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65">
            <text:p>BAZ-0065</text:p>
          </table:table-cell>
          <table:table-cell office:value-type="string" office:value="BATERIA X4P. JOVIFEL RIVOLI">
            <text:p>BATERIA X4P. JOVIFEL RIVOL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4">
            <text:p>BAZ-0094</text:p>
          </table:table-cell>
          <table:table-cell office:value-type="string" office:value="BATERIA X3P JOVIFEL RIVOLI">
            <text:p>BATERIA X3P JOVIFEL RIVOLI</text:p>
          </table:table-cell>
          <table:table-cell office:value-type="float" office:value="76911.79999999999">
            <text:p>76911.79999999999</text:p>
          </table:table-cell>
          <table:table-cell office:value-type="float" office:value="71418.1">
            <text:p>71418.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67">
            <text:p>BAZ-0067</text:p>
          </table:table-cell>
          <table:table-cell office:value-type="string" office:value="PAVA N14 CHAROL">
            <text:p>PAVA N14 CHAROL</text:p>
          </table:table-cell>
          <table:table-cell office:value-type="float" office:value="12713.6">
            <text:p>12713.6</text:p>
          </table:table-cell>
          <table:table-cell office:value-type="float" office:value="11919.0">
            <text:p>119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68">
            <text:p>BAZ-0068</text:p>
          </table:table-cell>
          <table:table-cell office:value-type="string" office:value="PAVA N16 CHAROL">
            <text:p>PAVA N16 CHAROL</text:p>
          </table:table-cell>
          <table:table-cell office:value-type="float" office:value="17470.24">
            <text:p>17470.24</text:p>
          </table:table-cell>
          <table:table-cell office:value-type="float" office:value="16378.349999999999">
            <text:p>16378.34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69">
            <text:p>BAZ-0069</text:p>
          </table:table-cell>
          <table:table-cell office:value-type="string" office:value="JARRO N12 CHAROL">
            <text:p>JARRO N12 CHAROL</text:p>
          </table:table-cell>
          <table:table-cell office:value-type="float" office:value="4909.184">
            <text:p>4909.184</text:p>
          </table:table-cell>
          <table:table-cell office:value-type="float" office:value="4602.36">
            <text:p>4602.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0">
            <text:p>BAZ-0070</text:p>
          </table:table-cell>
          <table:table-cell office:value-type="string" office:value="JARRO N14 CHAROL">
            <text:p>JARRO N14 CHAROL</text:p>
          </table:table-cell>
          <table:table-cell office:value-type="float" office:value="7033.344000000001">
            <text:p>7033.344000000001</text:p>
          </table:table-cell>
          <table:table-cell office:value-type="float" office:value="6593.76">
            <text:p>6593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3">
            <text:p>BAZ-0083</text:p>
          </table:table-cell>
          <table:table-cell office:value-type="string" office:value="JARRO ENLOZADO N12">
            <text:p>JARRO ENLOZADO N12</text:p>
          </table:table-cell>
          <table:table-cell office:value-type="float" office:value="4124.72">
            <text:p>4124.72</text:p>
          </table:table-cell>
          <table:table-cell office:value-type="float" office:value="3866.9249999999997">
            <text:p>3866.924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8">
            <text:p>BAZ-0128</text:p>
          </table:table-cell>
          <table:table-cell office:value-type="string" office:value="JARRO ENLOZADO N14">
            <text:p>JARRO ENLOZADO N14</text:p>
          </table:table-cell>
          <table:table-cell office:value-type="float" office:value="6169.344000000001">
            <text:p>6169.344000000001</text:p>
          </table:table-cell>
          <table:table-cell office:value-type="float" office:value="5783.76">
            <text:p>5783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1">
            <text:p>BAZ-0071</text:p>
          </table:table-cell>
          <table:table-cell office:value-type="string" office:value="PIZZERA N35 ALUMINIO">
            <text:p>PIZZERA N35 ALUMINIO</text:p>
          </table:table-cell>
          <table:table-cell office:value-type="float" office:value="4467.84">
            <text:p>4467.84</text:p>
          </table:table-cell>
          <table:table-cell office:value-type="float" office:value="4188.6">
            <text:p>4188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74">
            <text:p>BAZ-0074</text:p>
          </table:table-cell>
          <table:table-cell office:value-type="string" office:value="BOMBILLA CURVA LARGA MALON">
            <text:p>BOMBILLA CURVA LARGA MALON</text:p>
          </table:table-cell>
          <table:table-cell office:value-type="float" office:value="2228.848">
            <text:p>2228.848</text:p>
          </table:table-cell>
          <table:table-cell office:value-type="float" office:value="2089.545">
            <text:p>2089.5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1">
            <text:p>BAZ-0081</text:p>
          </table:table-cell>
          <table:table-cell office:value-type="string" office:value="VASO LIVERPOOL 310 ML">
            <text:p>VASO LIVERPOOL 310 ML</text:p>
          </table:table-cell>
          <table:table-cell office:value-type="float" office:value="1844.688">
            <text:p>1844.688</text:p>
          </table:table-cell>
          <table:table-cell office:value-type="float" office:value="1729.395">
            <text:p>1729.3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2">
            <text:p>BAZ-0082</text:p>
          </table:table-cell>
          <table:table-cell office:value-type="string" office:value="PLATO PLAYO CRISTAL DURAX">
            <text:p>PLATO PLAYO CRISTAL DURAX</text:p>
          </table:table-cell>
          <table:table-cell office:value-type="float" office:value="1345.616">
            <text:p>1345.616</text:p>
          </table:table-cell>
          <table:table-cell office:value-type="float" office:value="1261.5149999999999">
            <text:p>1261.514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4">
            <text:p>BAZ-0084</text:p>
          </table:table-cell>
          <table:table-cell office:value-type="string" office:value="REGADERA X 8L">
            <text:p>REGADERA X 8L</text:p>
          </table:table-cell>
          <table:table-cell office:value-type="float" office:value="9961.312">
            <text:p>9961.312</text:p>
          </table:table-cell>
          <table:table-cell office:value-type="float" office:value="9338.73">
            <text:p>9338.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5">
            <text:p>BAZ-0085</text:p>
          </table:table-cell>
          <table:table-cell office:value-type="string" office:value="REGADERA X 10L">
            <text:p>REGADERA X 10L</text:p>
          </table:table-cell>
          <table:table-cell office:value-type="float" office:value="10809.872000000001">
            <text:p>10809.872000000001</text:p>
          </table:table-cell>
          <table:table-cell office:value-type="float" office:value="10134.255000000001">
            <text:p>10134.25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1">
            <text:p>BAZ-0091</text:p>
          </table:table-cell>
          <table:table-cell office:value-type="string" office:value="REPUESTO TERMO X1LT GRANEL LUMILAGRO">
            <text:p>REPUESTO TERMO X1LT GRANEL LUMILAGRO</text:p>
          </table:table-cell>
          <table:table-cell office:value-type="float" office:value="9217.36">
            <text:p>9217.36</text:p>
          </table:table-cell>
          <table:table-cell office:value-type="float" office:value="8641.275000000001">
            <text:p>8641.27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2">
            <text:p>BAZ-0092</text:p>
          </table:table-cell>
          <table:table-cell office:value-type="string" office:value="REPUESTO TERMO X1LT LUMILAGRO">
            <text:p>REPUESTO TERMO X1LT LUMILAGRO</text:p>
          </table:table-cell>
          <table:table-cell office:value-type="float" office:value="12056.0">
            <text:p>12056.0</text:p>
          </table:table-cell>
          <table:table-cell office:value-type="float" office:value="11302.5">
            <text:p>11302.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4">
            <text:p>BAZ-0104</text:p>
          </table:table-cell>
          <table:table-cell office:value-type="string" office:value="TERMO LUMINOX 376 ACERO X1L LUMILAGRO">
            <text:p>TERMO LUMINOX 376 ACERO X1L LUMILAGR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3">
            <text:p>BAZ-0093</text:p>
          </table:table-cell>
          <table:table-cell office:value-type="string" office:value="TERMO 281 AMIGO X1L LUMILAGRO">
            <text:p>TERMO 281 AMIGO X1L LUMILAGRO</text:p>
          </table:table-cell>
          <table:table-cell office:value-type="float" office:value="10398.3">
            <text:p>10398.3</text:p>
          </table:table-cell>
          <table:table-cell office:value-type="float" office:value="9705.08">
            <text:p>9705.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30">
            <text:p>BAZ-0130</text:p>
          </table:table-cell>
          <table:table-cell office:value-type="string" office:value="TAPON TERMO 1L - PUNTO ROJO">
            <text:p>TAPON TERMO 1L - PUNTO ROJ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31">
            <text:p>BAZ-0131</text:p>
          </table:table-cell>
          <table:table-cell office:value-type="string" office:value="TERMO CAMPING - C/ESTUCHE X 1LT">
            <text:p>TERMO CAMPING - C/ESTUCHE X 1L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5">
            <text:p>BAZ-0095</text:p>
          </table:table-cell>
          <table:table-cell office:value-type="string" office:value="SACACORCHO MOZO CAMPAGNA">
            <text:p>SACACORCHO MOZO CAMPAGNA</text:p>
          </table:table-cell>
          <table:table-cell office:value-type="float" office:value="6922.336">
            <text:p>6922.336</text:p>
          </table:table-cell>
          <table:table-cell office:value-type="float" office:value="6489.6900000000005">
            <text:p>6489.6900000000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2">
            <text:p>BAZ-0122</text:p>
          </table:table-cell>
          <table:table-cell office:value-type="string" office:value="SACACORCHO DOBLE ALETA LOEKEMEYER">
            <text:p>SACACORCHO DOBLE ALETA LOEKEMEYER</text:p>
          </table:table-cell>
          <table:table-cell office:value-type="float" office:value="12511.6">
            <text:p>12511.6</text:p>
          </table:table-cell>
          <table:table-cell office:value-type="float" office:value="11729.625">
            <text:p>11729.6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6">
            <text:p>BAZ-0096</text:p>
          </table:table-cell>
          <table:table-cell office:value-type="string" office:value="PELAPAPAS M/METAL">
            <text:p>PELAPAPAS M/MET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7">
            <text:p>BAZ-0097</text:p>
          </table:table-cell>
          <table:table-cell office:value-type="string" office:value="PELAPAPAS ALUMINIO C/CABO">
            <text:p>PELAPAPAS ALUMINIO C/CAB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8">
            <text:p>BAZ-0098</text:p>
          </table:table-cell>
          <table:table-cell office:value-type="string" office:value="ABRELATAS UÑA LOEKEMEYER">
            <text:p>ABRELATAS UÑA LOEKEMEYER</text:p>
          </table:table-cell>
          <table:table-cell office:value-type="float" office:value="2310.368">
            <text:p>2310.368</text:p>
          </table:table-cell>
          <table:table-cell office:value-type="float" office:value="2165.9700000000003">
            <text:p>2165.970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99">
            <text:p>BAZ-0099</text:p>
          </table:table-cell>
          <table:table-cell office:value-type="string" office:value="ABRELATAS A MANIJA LOEKEMEYER">
            <text:p>ABRELATAS A MANIJA LOEKEMEYER</text:p>
          </table:table-cell>
          <table:table-cell office:value-type="float" office:value="13294.48">
            <text:p>13294.48</text:p>
          </table:table-cell>
          <table:table-cell office:value-type="float" office:value="12463.574999999999">
            <text:p>12463.574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1">
            <text:p>BAZ-0101</text:p>
          </table:table-cell>
          <table:table-cell office:value-type="string" office:value="RALLADOR CILINDR. 5 USOS">
            <text:p>RALLADOR CILINDR. 5 USOS</text:p>
          </table:table-cell>
          <table:table-cell office:value-type="float" office:value="1786.48">
            <text:p>1786.48</text:p>
          </table:table-cell>
          <table:table-cell office:value-type="float" office:value="1674.8249999999998">
            <text:p>1674.824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7">
            <text:p>BAZ-0107</text:p>
          </table:table-cell>
          <table:table-cell office:value-type="string" office:value="PISAPAPAS ACERO CLARETE">
            <text:p>PISAPAPAS ACERO CLARETE</text:p>
          </table:table-cell>
          <table:table-cell office:value-type="float" office:value="4265.84">
            <text:p>4265.84</text:p>
          </table:table-cell>
          <table:table-cell office:value-type="float" office:value="3999.2250000000004">
            <text:p>3999.22500000000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1">
            <text:p>BAZ-0111</text:p>
          </table:table-cell>
          <table:table-cell office:value-type="string" office:value="PELAPAPAS M/PLASTICO LOEKEMEYER">
            <text:p>PELAPAPAS M/PLASTICO LOEKEMEYER</text:p>
          </table:table-cell>
          <table:table-cell office:value-type="float" office:value="3836.0">
            <text:p>3836.0</text:p>
          </table:table-cell>
          <table:table-cell office:value-type="float" office:value="3596.25">
            <text:p>3596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8">
            <text:p>BAZ-0118</text:p>
          </table:table-cell>
          <table:table-cell office:value-type="string" office:value="ABRELATAS MARIPOSA LOEKEMEYER">
            <text:p>ABRELATAS MARIPOSA LOEKEMEYER</text:p>
          </table:table-cell>
          <table:table-cell office:value-type="float" office:value="9178.560000000001">
            <text:p>9178.560000000001</text:p>
          </table:table-cell>
          <table:table-cell office:value-type="float" office:value="8604.900000000001">
            <text:p>8604.9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9">
            <text:p>BAZ-0129</text:p>
          </table:table-cell>
          <table:table-cell office:value-type="string" office:value="CORTA QUESO ALAMBRE LOEKEMEYER">
            <text:p>CORTA QUESO ALAMBRE LOEKEMEYER</text:p>
          </table:table-cell>
          <table:table-cell office:value-type="float" office:value="4233.104">
            <text:p>4233.104</text:p>
          </table:table-cell>
          <table:table-cell office:value-type="float" office:value="3968.535">
            <text:p>3968.5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3">
            <text:p>BAZ-0103</text:p>
          </table:table-cell>
          <table:table-cell office:value-type="string" office:value="SET HERMETICO X4 GEMPLAST">
            <text:p>SET HERMETICO X4 GEMPLA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2">
            <text:p>BAZ-0112</text:p>
          </table:table-cell>
          <table:table-cell office:value-type="string" office:value="ESCURRE PLATOS MINI">
            <text:p>ESCURRE PLATOS MIN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14">
            <text:p>BAZ-0114</text:p>
          </table:table-cell>
          <table:table-cell office:value-type="string" office:value="PICADORA CARNE FUND.N8 CAMPAGNA">
            <text:p>PICADORA CARNE FUND.N8 CAMPAGNA</text:p>
          </table:table-cell>
          <table:table-cell office:value-type="float" office:value="53389.90400000001">
            <text:p>53389.90400000001</text:p>
          </table:table-cell>
          <table:table-cell office:value-type="float" office:value="50053.035">
            <text:p>50053.0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20">
            <text:p>BAZ-0120</text:p>
          </table:table-cell>
          <table:table-cell office:value-type="string" office:value="CUCHILLO ACERO M/PLAST 7&quot; TRAMONTINA">
            <text:p>CUCHILLO ACERO M/PLAST 7" TRAMONTINA</text:p>
          </table:table-cell>
          <table:table-cell office:value-type="float" office:value="6569.04">
            <text:p>6569.04</text:p>
          </table:table-cell>
          <table:table-cell office:value-type="float" office:value="6158.474999999999">
            <text:p>6158.474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N-0001">
            <text:p>TEN-0001</text:p>
          </table:table-cell>
          <table:table-cell office:value-type="string" office:value="TENDER 578 ECO (8 VARILLAS)">
            <text:p>TENDER 578 ECO (8 VARILLAS)</text:p>
          </table:table-cell>
          <table:table-cell office:value-type="float" office:value="21830.670000000002">
            <text:p>21830.670000000002</text:p>
          </table:table-cell>
          <table:table-cell office:value-type="float" office:value="20375.292">
            <text:p>20375.2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N-0002">
            <text:p>TEN-0002</text:p>
          </table:table-cell>
          <table:table-cell office:value-type="string" office:value="TENDER C/ALAS ECO (8 VARILLAS)">
            <text:p>TENDER C/ALAS ECO (8 VARILLAS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N-0003">
            <text:p>TEN-0003</text:p>
          </table:table-cell>
          <table:table-cell office:value-type="string" office:value="TENDER RODANTE">
            <text:p>TENDER RODAN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N-0004">
            <text:p>TEN-0004</text:p>
          </table:table-cell>
          <table:table-cell office:value-type="string" office:value="TENDER GIRATORIO/CALESITA">
            <text:p>TENDER GIRATORIO/CALESIT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0">
            <text:p>LIMP-0000</text:p>
          </table:table-cell>
          <table:table-cell office:value-type="string" office:value="CABO METALICO C/ ROSCA">
            <text:p>CABO METALICO C/ ROSCA</text:p>
          </table:table-cell>
          <table:table-cell office:value-type="float" office:value="3804.42">
            <text:p>3804.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1">
            <text:p>LIMP-0001</text:p>
          </table:table-cell>
          <table:table-cell office:value-type="string" office:value="ESCOBILLA P/BAÑO CON DEPOSITO">
            <text:p>ESCOBILLA P/BAÑO CON DEPOSITO</text:p>
          </table:table-cell>
          <table:table-cell office:value-type="float" office:value="3838.74">
            <text:p>3838.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3">
            <text:p>LIMP-0003</text:p>
          </table:table-cell>
          <table:table-cell office:value-type="string" office:value="CEPILLO LIMPIA VEHICULOS">
            <text:p>CEPILLO LIMPIA VEHICULOS</text:p>
          </table:table-cell>
          <table:table-cell office:value-type="float" office:value="1931.6999999999998">
            <text:p>1931.6999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4">
            <text:p>LIMP-0004</text:p>
          </table:table-cell>
          <table:table-cell office:value-type="string" office:value="ESCOBA VERONA">
            <text:p>ESCOBA VERO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5">
            <text:p>LIMP-0005</text:p>
          </table:table-cell>
          <table:table-cell office:value-type="string" office:value="ESCOBILLON LAQUEADO (GERIFALDE)">
            <text:p>ESCOBILLON LAQUEADO (GERIFALDE)</text:p>
          </table:table-cell>
          <table:table-cell office:value-type="float" office:value="5951.28">
            <text:p>5951.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6">
            <text:p>LIMP-0006</text:p>
          </table:table-cell>
          <table:table-cell office:value-type="string" office:value="ESCOBILLON PLANO ASAPRACTIC (CERNICALO)">
            <text:p>ESCOBILLON PLANO ASAPRACTIC (CERNICALO)</text:p>
          </table:table-cell>
          <table:table-cell office:value-type="float" office:value="4237.41">
            <text:p>4237.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2">
            <text:p>LIMP-0002</text:p>
          </table:table-cell>
          <table:table-cell office:value-type="string" office:value="SECADOR PVC CON GOMA 40 CM">
            <text:p>SECADOR PVC CON GOMA 40 CM</text:p>
          </table:table-cell>
          <table:table-cell office:value-type="float" office:value="5301.9">
            <text:p>5301.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21">
            <text:p>LIMP-0021</text:p>
          </table:table-cell>
          <table:table-cell office:value-type="string" office:value="ESCOBILLON BARRENDERO 29CMX9 C/FIBRA 12CM">
            <text:p>ESCOBILLON BARRENDERO 29CMX9 C/FIBRA 12CM</text:p>
          </table:table-cell>
          <table:table-cell office:value-type="float" office:value="5476.575000000001">
            <text:p>5476.575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11">
            <text:p>LIMP-0011</text:p>
          </table:table-cell>
          <table:table-cell office:value-type="string" office:value="LAMPAZO DE PAÑO">
            <text:p>LAMPAZO DE PAÑ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12">
            <text:p>LIMP-0012</text:p>
          </table:table-cell>
          <table:table-cell office:value-type="string" office:value="LIMPIA VIDRIOS CON CABO">
            <text:p>LIMPIA VIDRIOS CON CABO</text:p>
          </table:table-cell>
          <table:table-cell office:value-type="float" office:value="6142.3949999999995">
            <text:p>6142.39499999999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18">
            <text:p>LIMP-0018</text:p>
          </table:table-cell>
          <table:table-cell office:value-type="string" office:value="BOYA PARA CLORO MOTIVOS">
            <text:p>BOYA PARA CLORO MOTIVOS</text:p>
          </table:table-cell>
          <table:table-cell office:value-type="float" office:value="1085.58">
            <text:p>1085.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20">
            <text:p>LIMP-0020</text:p>
          </table:table-cell>
          <table:table-cell office:value-type="string" office:value="CINTA DESTAPA CAÑERIAS X 3M">
            <text:p>CINTA DESTAPA CAÑERIAS X 3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1">
            <text:p>CBO-0001</text:p>
          </table:table-cell>
          <table:table-cell office:value-type="string" office:value="CABO DE ESCOBA 1.20 CON PUNTA ROSCADA">
            <text:p>CABO DE ESCOBA 1.20 CON PUNTA ROSCADA</text:p>
          </table:table-cell>
          <table:table-cell office:value-type="float" office:value="891.0">
            <text:p>8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14">
            <text:p>BAZ-0014</text:p>
          </table:table-cell>
          <table:table-cell office:value-type="string" office:value="PALA DE RESIDUOS">
            <text:p>PALA DE RESIDUOS</text:p>
          </table:table-cell>
          <table:table-cell office:value-type="float" office:value="576.2249999999999">
            <text:p>576.224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36">
            <text:p>BAZ-0036</text:p>
          </table:table-cell>
          <table:table-cell office:value-type="string" office:value="PALA CON CABO FIJO">
            <text:p>PALA CON CABO FIJO</text:p>
          </table:table-cell>
          <table:table-cell office:value-type="float" office:value="1833.06">
            <text:p>1833.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T-11011">
            <text:p>CPT-11011</text:p>
          </table:table-cell>
          <table:table-cell office:value-type="string" office:value="CAÑO POLIETILENO K4 1/2 X 100 MT">
            <text:p>CAÑO POLIETILENO K4 1/2 X 100 MT</text:p>
          </table:table-cell>
          <table:table-cell office:value-type="float" office:value="210.912">
            <text:p>210.912</text:p>
          </table:table-cell>
          <table:table-cell office:value-type="string" office:value="">
            <text:p/>
          </table:table-cell>
          <table:table-cell office:value-type="float" office:value="19773.0">
            <text:p>19773.0</text:p>
          </table:table-cell>
          <table:table-cell office:value-type="float" office:value="18454.799999999996">
            <text:p>18454.7999999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T-11012">
            <text:p>CPT-11012</text:p>
          </table:table-cell>
          <table:table-cell office:value-type="string" office:value="CAÑO POLIETILENO K4 3/4 X 100 MT">
            <text:p>CAÑO POLIETILENO K4 3/4 X 100 MT</text:p>
          </table:table-cell>
          <table:table-cell office:value-type="float" office:value="388.8768">
            <text:p>388.8768</text:p>
          </table:table-cell>
          <table:table-cell office:value-type="string" office:value="">
            <text:p/>
          </table:table-cell>
          <table:table-cell office:value-type="float" office:value="36457.2">
            <text:p>36457.2</text:p>
          </table:table-cell>
          <table:table-cell office:value-type="float" office:value="34026.72">
            <text:p>34026.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PT-11013">
            <text:p>CPT-11013</text:p>
          </table:table-cell>
          <table:table-cell office:value-type="string" office:value="CAÑO POLIETILENO K4 1 X 100 MT">
            <text:p>CAÑO POLIETILENO K4 1 X 100 MT</text:p>
          </table:table-cell>
          <table:table-cell office:value-type="float" office:value="550.4928000000001">
            <text:p>550.4928000000001</text:p>
          </table:table-cell>
          <table:table-cell office:value-type="string" office:value="">
            <text:p/>
          </table:table-cell>
          <table:table-cell office:value-type="float" office:value="51608.70000000001">
            <text:p>51608.70000000001</text:p>
          </table:table-cell>
          <table:table-cell office:value-type="float" office:value="48168.12">
            <text:p>48168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PB-0014">
            <text:p>APB-0014</text:p>
          </table:table-cell>
          <table:table-cell office:value-type="string" office:value="ASIENTO PARA INODORO INYECTADO BLANCO">
            <text:p>ASIENTO PARA INODORO INYECTADO BLANCO</text:p>
          </table:table-cell>
          <table:table-cell office:value-type="float" office:value="13371.2">
            <text:p>13371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M-0005">
            <text:p>RPM-0005</text:p>
          </table:table-cell>
          <table:table-cell office:value-type="string" office:value="CADENA MOTOSIERRA 16&quot;">
            <text:p>CADENA MOTOSIERRA 16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M-0006">
            <text:p>RPM-0006</text:p>
          </table:table-cell>
          <table:table-cell office:value-type="string" office:value="CADENA MOTOSIERRA 18&quot;">
            <text:p>CADENA MOTOSIERRA 18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M-0007">
            <text:p>RPM-0007</text:p>
          </table:table-cell>
          <table:table-cell office:value-type="string" office:value="CADENA MOTOSIERRA 20&quot;">
            <text:p>CADENA MOTOSIERRA 20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6">
            <text:p>RPD-0046</text:p>
          </table:table-cell>
          <table:table-cell office:value-type="string" office:value="SOGA 2.5MM">
            <text:p>SOGA 2.5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7">
            <text:p>RPD-0047</text:p>
          </table:table-cell>
          <table:table-cell office:value-type="string" office:value="SOGA 4MM">
            <text:p>SOGA 4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PD-0048">
            <text:p>RPD-0048</text:p>
          </table:table-cell>
          <table:table-cell office:value-type="string" office:value="MANGUERA HIDROLAVADORA C/ACPOLE">
            <text:p>MANGUERA HIDROLAVADORA C/ACPO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02">
            <text:p>LUB-0002</text:p>
          </table:table-cell>
          <table:table-cell office:value-type="string" office:value="AEROSOL LUBRIC PLUS DESPLAZANTE DE HUMEDAD 290GR/440CC">
            <text:p>AEROSOL LUBRIC PLUS DESPLAZANTE DE HUMEDAD 290GR/44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15">
            <text:p>LUB-0015</text:p>
          </table:table-cell>
          <table:table-cell office:value-type="string" office:value="AEROSOL LUBRIC PLUS DESPLAZANTE DE HUMEDAD 165G/230CC">
            <text:p>AEROSOL LUBRIC PLUS DESPLAZANTE DE HUMEDAD 165G/23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02">
            <text:p>RES-13002</text:p>
          </table:table-cell>
          <table:table-cell office:value-type="string" office:value="RESISTENCIA DUCHA ELECTRICA">
            <text:p>RESISTENCIA DUCHA ELECTR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04">
            <text:p>ELC-17004</text:p>
          </table:table-cell>
          <table:table-cell office:value-type="string" office:value="ANAFE ELECTRICO 1H">
            <text:p>ANAFE ELECTRICO 1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05">
            <text:p>ELC-17005</text:p>
          </table:table-cell>
          <table:table-cell office:value-type="string" office:value="ANAFE ELECTRICO 2H">
            <text:p>ANAFE ELECTRICO 2H</text:p>
          </table:table-cell>
          <table:table-cell office:value-type="float" office:value="49896.0">
            <text:p>49896.0</text:p>
          </table:table-cell>
          <table:table-cell office:value-type="float" office:value="46569.6">
            <text:p>46569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10">
            <text:p>GAS-16010</text:p>
          </table:table-cell>
          <table:table-cell office:value-type="string" office:value="QUEMADOR 1500 CON VALVULA GAS NATURAL">
            <text:p>QUEMADOR 1500 CON VALVULA GAS NATURAL</text:p>
          </table:table-cell>
          <table:table-cell office:value-type="float" office:value="33725.475000000006">
            <text:p>33725.475000000006</text:p>
          </table:table-cell>
          <table:table-cell office:value-type="float" office:value="31477.11">
            <text:p>31477.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13">
            <text:p>GAS-16013</text:p>
          </table:table-cell>
          <table:table-cell office:value-type="string" office:value="QUEMADOR 3000 CON VALVULA GAS NATURAL">
            <text:p>QUEMADOR 3000 CON VALVULA GAS NATURAL</text:p>
          </table:table-cell>
          <table:table-cell office:value-type="float" office:value="44556.75">
            <text:p>44556.75</text:p>
          </table:table-cell>
          <table:table-cell office:value-type="float" office:value="41586.299999999996">
            <text:p>41586.2999999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14">
            <text:p>GAS-16014</text:p>
          </table:table-cell>
          <table:table-cell office:value-type="string" office:value="QUEMADOR 1500 PARA 10 KGS">
            <text:p>QUEMADOR 1500 PARA 10 KGS</text:p>
          </table:table-cell>
          <table:table-cell office:value-type="float" office:value="20426.699999999997">
            <text:p>20426.699999999997</text:p>
          </table:table-cell>
          <table:table-cell office:value-type="float" office:value="19064.92">
            <text:p>19064.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GAS-16002">
            <text:p>GAS-16002</text:p>
          </table:table-cell>
          <table:table-cell office:value-type="string" office:value="REGULADOR DE GAS 1 MT">
            <text:p>REGULADOR DE GAS 1 MT</text:p>
          </table:table-cell>
          <table:table-cell office:value-type="float" office:value="9908.387999999999">
            <text:p>9908.387999999999</text:p>
          </table:table-cell>
          <table:table-cell office:value-type="float" office:value="9247.8288">
            <text:p>9247.8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01">
            <text:p>ELC-17001</text:p>
          </table:table-cell>
          <table:table-cell office:value-type="string" office:value="CALOVENTOR 1000W/2000W">
            <text:p>CALOVENTOR 1000W/20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09">
            <text:p>ELC-17009</text:p>
          </table:table-cell>
          <table:table-cell office:value-type="string" office:value="ESTUFA METAL VERTICAL">
            <text:p>ESTUFA METAL VERTIC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021">
            <text:p>ELC-170021</text:p>
          </table:table-cell>
          <table:table-cell office:value-type="string" office:value="ESTUFA METAL/PLASTICO VERTICAL">
            <text:p>ESTUFA METAL/PLASTICO VERTICAL</text:p>
          </table:table-cell>
          <table:table-cell office:value-type="float" office:value="23525.64">
            <text:p>23525.64</text:p>
          </table:table-cell>
          <table:table-cell office:value-type="float" office:value="21957.264">
            <text:p>21957.2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1">
            <text:p>WOR-0001</text:p>
          </table:table-cell>
          <table:table-cell office:value-type="string" office:value="JGO DE 6 DESTORNILLADORES">
            <text:p>JGO DE 6 DESTORNILLADORE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2">
            <text:p>WOR-0002</text:p>
          </table:table-cell>
          <table:table-cell office:value-type="string" office:value="JUEGO DE HERRAMIENTAS 4PCS">
            <text:p>JUEGO DE HERRAMIENTAS 4PCS</text:p>
          </table:table-cell>
          <table:table-cell office:value-type="float" office:value="21061.744000000002">
            <text:p>21061.744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3">
            <text:p>WOR-0003</text:p>
          </table:table-cell>
          <table:table-cell office:value-type="string" office:value="MINI ARCO DE SIERRA 6&quot;">
            <text:p>MINI ARCO DE SIERRA 6"</text:p>
          </table:table-cell>
          <table:table-cell office:value-type="float" office:value="3722.5440000000003">
            <text:p>3722.544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4">
            <text:p>WOR-0004</text:p>
          </table:table-cell>
          <table:table-cell office:value-type="string" office:value="PINZA 180MM 7&quot;">
            <text:p>PINZA 180MM 7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5">
            <text:p>WOR-0005</text:p>
          </table:table-cell>
          <table:table-cell office:value-type="string" office:value="PINZA 200MM 8&quot;">
            <text:p>PINZA 200MM 8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6">
            <text:p>WOR-0006</text:p>
          </table:table-cell>
          <table:table-cell office:value-type="string" office:value="ALICATE CORTE OBLIC 190MM 7 1/2&quot;">
            <text:p>ALICATE CORTE OBLIC 190MM 7 1/2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7">
            <text:p>WOR-0007</text:p>
          </table:table-cell>
          <table:table-cell office:value-type="string" office:value="LLAVE AJUSTABLE 6&quot; 160MM">
            <text:p>LLAVE AJUSTABLE 6" 16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8">
            <text:p>WOR-0008</text:p>
          </table:table-cell>
          <table:table-cell office:value-type="string" office:value="LLAVE AJUSTABLE 8&quot; 200MM">
            <text:p>LLAVE AJUSTABLE 8" 20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OR-0009">
            <text:p>WOR-0009</text:p>
          </table:table-cell>
          <table:table-cell office:value-type="string" office:value="LLAVE AJUSTABLE 10&quot; 250MM">
            <text:p>LLAVE AJUSTABLE 10" 250M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3">
            <text:p>MAN-1013</text:p>
          </table:table-cell>
          <table:table-cell office:value-type="string" office:value="MANGUERA ECONOMICA 1/2 X 15 MT">
            <text:p>MANGUERA ECONOMICA 1/2 X 15 MT</text:p>
          </table:table-cell>
          <table:table-cell office:value-type="float" office:value="7430.880000000001">
            <text:p>7430.880000000001</text:p>
          </table:table-cell>
          <table:table-cell office:value-type="string" office:value="">
            <text:p/>
          </table:table-cell>
          <table:table-cell office:value-type="float" office:value="104496.75000000001">
            <text:p>104496.75000000001</text:p>
          </table:table-cell>
          <table:table-cell office:value-type="float" office:value="97530.29999999999">
            <text:p>97530.29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5">
            <text:p>MAN-1015</text:p>
          </table:table-cell>
          <table:table-cell office:value-type="string" office:value="MANGUERA ECONOMICA 3/4 X 15 MT">
            <text:p>MANGUERA ECONOMICA 3/4 X 15 MT</text:p>
          </table:table-cell>
          <table:table-cell office:value-type="float" office:value="8985.008">
            <text:p>8985.008</text:p>
          </table:table-cell>
          <table:table-cell office:value-type="string" office:value="">
            <text:p/>
          </table:table-cell>
          <table:table-cell office:value-type="float" office:value="126351.67499999999">
            <text:p>126351.67499999999</text:p>
          </table:table-cell>
          <table:table-cell office:value-type="float" office:value="117928.23">
            <text:p>117928.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16">
            <text:p>MAN-1016</text:p>
          </table:table-cell>
          <table:table-cell office:value-type="string" office:value="MANGUERA ECONOMICA 3/4 X 25 MT">
            <text:p>MANGUERA ECONOMICA 3/4 X 25 MT</text:p>
          </table:table-cell>
          <table:table-cell office:value-type="float" office:value="17970.016">
            <text:p>17970.016</text:p>
          </table:table-cell>
          <table:table-cell office:value-type="string" office:value="">
            <text:p/>
          </table:table-cell>
          <table:table-cell office:value-type="float" office:value="252703.34999999998">
            <text:p>252703.34999999998</text:p>
          </table:table-cell>
          <table:table-cell office:value-type="float" office:value="235856.46">
            <text:p>235856.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3">
            <text:p>MAT-10003</text:p>
          </table:table-cell>
          <table:table-cell office:value-type="string" office:value="HULE CHINO 140 X MT">
            <text:p>HULE CHINO 140 X MT</text:p>
          </table:table-cell>
          <table:table-cell office:value-type="float" office:value="2927.84">
            <text:p>2927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1">
            <text:p>BRR-0001</text:p>
          </table:table-cell>
          <table:table-cell office:value-type="string" office:value="KIT 22MM S/A 1,4">
            <text:p>KIT 22MM S/A 1,4</text:p>
          </table:table-cell>
          <table:table-cell office:value-type="float" office:value="8055.200000000001">
            <text:p>8055.2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2">
            <text:p>BRR-0002</text:p>
          </table:table-cell>
          <table:table-cell office:value-type="string" office:value="KIT 22MM S/A 1,6">
            <text:p>KIT 22MM S/A 1,6</text:p>
          </table:table-cell>
          <table:table-cell office:value-type="float" office:value="8316.448">
            <text:p>8316.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3">
            <text:p>BRR-0003</text:p>
          </table:table-cell>
          <table:table-cell office:value-type="string" office:value="KIT 22MM S/A 1,8">
            <text:p>KIT 22MM S/A 1,8</text:p>
          </table:table-cell>
          <table:table-cell office:value-type="float" office:value="9318.0">
            <text:p>93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4">
            <text:p>BRR-0004</text:p>
          </table:table-cell>
          <table:table-cell office:value-type="string" office:value="KIT 22MM S/A 2">
            <text:p>KIT 22MM S/A 2</text:p>
          </table:table-cell>
          <table:table-cell office:value-type="float" office:value="9731.584">
            <text:p>9731.5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5">
            <text:p>BRR-0005</text:p>
          </table:table-cell>
          <table:table-cell office:value-type="string" office:value="KIT 22MM S/A 2.2">
            <text:p>KIT 22MM S/A 2.2</text:p>
          </table:table-cell>
          <table:table-cell office:value-type="float" office:value="9953.184000000001">
            <text:p>9953.184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6">
            <text:p>BRR-0006</text:p>
          </table:table-cell>
          <table:table-cell office:value-type="string" office:value="KIT 22MM S/A 2.4">
            <text:p>KIT 22MM S/A 2.4</text:p>
          </table:table-cell>
          <table:table-cell office:value-type="float" office:value="10302.400000000001">
            <text:p>10302.4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7">
            <text:p>BRR-0007</text:p>
          </table:table-cell>
          <table:table-cell office:value-type="string" office:value="KIT 22MM S/A 2.6">
            <text:p>KIT 22MM S/A 2.6</text:p>
          </table:table-cell>
          <table:table-cell office:value-type="float" office:value="10521.6">
            <text:p>10521.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23">
            <text:p>BRR-0023</text:p>
          </table:table-cell>
          <table:table-cell office:value-type="string" office:value="SOPORTE LATERAL 22">
            <text:p>SOPORTE LATERAL 22</text:p>
          </table:table-cell>
          <table:table-cell office:value-type="float" office:value="920.384">
            <text:p>920.3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25">
            <text:p>BRR-0025</text:p>
          </table:table-cell>
          <table:table-cell office:value-type="string" office:value="SOPORTE CENTRAL 22">
            <text:p>SOPORTE CENTRAL 22</text:p>
          </table:table-cell>
          <table:table-cell office:value-type="float" office:value="920.384">
            <text:p>920.3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31">
            <text:p>MED-2031</text:p>
          </table:table-cell>
          <table:table-cell office:value-type="string" office:value="MEDIA SOMBRA 90% 420 X MT NEGRO (retazo)">
            <text:p>MEDIA SOMBRA 90% 420 X MT NEGRO (retazo)</text:p>
          </table:table-cell>
          <table:table-cell office:value-type="float" office:value="8592.64">
            <text:p>8592.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2011">
            <text:p>MED-2011</text:p>
          </table:table-cell>
          <table:table-cell office:value-type="string" office:value="MEDIA SOMBRA 90% 420 X MT VERDE (retazo)">
            <text:p>MEDIA SOMBRA 90% 420 X MT VERDE (retazo)</text:p>
          </table:table-cell>
          <table:table-cell office:value-type="float" office:value="8592.64">
            <text:p>8592.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MED-2028">
            <text:p>MED-2028</text:p>
          </table:table-cell>
          <table:table-cell office:value-type="string" office:value="MEDIA SOMBRA 90% 420 X MT GRIS PLATA CHILENA (retazos)">
            <text:p>MEDIA SOMBRA 90% 420 X MT GRIS PLATA CHILENA (retazos)</text:p>
          </table:table-cell>
          <table:table-cell office:value-type="float" office:value="9744.0">
            <text:p>97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09">
            <text:p>MOS-7009</text:p>
          </table:table-cell>
          <table:table-cell office:value-type="string" office:value="MOSQUITERO ALUMINIO 120 X 30 MT">
            <text:p>MOSQUITERO ALUMINIO 120 X 30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Mosquitero">
            <text:p>Mosquitero</text:p>
          </table:table-cell>
        </table:table-row>
        <table:table-row>
          <table:table-cell office:value-type="string" office:value="MOS-7006">
            <text:p>MOS-7006</text:p>
          </table:table-cell>
          <table:table-cell office:value-type="string" office:value="MOSQUITERO GALVANIZADO 1 X 30 MT">
            <text:p>MOSQUITERO GALVANIZADO 1 X 30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0">
            <text:p>MOS-7010</text:p>
          </table:table-cell>
          <table:table-cell office:value-type="string" office:value="MOSQUITERO PVC 0.8 X MT">
            <text:p>MOSQUITERO PVC 0.8 X MT</text:p>
          </table:table-cell>
          <table:table-cell office:value-type="float" office:value="2544.032">
            <text:p>2544.032</text:p>
          </table:table-cell>
          <table:table-cell office:value-type="string" office:value="">
            <text:p/>
          </table:table-cell>
          <table:table-cell office:value-type="float" office:value="59625.74999999999">
            <text:p>59625.74999999999</text:p>
          </table:table-cell>
          <table:table-cell office:value-type="float" office:value="55650.7">
            <text:p>55650.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1">
            <text:p>MOS-7011</text:p>
          </table:table-cell>
          <table:table-cell office:value-type="string" office:value="MOSQUITERO PVC 1 X MT">
            <text:p>MOSQUITERO PVC 1 X MT</text:p>
          </table:table-cell>
          <table:table-cell office:value-type="float" office:value="3176.7200000000003">
            <text:p>3176.7200000000003</text:p>
          </table:table-cell>
          <table:table-cell office:value-type="string" office:value="">
            <text:p/>
          </table:table-cell>
          <table:table-cell office:value-type="float" office:value="74454.375">
            <text:p>74454.375</text:p>
          </table:table-cell>
          <table:table-cell office:value-type="float" office:value="69490.75">
            <text:p>69490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2">
            <text:p>MOS-7012</text:p>
          </table:table-cell>
          <table:table-cell office:value-type="string" office:value="MOSQUITERO PVC 120 X MT">
            <text:p>MOSQUITERO PVC 120 X MT</text:p>
          </table:table-cell>
          <table:table-cell office:value-type="float" office:value="3814.7360000000003">
            <text:p>3814.7360000000003</text:p>
          </table:table-cell>
          <table:table-cell office:value-type="string" office:value="">
            <text:p/>
          </table:table-cell>
          <table:table-cell office:value-type="float" office:value="89407.875">
            <text:p>89407.875</text:p>
          </table:table-cell>
          <table:table-cell office:value-type="float" office:value="83447.34999999999">
            <text:p>83447.34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7">
            <text:p>MOS-7017</text:p>
          </table:table-cell>
          <table:table-cell office:value-type="string" office:value="MOSQUITERO PVC 140 X MT">
            <text:p>MOSQUITERO PVC 140 X M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OS-7013">
            <text:p>MOS-7013</text:p>
          </table:table-cell>
          <table:table-cell office:value-type="string" office:value="MOSQUITERO PVC 150 X MT">
            <text:p>MOSQUITERO PVC 150 X MT</text:p>
          </table:table-cell>
          <table:table-cell office:value-type="float" office:value="4758.448">
            <text:p>4758.448</text:p>
          </table:table-cell>
          <table:table-cell office:value-type="string" office:value="">
            <text:p/>
          </table:table-cell>
          <table:table-cell office:value-type="float" office:value="111526.125">
            <text:p>111526.125</text:p>
          </table:table-cell>
          <table:table-cell office:value-type="float" office:value="104091.04999999999">
            <text:p>104091.049999999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07">
            <text:p>TEA-9007</text:p>
          </table:table-cell>
          <table:table-cell office:value-type="string" office:value="MALLA DE REVOQUE">
            <text:p>MALLA DE REVOQUE</text:p>
          </table:table-cell>
          <table:table-cell office:value-type="float" office:value="78105.344">
            <text:p>78105.3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O-5020">
            <text:p>RAO-5020</text:p>
          </table:table-cell>
          <table:table-cell office:value-type="string" office:value="CINTA CUBRE CERCO X 63MM X 300 MT">
            <text:p>CINTA CUBRE CERCO X 63MM X 300 MT</text:p>
          </table:table-cell>
          <table:table-cell office:value-type="float" office:value="220.9536">
            <text:p>220.9536</text:p>
          </table:table-cell>
          <table:table-cell office:value-type="string" office:value="">
            <text:p/>
          </table:table-cell>
          <table:table-cell office:value-type="float" office:value="62143.200000000004">
            <text:p>62143.200000000004</text:p>
          </table:table-cell>
          <table:table-cell office:value-type="float" office:value="58000.32">
            <text:p>58000.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-10006">
            <text:p>MAT-10006</text:p>
          </table:table-cell>
          <table:table-cell office:value-type="string" office:value="CINTA CUBANA (XMTS)">
            <text:p>CINTA CUBANA (XMTS)</text:p>
          </table:table-cell>
          <table:table-cell office:value-type="float" office:value="436.8">
            <text:p>436.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OP-17007">
            <text:p>ROP-17007</text:p>
          </table:table-cell>
          <table:table-cell office:value-type="string" office:value="BOTIN TRABAJO ECOMONICO">
            <text:p>BOTIN TRABAJO ECOMONICO</text:p>
          </table:table-cell>
          <table:table-cell office:value-type="float" office:value="10067.472000000002">
            <text:p>10067.472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B-19041">
            <text:p>CAB-19041</text:p>
          </table:table-cell>
          <table:table-cell office:value-type="string" office:value="PORTALAMPARA CON CHICOTE">
            <text:p>PORTALAMPARA CON CHICO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B-19042">
            <text:p>CAB-19042</text:p>
          </table:table-cell>
          <table:table-cell office:value-type="string" office:value="TARUGO POLIPROPILENO C/T N6 X 2000">
            <text:p>TARUGO POLIPROPILENO C/T N6 X 2000</text:p>
          </table:table-cell>
          <table:table-cell office:value-type="float" office:value="8.464960000000001">
            <text:p>8.464960000000001</text:p>
          </table:table-cell>
          <table:table-cell office:value-type="string" office:value="">
            <text:p/>
          </table:table-cell>
          <table:table-cell office:value-type="float" office:value="15871.800000000001">
            <text:p>15871.800000000001</text:p>
          </table:table-cell>
          <table:table-cell office:value-type="float" office:value="14813.68">
            <text:p>14813.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B-19043">
            <text:p>CAB-19043</text:p>
          </table:table-cell>
          <table:table-cell office:value-type="string" office:value="TARUGO POLIPROPILENO C/T N8 X 1000">
            <text:p>TARUGO POLIPROPILENO C/T N8 X 10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B-19044">
            <text:p>CAB-19044</text:p>
          </table:table-cell>
          <table:table-cell office:value-type="string" office:value="TARUGO POLIPROPILENO C/T N10 X 500">
            <text:p>TARUGO POLIPROPILENO C/T N10 X 500</text:p>
          </table:table-cell>
          <table:table-cell office:value-type="float" office:value="33.859840000000005">
            <text:p>33.859840000000005</text:p>
          </table:table-cell>
          <table:table-cell office:value-type="string" office:value="">
            <text:p/>
          </table:table-cell>
          <table:table-cell office:value-type="float" office:value="15871.800000000001">
            <text:p>15871.800000000001</text:p>
          </table:table-cell>
          <table:table-cell office:value-type="float" office:value="14813.68">
            <text:p>14813.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07">
            <text:p>IMP-1107</text:p>
          </table:table-cell>
          <table:table-cell office:value-type="string" office:value="JUEGO TENIS DE PLAYA - MOR">
            <text:p>JUEGO TENIS DE PLAYA - M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1036">
            <text:p>BAZ-1036</text:p>
          </table:table-cell>
          <table:table-cell office:value-type="string" office:value="BAÑERA BABY DESES. P">
            <text:p>BAÑERA BABY DESES. P</text:p>
          </table:table-cell>
          <table:table-cell office:value-type="float" office:value="9179.904">
            <text:p>9179.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1035">
            <text:p>BAZ-1035</text:p>
          </table:table-cell>
          <table:table-cell office:value-type="string" office:value="BOMBILLA RECTA LARGA MALON">
            <text:p>BOMBILLA RECTA LARGA MALON</text:p>
          </table:table-cell>
          <table:table-cell office:value-type="float" office:value="2228.848">
            <text:p>2228.8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82">
            <text:p>BAZ-0082</text:p>
          </table:table-cell>
          <table:table-cell office:value-type="string" office:value="PLATO PLAYO CRISTAL">
            <text:p>PLATO PLAYO CRISTAL</text:p>
          </table:table-cell>
          <table:table-cell office:value-type="float" office:value="1345.616">
            <text:p>1345.6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108">
            <text:p>BAZ-0108</text:p>
          </table:table-cell>
          <table:table-cell office:value-type="string" office:value="TERMO INOX NOBILE 1LT - MOR">
            <text:p>TERMO INOX NOBILE 1LT - M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1">
            <text:p>PROM-0001</text:p>
          </table:table-cell>
          <table:table-cell office:value-type="string" office:value="CONSERVADORA X17LTS (5 BOT.ACOSTADAS) DESES PLAST">
            <text:p>CONSERVADORA X17LTS (5 BOT.ACOSTADAS) DESES PLAST</text:p>
          </table:table-cell>
          <table:table-cell office:value-type="float" office:value="34576.608">
            <text:p>34576.6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2">
            <text:p>PROM-0002</text:p>
          </table:table-cell>
          <table:table-cell office:value-type="string" office:value="CONSERVADORA X 28LTS (8 BOT.PARADAS) DESES PLAST">
            <text:p>CONSERVADORA X 28LTS (8 BOT.PARADAS) DESES PLAST</text:p>
          </table:table-cell>
          <table:table-cell office:value-type="float" office:value="49394.528000000006">
            <text:p>49394.5280000000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3">
            <text:p>PROM-0003</text:p>
          </table:table-cell>
          <table:table-cell office:value-type="string" office:value="JARRA C/T 2LTS DESES PLAST">
            <text:p>JARRA C/T 2LTS DESES PLAST</text:p>
          </table:table-cell>
          <table:table-cell office:value-type="float" office:value="2685.76">
            <text:p>2685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4">
            <text:p>PROM-0004</text:p>
          </table:table-cell>
          <table:table-cell office:value-type="string" office:value="TERMO WEEKEND X2LTS PLAST UNIVERSO">
            <text:p>TERMO WEEKEND X2LTS PLAST UNIVERSO</text:p>
          </table:table-cell>
          <table:table-cell office:value-type="float" office:value="10256.960000000001">
            <text:p>10256.9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5">
            <text:p>PROM-0005</text:p>
          </table:table-cell>
          <table:table-cell office:value-type="string" office:value="TERMO CAMPING X3LTS DESES PLAST">
            <text:p>TERMO CAMPING X3LTS DESES PLAST</text:p>
          </table:table-cell>
          <table:table-cell office:value-type="float" office:value="13463.264000000003">
            <text:p>13463.264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6">
            <text:p>PROM-0006</text:p>
          </table:table-cell>
          <table:table-cell office:value-type="string" office:value="CENTRIFUGA DE VERDURA DESES PLAST">
            <text:p>CENTRIFUGA DE VERDURA DESES PLAST</text:p>
          </table:table-cell>
          <table:table-cell office:value-type="float" office:value="8915.2">
            <text:p>8915.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7">
            <text:p>PROM-0007</text:p>
          </table:table-cell>
          <table:table-cell office:value-type="string" office:value="SET PERCHAS PLAST X4 UNIVERSO">
            <text:p>SET PERCHAS PLAST X4 UNIVERSO</text:p>
          </table:table-cell>
          <table:table-cell office:value-type="float" office:value="2559.4880000000003">
            <text:p>2559.48800000000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8">
            <text:p>PROM-0008</text:p>
          </table:table-cell>
          <table:table-cell office:value-type="string" office:value="SET CUBETERAS X2 PALST UNIVERSO">
            <text:p>SET CUBETERAS X2 PALST UNIVERSO</text:p>
          </table:table-cell>
          <table:table-cell office:value-type="float" office:value="1825.6000000000001">
            <text:p>1825.60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ROM-0009">
            <text:p>PROM-0009</text:p>
          </table:table-cell>
          <table:table-cell office:value-type="string" office:value="BANQUETA CUAD. REFORZADA NEGRA">
            <text:p>BANQUETA CUAD. REFORZADA NEGRA</text:p>
          </table:table-cell>
          <table:table-cell office:value-type="float" office:value="7277.44">
            <text:p>7277.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03">
            <text:p>LIMP-0003</text:p>
          </table:table-cell>
          <table:table-cell office:value-type="string" office:value="CEPILLO LIMPIA VEHICULOS (ECONOMICO)">
            <text:p>CEPILLO LIMPIA VEHICULOS (ECONOMICO)</text:p>
          </table:table-cell>
          <table:table-cell office:value-type="float" office:value="2060.48">
            <text:p>2060.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CH-14008">
            <text:p>TCH-14008</text:p>
          </table:table-cell>
          <table:table-cell office:value-type="string" office:value="TUBO DE CUARZO VERTICAL">
            <text:p>TUBO DE CUARZO VERTICAL</text:p>
          </table:table-cell>
          <table:table-cell office:value-type="float" office:value="3452.8800000000006">
            <text:p>3452.88000000000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1">
            <text:p>BRR-0001</text:p>
          </table:table-cell>
          <table:table-cell office:value-type="string" office:value="KIT 22MM S/A 1.4">
            <text:p>KIT 22MM S/A 1.4</text:p>
          </table:table-cell>
          <table:table-cell office:value-type="float" office:value="8055.200000000001">
            <text:p>8055.2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2">
            <text:p>BRR-0002</text:p>
          </table:table-cell>
          <table:table-cell office:value-type="string" office:value="KIT 22MM S/A 1.6">
            <text:p>KIT 22MM S/A 1.6</text:p>
          </table:table-cell>
          <table:table-cell office:value-type="float" office:value="8316.448">
            <text:p>8316.4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RR-0003">
            <text:p>BRR-0003</text:p>
          </table:table-cell>
          <table:table-cell office:value-type="string" office:value="KIT 22MM S/A 1.8">
            <text:p>KIT 22MM S/A 1.8</text:p>
          </table:table-cell>
          <table:table-cell office:value-type="float" office:value="9318.0">
            <text:p>93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08">
            <text:p>TEA-9008</text:p>
          </table:table-cell>
          <table:table-cell office:value-type="string" office:value="MALLA PVC 19 X 19 X 1.3 VERDE X 25">
            <text:p>MALLA PVC 19 X 19 X 1.3 VERDE X 25</text:p>
          </table:table-cell>
          <table:table-cell office:value-type="float" office:value="7292.37888">
            <text:p>7292.37888</text:p>
          </table:table-cell>
          <table:table-cell office:value-type="string" office:value="">
            <text:p/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17">
            <text:p>TEA-9017</text:p>
          </table:table-cell>
          <table:table-cell office:value-type="string" office:value="MALLA PVC 19 X 19 X 1.3 NEGRA X 25">
            <text:p>MALLA PVC 19 X 19 X 1.3 NEGRA X 25</text:p>
          </table:table-cell>
          <table:table-cell office:value-type="float" office:value="7506.86016">
            <text:p>7506.86016</text:p>
          </table:table-cell>
          <table:table-cell office:value-type="string" office:value="">
            <text:p/>
          </table:table-cell>
          <table:table-cell office:value-type="float" office:value="175942.03499999997">
            <text:p>175942.03499999997</text:p>
          </table:table-cell>
          <table:table-cell office:value-type="float" office:value="164212.56599999996">
            <text:p>164212.565999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10">
            <text:p>TEA-9010</text:p>
          </table:table-cell>
          <table:table-cell office:value-type="string" office:value="MALLA PVC 13 X 13 X 1.1 VERDE X 25">
            <text:p>MALLA PVC 13 X 13 X 1.1 VERDE X 25</text:p>
          </table:table-cell>
          <table:table-cell office:value-type="float" office:value="7292.37888">
            <text:p>7292.37888</text:p>
          </table:table-cell>
          <table:table-cell office:value-type="string" office:value="">
            <text:p/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11">
            <text:p>TEA-9011</text:p>
          </table:table-cell>
          <table:table-cell office:value-type="string" office:value="MALLA PVC 13 X 13 X 1.1 NEGRO X 25">
            <text:p>MALLA PVC 13 X 13 X 1.1 NEGRO X 25</text:p>
          </table:table-cell>
          <table:table-cell office:value-type="float" office:value="7292.37888">
            <text:p>7292.37888</text:p>
          </table:table-cell>
          <table:table-cell office:value-type="string" office:value="">
            <text:p/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13">
            <text:p>TEA-9013</text:p>
          </table:table-cell>
          <table:table-cell office:value-type="string" office:value="MALLA PVC 25 X 25 X 1.4 NEGRO X 25">
            <text:p>MALLA PVC 25 X 25 X 1.4 NEGRO X 25</text:p>
          </table:table-cell>
          <table:table-cell office:value-type="float" office:value="7292.37888">
            <text:p>7292.37888</text:p>
          </table:table-cell>
          <table:table-cell office:value-type="string" office:value="">
            <text:p/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09">
            <text:p>TEA-9009</text:p>
          </table:table-cell>
          <table:table-cell office:value-type="string" office:value="MALLA PVC 25 X 25 X 1.4 VERDE X 25">
            <text:p>MALLA PVC 25 X 25 X 1.4 VERDE X 25</text:p>
          </table:table-cell>
          <table:table-cell office:value-type="float" office:value="7292.37888">
            <text:p>7292.37888</text:p>
          </table:table-cell>
          <table:table-cell office:value-type="string" office:value="">
            <text:p/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F-5004">
            <text:p>RAF-5004</text:p>
          </table:table-cell>
          <table:table-cell office:value-type="string" office:value="RAFIA LIVIANA LAMINADA SIMPLE 1.50 MT X MT VERDE">
            <text:p>RAFIA LIVIANA LAMINADA SIMPLE 1.50 MT X MT VERDE</text:p>
          </table:table-cell>
          <table:table-cell office:value-type="float" office:value="4256.0">
            <text:p>4256.0</text:p>
          </table:table-cell>
          <table:table-cell office:value-type="string" office:value="">
            <text:p/>
          </table:table-cell>
          <table:table-cell office:value-type="float" office:value="199500.0">
            <text:p>199500.0</text:p>
          </table:table-cell>
          <table:table-cell office:value-type="float" office:value="186199.99999999997">
            <text:p>186199.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F-5005">
            <text:p>RAF-5005</text:p>
          </table:table-cell>
          <table:table-cell office:value-type="string" office:value="RAFIA LIVIANA LAMINADA SIMPLE 1.50 MT X MT NEGRA">
            <text:p>RAFIA LIVIANA LAMINADA SIMPLE 1.50 MT X MT NEGRA</text:p>
          </table:table-cell>
          <table:table-cell office:value-type="float" office:value="4256.0">
            <text:p>4256.0</text:p>
          </table:table-cell>
          <table:table-cell office:value-type="string" office:value="">
            <text:p/>
          </table:table-cell>
          <table:table-cell office:value-type="float" office:value="199500.0">
            <text:p>199500.0</text:p>
          </table:table-cell>
          <table:table-cell office:value-type="float" office:value="186199.99999999997">
            <text:p>186199.999999999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O-5025">
            <text:p>RAO-5025</text:p>
          </table:table-cell>
          <table:table-cell office:value-type="string" office:value="RAFIA LIVIANA LAMINADA SIMPLE CON OJAL 1.50 MT X MT NEGRA">
            <text:p>RAFIA LIVIANA LAMINADA SIMPLE CON OJAL 1.50 MT X MT NEGRA</text:p>
          </table:table-cell>
          <table:table-cell office:value-type="float" office:value="5320.0">
            <text:p>5320.0</text:p>
          </table:table-cell>
          <table:table-cell office:value-type="string" office:value="">
            <text:p/>
          </table:table-cell>
          <table:table-cell office:value-type="float" office:value="249375.0">
            <text:p>249375.0</text:p>
          </table:table-cell>
          <table:table-cell office:value-type="float" office:value="232750.0">
            <text:p>2327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AO-5026">
            <text:p>RAO-5026</text:p>
          </table:table-cell>
          <table:table-cell office:value-type="string" office:value="RAFIA LIVIANA LAMINADA SIMPLE CON OJAL 1.50 MT X MT VERDE">
            <text:p>RAFIA LIVIANA LAMINADA SIMPLE CON OJAL 1.50 MT X MT VERDE</text:p>
          </table:table-cell>
          <table:table-cell office:value-type="float" office:value="5320.0">
            <text:p>5320.0</text:p>
          </table:table-cell>
          <table:table-cell office:value-type="string" office:value="">
            <text:p/>
          </table:table-cell>
          <table:table-cell office:value-type="float" office:value="249375.0">
            <text:p>249375.0</text:p>
          </table:table-cell>
          <table:table-cell office:value-type="float" office:value="232750.0">
            <text:p>2327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4">
            <text:p>CBO-0004</text:p>
          </table:table-cell>
          <table:table-cell office:value-type="string" office:value="CABO DE PALA 70 EMPUÑADURA PLASTICA">
            <text:p>CABO DE PALA 70 EMPUÑADURA PLASTI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5">
            <text:p>CBO-0005</text:p>
          </table:table-cell>
          <table:table-cell office:value-type="string" office:value="CABO DE MAZA DE 30">
            <text:p>CABO DE MAZA DE 3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6">
            <text:p>CBO-0006</text:p>
          </table:table-cell>
          <table:table-cell office:value-type="string" office:value="CABO DE MAZA DE 35">
            <text:p>CABO DE MAZA DE 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0041">
            <text:p>BAZ-0041</text:p>
          </table:table-cell>
          <table:table-cell office:value-type="string" office:value="RECIPIENTE RESIDUOS X8 LTS CON TAPA">
            <text:p>RECIPIENTE RESIDUOS X8 LTS CON TAPA</text:p>
          </table:table-cell>
          <table:table-cell office:value-type="float" office:value="6830.272000000001">
            <text:p>6830.272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19">
            <text:p>LIMP-0019</text:p>
          </table:table-cell>
          <table:table-cell office:value-type="string" office:value="ESCOBILLON &quot;GERIFALTE&quot; CURVO">
            <text:p>ESCOBILLON "GERIFALTE" CURVO</text:p>
          </table:table-cell>
          <table:table-cell office:value-type="float" office:value="6348.032">
            <text:p>6348.0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26">
            <text:p>LIMP-0026</text:p>
          </table:table-cell>
          <table:table-cell office:value-type="string" office:value="SECADOR PVC CON GOMA 30 CM">
            <text:p>SECADOR PVC CON GOMA 30 CM</text:p>
          </table:table-cell>
          <table:table-cell office:value-type="float" office:value="4975.84">
            <text:p>497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IMP-0025">
            <text:p>LIMP-0025</text:p>
          </table:table-cell>
          <table:table-cell office:value-type="string" office:value="SECADOR PVC CON GOMA 50 CM">
            <text:p>SECADOR PVC CON GOMA 50 CM</text:p>
          </table:table-cell>
          <table:table-cell office:value-type="float" office:value="6532.16">
            <text:p>6532.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2">
            <text:p>CBO-0002</text:p>
          </table:table-cell>
          <table:table-cell office:value-type="string" office:value="CABO DE ESCOBA 1.50 CON PUNTA ROSCADA">
            <text:p>CABO DE ESCOBA 1.50 CON PUNTA ROSCADA</text:p>
          </table:table-cell>
          <table:table-cell office:value-type="float" office:value="1283.04">
            <text:p>1283.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BO-0003">
            <text:p>CBO-0003</text:p>
          </table:table-cell>
          <table:table-cell office:value-type="string" office:value="CABO DE CEPILLO BARRENDERO 1.50 CON PUNTA ROSCADA">
            <text:p>CABO DE CEPILLO BARRENDERO 1.50 CON PUNTA ROSCADA</text:p>
          </table:table-cell>
          <table:table-cell office:value-type="float" office:value="1874.4">
            <text:p>1874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11">
            <text:p>IMP-1111</text:p>
          </table:table-cell>
          <table:table-cell office:value-type="string" office:value="MANGUERA DESCARGA LAVARROPAS 120 cm">
            <text:p>MANGUERA DESCARGA LAVARROPAS 120 c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20">
            <text:p>LUB-0020</text:p>
          </table:table-cell>
          <table:table-cell office:value-type="string" office:value="AEROSOL LUBRICANTE MULTIUSO 165G / 230CC">
            <text:p>AEROSOL LUBRICANTE MULTIUSO 165G / 23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UB-0021">
            <text:p>LUB-0021</text:p>
          </table:table-cell>
          <table:table-cell office:value-type="string" office:value="AEROSOL LUBRICANTE MULTIUSO 264G / 400CC">
            <text:p>AEROSOL LUBRICANTE MULTIUSO 264G / 400C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AR-12007">
            <text:p>CAR-12007</text:p>
          </table:table-cell>
          <table:table-cell office:value-type="string" office:value="RESISTENCIA BRONCE PULMON">
            <text:p>RESISTENCIA BRONCE PULMON</text:p>
          </table:table-cell>
          <table:table-cell office:value-type="float" office:value="7920.0">
            <text:p>7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07">
            <text:p>RES-13007</text:p>
          </table:table-cell>
          <table:table-cell office:value-type="string" office:value="RESISTENCIA ESPIRAL 600W">
            <text:p>RESISTENCIA ESPIRAL 600W</text:p>
          </table:table-cell>
          <table:table-cell office:value-type="float" office:value="1021.472">
            <text:p>1021.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08">
            <text:p>RES-13008</text:p>
          </table:table-cell>
          <table:table-cell office:value-type="string" office:value="RESISTENCIA ESPIRAL 800W">
            <text:p>RESISTENCIA ESPIRAL 800W</text:p>
          </table:table-cell>
          <table:table-cell office:value-type="float" office:value="1201.2160000000001">
            <text:p>1201.216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ES-13011">
            <text:p>RES-13011</text:p>
          </table:table-cell>
          <table:table-cell office:value-type="string" office:value="RESISTENCIA ESPIRAL 1500W">
            <text:p>RESISTENCIA ESPIRAL 1500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CH-14006">
            <text:p>TCH-14006</text:p>
          </table:table-cell>
          <table:table-cell office:value-type="string" office:value="TUBO HALOGENO 400 W 24 CM">
            <text:p>TUBO HALOGENO 400 W 24 CM</text:p>
          </table:table-cell>
          <table:table-cell office:value-type="float" office:value="3890.56">
            <text:p>3890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D-0029">
            <text:p>MED-0029</text:p>
          </table:table-cell>
          <table:table-cell office:value-type="string" office:value="MEDIA SOMBRA 90% 420 X MT VERDE">
            <text:p>MEDIA SOMBRA 90% 420 X MT VERDE</text:p>
          </table:table-cell>
          <table:table-cell office:value-type="float" office:value="9563.696000000002">
            <text:p>9563.696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Rollos">
            <text:p>Rollos</text:p>
          </table:table-cell>
          <table:table-cell office:value-type="string" office:value="Media Sombra">
            <text:p>Media Sombra</text:p>
          </table:table-cell>
        </table:table-row>
        <table:table-row>
          <table:table-cell office:value-type="string" office:value="TEA-9004">
            <text:p>TEA-9004</text:p>
          </table:table-cell>
          <table:table-cell office:value-type="string" office:value="MALLA SOLDADA 50 X 50 X 1.47 X 1.5 M">
            <text:p>MALLA SOLDADA 50 X 50 X 1.47 X 1.5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-9006">
            <text:p>TEA-9006</text:p>
          </table:table-cell>
          <table:table-cell office:value-type="string" office:value="MALLA SOLDADA 19 X 19 X 1.24 X 1 M">
            <text:p>MALLA SOLDADA 19 X 19 X 1.24 X 1 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EZ-1031">
            <text:p>MEZ-1031</text:p>
          </table:table-cell>
          <table:table-cell office:value-type="string" office:value="MEZCLADORA DE BAÑO BLANCA PARA LAVATORIO">
            <text:p>MEZCLADORA DE BAÑO BLANCA PARA LAVATORIO</text:p>
          </table:table-cell>
          <table:table-cell office:value-type="float" office:value="12255.936000000002">
            <text:p>12255.9360000000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LC-17014">
            <text:p>ELC-17014</text:p>
          </table:table-cell>
          <table:table-cell office:value-type="string" office:value="BORDEADORA VITAL GAS 600 W">
            <text:p>BORDEADORA VITAL GAS 600 W</text:p>
          </table:table-cell>
          <table:table-cell office:value-type="float" office:value="76763.84000000001">
            <text:p>76763.84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03">
            <text:p>MAN-1003</text:p>
          </table:table-cell>
          <table:table-cell office:value-type="string" office:value="MANGUERA CRISTAL 9 X 11 X 50 MT">
            <text:p>MANGUERA CRISTAL 9 X 11 X 50 MT</text:p>
          </table:table-cell>
          <table:table-cell office:value-type="float" office:value="21485.984">
            <text:p>21485.9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24">
            <text:p>MAN-1024</text:p>
          </table:table-cell>
          <table:table-cell office:value-type="string" office:value="MANGUERA GAS GOMA Y TELA APROBADA 8 X 25 MT">
            <text:p>MANGUERA GAS GOMA Y TELA APROBADA 8 X 25 MT</text:p>
          </table:table-cell>
          <table:table-cell office:value-type="float" office:value="28969.471999999998">
            <text:p>28969.4719999999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-1042">
            <text:p>MAN-1042</text:p>
          </table:table-cell>
          <table:table-cell office:value-type="string" office:value="MANGUERA GAS GOMA Y TELA APROBADA 8 X 50 MT">
            <text:p>MANGUERA GAS GOMA Y TELA APROBADA 8 X 50 MT</text:p>
          </table:table-cell>
          <table:table-cell office:value-type="float" office:value="57941.136">
            <text:p>57941.1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MP-1124">
            <text:p>IMP-1124</text:p>
          </table:table-cell>
          <table:table-cell office:value-type="string" office:value="FILM STRETCH 50CM C/MANGO X ROLLO NEGRO">
            <text:p>FILM STRETCH 50CM C/MANGO X ROLLO NEGRO</text:p>
          </table:table-cell>
          <table:table-cell office:value-type="float" office:value="15782.400000000001">
            <text:p>15782.4000000000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BAZ-1037">
            <text:p>BAZ-1037</text:p>
          </table:table-cell>
          <table:table-cell office:value-type="string" office:value="PLATO HONDO CRISTAL">
            <text:p>PLATO HONDO CRISTAL</text:p>
          </table:table-cell>
          <table:table-cell office:value-type="float" office:value="1345.616">
            <text:p>1345.6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Rollos">
        <table:table-row>
          <table:table-cell table:style-name="pd1" office:value-type="string" office:value="Codigo">
            <text:p>Codigo</text:p>
          </table:table-cell>
          <table:table-cell table:style-name="pd1" office:value-type="string" office:value="Descripcion">
            <text:p>Descripcion</text:p>
          </table:table-cell>
          <table:table-cell table:style-name="pd1" office:value-type="string" office:value="Cant">
            <text:p>Cant</text:p>
          </table:table-cell>
          <table:table-cell table:style-name="pd1" office:value-type="string" office:value="Publico">
            <text:p>Publico</text:p>
          </table:table-cell>
          <table:table-cell table:style-name="pd1" office:value-type="string" office:value="Rollo">
            <text:p>Rollo</text:p>
          </table:table-cell>
          <table:table-cell table:style-name="pd1" office:value-type="string" office:value="Rollo Efec">
            <text:p>Rollo Efec</text:p>
          </table:table-cell>
        </table:table-row>
        <table:table-row>
          <table:table-cell office:value-type="string" office:value="MED-2001">
            <text:p>MED-2001</text:p>
          </table:table-cell>
          <table:table-cell office:value-type="string" office:value="MEDIA SOMBRA STD/FERRETERA 80% 210 X MT NEGRO">
            <text:p>MEDIA SOMBRA STD/FERRETERA 80% 210 X MT NEGRO</text:p>
          </table:table-cell>
          <table:table-cell office:value-type="float" office:value="50.0">
            <text:p>50.0</text:p>
          </table:table-cell>
          <table:table-cell office:value-type="float" office:value="2389.28">
            <text:p>2389.28</text:p>
          </table:table-cell>
          <table:table-cell office:value-type="float" office:value="111997.5">
            <text:p>111997.5</text:p>
          </table:table-cell>
          <table:table-cell office:value-type="float" office:value="104531.0">
            <text:p>104531.0</text:p>
          </table:table-cell>
        </table:table-row>
        <table:table-row>
          <table:table-cell office:value-type="string" office:value="MED-2002">
            <text:p>MED-2002</text:p>
          </table:table-cell>
          <table:table-cell office:value-type="string" office:value="MEDIA SOMBRA STD/FERRETERA 80% 210 X MT VERDE">
            <text:p>MEDIA SOMBRA STD/FERRETERA 80% 210 X MT VERDE</text:p>
          </table:table-cell>
          <table:table-cell office:value-type="float" office:value="50.0">
            <text:p>50.0</text:p>
          </table:table-cell>
          <table:table-cell office:value-type="float" office:value="2389.28">
            <text:p>2389.28</text:p>
          </table:table-cell>
          <table:table-cell office:value-type="float" office:value="111997.49999999999">
            <text:p>111997.49999999999</text:p>
          </table:table-cell>
          <table:table-cell office:value-type="float" office:value="104531.0">
            <text:p>104531.0</text:p>
          </table:table-cell>
        </table:table-row>
        <table:table-row>
          <table:table-cell office:value-type="string" office:value="MED-2004">
            <text:p>MED-2004</text:p>
          </table:table-cell>
          <table:table-cell office:value-type="string" office:value="MEDIA SOMBRA STD/FERRETERA 80% 420 X MT VERDE">
            <text:p>MEDIA SOMBRA STD/FERRETERA 80% 420 X MT VERDE</text:p>
          </table:table-cell>
          <table:table-cell office:value-type="float" office:value="50.0">
            <text:p>50.0</text:p>
          </table:table-cell>
          <table:table-cell office:value-type="float" office:value="4780.7519999999995">
            <text:p>4780.7519999999995</text:p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</table:table-row>
        <table:table-row>
          <table:table-cell office:value-type="string" office:value="MED-2003">
            <text:p>MED-2003</text:p>
          </table:table-cell>
          <table:table-cell office:value-type="string" office:value="MEDIA SOMBRA STD/FERRETERA 80% 420 X MT NEGRO">
            <text:p>MEDIA SOMBRA STD/FERRETERA 80% 420 X MT NEGRO</text:p>
          </table:table-cell>
          <table:table-cell office:value-type="float" office:value="50.0">
            <text:p>50.0</text:p>
          </table:table-cell>
          <table:table-cell office:value-type="float" office:value="4780.7519999999995">
            <text:p>4780.7519999999995</text:p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</table:table-row>
        <table:table-row>
          <table:table-cell office:value-type="string" office:value="MED-2005">
            <text:p>MED-2005</text:p>
          </table:table-cell>
          <table:table-cell office:value-type="string" office:value="MEDIA SOMBRA STD/FERRETERA 80% 420 X MT RAYADA BLANCO / AZUL">
            <text:p>MEDIA SOMBRA STD/FERRETERA 80% 420 X MT RAYADA BLANCO / AZUL</text:p>
          </table:table-cell>
          <table:table-cell office:value-type="float" office:value="50.0">
            <text:p>50.0</text:p>
          </table:table-cell>
          <table:table-cell office:value-type="float" office:value="4896.496">
            <text:p>4896.496</text:p>
          </table:table-cell>
          <table:table-cell office:value-type="float" office:value="229523.25">
            <text:p>229523.25</text:p>
          </table:table-cell>
          <table:table-cell office:value-type="float" office:value="214221.69999999995">
            <text:p>214221.69999999995</text:p>
          </table:table-cell>
        </table:table-row>
        <table:table-row>
          <table:table-cell office:value-type="string" office:value="MED-2007">
            <text:p>MED-2007</text:p>
          </table:table-cell>
          <table:table-cell office:value-type="string" office:value="MEDIA SOMBRA STD/FERRETERA 80% 420 X 50 MT RAYADA BLANCO / VERDE">
            <text:p>MEDIA SOMBRA STD/FERRETERA 80% 420 X 50 MT RAYADA BLANCO / VERDE</text:p>
          </table:table-cell>
          <table:table-cell office:value-type="float" office:value="50.0">
            <text:p>50.0</text:p>
          </table:table-cell>
          <table:table-cell office:value-type="float" office:value="4896.496">
            <text:p>4896.496</text:p>
          </table:table-cell>
          <table:table-cell office:value-type="float" office:value="229523.25">
            <text:p>229523.25</text:p>
          </table:table-cell>
          <table:table-cell office:value-type="float" office:value="214221.69999999995">
            <text:p>214221.69999999995</text:p>
          </table:table-cell>
        </table:table-row>
        <table:table-row>
          <table:table-cell office:value-type="string" office:value="MED-2008">
            <text:p>MED-2008</text:p>
          </table:table-cell>
          <table:table-cell office:value-type="string" office:value="MEDIA SOMBRA 90% 210 X MT NEGRO">
            <text:p>MEDIA SOMBRA 90% 210 X MT NEGRO</text:p>
          </table:table-cell>
          <table:table-cell office:value-type="float" office:value="50.0">
            <text:p>50.0</text:p>
          </table:table-cell>
          <table:table-cell office:value-type="float" office:value="4780.7519999999995">
            <text:p>4780.7519999999995</text:p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</table:table-row>
        <table:table-row>
          <table:table-cell office:value-type="string" office:value="MED-2009">
            <text:p>MED-2009</text:p>
          </table:table-cell>
          <table:table-cell office:value-type="string" office:value="MEDIA SOMBRA 90% 210 X MT VERDE">
            <text:p>MEDIA SOMBRA 90% 210 X MT VERDE</text:p>
          </table:table-cell>
          <table:table-cell office:value-type="float" office:value="50.0">
            <text:p>50.0</text:p>
          </table:table-cell>
          <table:table-cell office:value-type="float" office:value="4780.7519999999995">
            <text:p>4780.7519999999995</text:p>
          </table:table-cell>
          <table:table-cell office:value-type="float" office:value="224097.75">
            <text:p>224097.75</text:p>
          </table:table-cell>
          <table:table-cell office:value-type="float" office:value="209157.89999999997">
            <text:p>209157.89999999997</text:p>
          </table:table-cell>
        </table:table-row>
        <table:table-row>
          <table:table-cell office:value-type="string" office:value="MED-2010">
            <text:p>MED-2010</text:p>
          </table:table-cell>
          <table:table-cell office:value-type="string" office:value="MEDIA SOMBRA 90% 420 X MT NEGRO">
            <text:p>MEDIA SOMBRA 90% 420 X MT NEGRO</text:p>
          </table:table-cell>
          <table:table-cell office:value-type="float" office:value="50.0">
            <text:p>50.0</text:p>
          </table:table-cell>
          <table:table-cell office:value-type="float" office:value="9563.696000000002">
            <text:p>9563.696000000002</text:p>
          </table:table-cell>
          <table:table-cell office:value-type="float" office:value="448298.25">
            <text:p>448298.25</text:p>
          </table:table-cell>
          <table:table-cell office:value-type="float" office:value="418411.7">
            <text:p>418411.7</text:p>
          </table:table-cell>
        </table:table-row>
        <table:table-row>
          <table:table-cell office:value-type="string" office:value="MED-2011">
            <text:p>MED-2011</text:p>
          </table:table-cell>
          <table:table-cell office:value-type="string" office:value="MEDIA SOMBRA 90% 420 X MT VERDE">
            <text:p>MEDIA SOMBRA 90% 420 X MT VERDE</text:p>
          </table:table-cell>
          <table:table-cell office:value-type="float" office:value="50.0">
            <text:p>50.0</text:p>
          </table:table-cell>
          <table:table-cell office:value-type="float" office:value="8592.64">
            <text:p>8592.64</text:p>
          </table:table-cell>
          <table:table-cell office:value-type="float" office:value="402780.0">
            <text:p>402780.0</text:p>
          </table:table-cell>
          <table:table-cell office:value-type="float" office:value="375927.99999999994">
            <text:p>375927.99999999994</text:p>
          </table:table-cell>
        </table:table-row>
        <table:table-row>
          <table:table-cell office:value-type="string" office:value="MED-2012">
            <text:p>MED-2012</text:p>
          </table:table-cell>
          <table:table-cell office:value-type="string" office:value="MEDIA SOMBRA 90% 420 X MT GRIS PLATA CHILENA">
            <text:p>MEDIA SOMBRA 90% 420 X MT GRIS PLATA CHILENA</text:p>
          </table:table-cell>
          <table:table-cell office:value-type="float" office:value="50.0">
            <text:p>50.0</text:p>
          </table:table-cell>
          <table:table-cell office:value-type="float" office:value="10627.92">
            <text:p>10627.92</text:p>
          </table:table-cell>
          <table:table-cell office:value-type="float" office:value="498183.74999999994">
            <text:p>498183.74999999994</text:p>
          </table:table-cell>
          <table:table-cell office:value-type="float" office:value="464971.49999999994">
            <text:p>464971.49999999994</text:p>
          </table:table-cell>
        </table:table-row>
        <table:table-row>
          <table:table-cell office:value-type="string" office:value="IMP-1024">
            <text:p>IMP-1024</text:p>
          </table:table-cell>
          <table:table-cell office:value-type="string" office:value="BROCHE 1/2 SOMBRA MARIPOSA">
            <text:p>BROCHE 1/2 SOMBRA MARIPOSA</text:p>
          </table:table-cell>
          <table:table-cell office:value-type="float" office:value="1.0">
            <text:p>1.0</text:p>
          </table:table-cell>
          <table:table-cell office:value-type="float" office:value="79.2">
            <text:p>79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CER-6005">
            <text:p>CER-6005</text:p>
          </table:table-cell>
          <table:table-cell office:value-type="string" office:value="CERCO PLASTICO 10 X 10 NEGRO 1 X 25 MT">
            <text:p>CERCO PLASTICO 10 X 10 NEGRO 1 X 25 MT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CER-6006">
            <text:p>CER-6006</text:p>
          </table:table-cell>
          <table:table-cell office:value-type="string" office:value="CERCO PLASTICO 10 X 10 VERDE 1 X 25 MT">
            <text:p>CERCO PLASTICO 10 X 10 VERDE 1 X 25 MT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CER-6007">
            <text:p>CER-6007</text:p>
          </table:table-cell>
          <table:table-cell office:value-type="string" office:value="CERCO PLASTICO 20 X 20 NEGRO 1 X 25 MT">
            <text:p>CERCO PLASTICO 20 X 20 NEGRO 1 X 25 MT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CER-6008">
            <text:p>CER-6008</text:p>
          </table:table-cell>
          <table:table-cell office:value-type="string" office:value="CERCO PLASTICO 20 X 20 VERDE 1 X 25 MT">
            <text:p>CERCO PLASTICO 20 X 20 VERDE 1 X 25 MT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MOS-7009">
            <text:p>MOS-7009</text:p>
          </table:table-cell>
          <table:table-cell office:value-type="string" office:value="MOSQUITERO ALUMINIO 120 X 25 MT">
            <text:p>MOSQUITERO ALUMINIO 120 X 25 MT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POC-4001">
            <text:p>POC-4001</text:p>
          </table:table-cell>
          <table:table-cell office:value-type="string" office:value="POLIETILENO CRISTAL 2 X 100 MICRONES X 100 MT">
            <text:p>POLIETILENO CRISTAL 2 X 100 MICRONES X 100 MT</text:p>
          </table:table-cell>
          <table:table-cell office:value-type="float" office:value="100.0">
            <text:p>100.0</text:p>
          </table:table-cell>
          <table:table-cell office:value-type="float" office:value="1183.68">
            <text:p>1183.68</text:p>
          </table:table-cell>
          <table:table-cell office:value-type="float" office:value="110969.99999999999">
            <text:p>110969.99999999999</text:p>
          </table:table-cell>
          <table:table-cell office:value-type="float" office:value="103571.99999999999">
            <text:p>103571.99999999999</text:p>
          </table:table-cell>
        </table:table-row>
        <table:table-row>
          <table:table-cell office:value-type="string" office:value="POC-4002">
            <text:p>POC-4002</text:p>
          </table:table-cell>
          <table:table-cell office:value-type="string" office:value="POLIETILENO CRISTAL 2 X 200 MICRONES X 50 MT">
            <text:p>POLIETILENO CRISTAL 2 X 200 MICRONES X 50 MT</text:p>
          </table:table-cell>
          <table:table-cell office:value-type="float" office:value="50.0">
            <text:p>50.0</text:p>
          </table:table-cell>
          <table:table-cell office:value-type="float" office:value="2367.36">
            <text:p>2367.36</text:p>
          </table:table-cell>
          <table:table-cell office:value-type="float" office:value="110969.99999999999">
            <text:p>110969.99999999999</text:p>
          </table:table-cell>
          <table:table-cell office:value-type="float" office:value="103571.99999999999">
            <text:p>103571.99999999999</text:p>
          </table:table-cell>
        </table:table-row>
        <table:table-row>
          <table:table-cell office:value-type="string" office:value="POC-4003">
            <text:p>POC-4003</text:p>
          </table:table-cell>
          <table:table-cell office:value-type="string" office:value="POLIETILENO CRISTAL 4 X 100 MICRONES X 100 MT">
            <text:p>POLIETILENO CRISTAL 4 X 100 MICRONES X 100 MT</text:p>
          </table:table-cell>
          <table:table-cell office:value-type="float" office:value="100.0">
            <text:p>100.0</text:p>
          </table:table-cell>
          <table:table-cell office:value-type="float" office:value="2367.36">
            <text:p>2367.36</text:p>
          </table:table-cell>
          <table:table-cell office:value-type="float" office:value="221939.99999999997">
            <text:p>221939.99999999997</text:p>
          </table:table-cell>
          <table:table-cell office:value-type="float" office:value="207143.99999999997">
            <text:p>207143.99999999997</text:p>
          </table:table-cell>
        </table:table-row>
        <table:table-row>
          <table:table-cell office:value-type="string" office:value="POC-4004">
            <text:p>POC-4004</text:p>
          </table:table-cell>
          <table:table-cell office:value-type="string" office:value="POLIETILENO CRISTAL 4 X 200 MICRONES X 50 MT">
            <text:p>POLIETILENO CRISTAL 4 X 200 MICRONES X 50 MT</text:p>
          </table:table-cell>
          <table:table-cell office:value-type="float" office:value="50.0">
            <text:p>50.0</text:p>
          </table:table-cell>
          <table:table-cell office:value-type="float" office:value="4734.72">
            <text:p>4734.72</text:p>
          </table:table-cell>
          <table:table-cell office:value-type="float" office:value="221939.99999999997">
            <text:p>221939.99999999997</text:p>
          </table:table-cell>
          <table:table-cell office:value-type="float" office:value="207143.99999999997">
            <text:p>207143.99999999997</text:p>
          </table:table-cell>
        </table:table-row>
        <table:table-row>
          <table:table-cell office:value-type="string" office:value="POC-4005">
            <text:p>POC-4005</text:p>
          </table:table-cell>
          <table:table-cell office:value-type="string" office:value="POLIETILENO CRISTAL 3 X 200 MICRONES X 50 MT">
            <text:p>POLIETILENO CRISTAL 3 X 200 MICRONES X 50 MT</text:p>
          </table:table-cell>
          <table:table-cell office:value-type="float" office:value="50.0">
            <text:p>50.0</text:p>
          </table:table-cell>
          <table:table-cell office:value-type="float" office:value="3551.04">
            <text:p>3551.04</text:p>
          </table:table-cell>
          <table:table-cell office:value-type="float" office:value="166455.00000000003">
            <text:p>166455.00000000003</text:p>
          </table:table-cell>
          <table:table-cell office:value-type="float" office:value="155358.0">
            <text:p>155358.0</text:p>
          </table:table-cell>
        </table:table-row>
        <table:table-row>
          <table:table-cell office:value-type="string" office:value="POC-4006">
            <text:p>POC-4006</text:p>
          </table:table-cell>
          <table:table-cell office:value-type="string" office:value="POLIETILENO CRISTAL 3 X 100 MICRONES X 100 MT">
            <text:p>POLIETILENO CRISTAL 3 X 100 MICRONES X 100 MT</text:p>
          </table:table-cell>
          <table:table-cell office:value-type="float" office:value="100.0">
            <text:p>100.0</text:p>
          </table:table-cell>
          <table:table-cell office:value-type="float" office:value="1775.52">
            <text:p>1775.52</text:p>
          </table:table-cell>
          <table:table-cell office:value-type="float" office:value="166455.00000000003">
            <text:p>166455.00000000003</text:p>
          </table:table-cell>
          <table:table-cell office:value-type="float" office:value="155358.0">
            <text:p>155358.0</text:p>
          </table:table-cell>
        </table:table-row>
        <table:table-row>
          <table:table-cell office:value-type="string" office:value="PON-3001">
            <text:p>PON-3001</text:p>
          </table:table-cell>
          <table:table-cell office:value-type="string" office:value="POLIETILENO NEGRO 2 X 100 MICRONES X 100 MT">
            <text:p>POLIETILENO NEGRO 2 X 100 MICRONES X 100 MT</text:p>
          </table:table-cell>
          <table:table-cell office:value-type="float" office:value="100.0">
            <text:p>100.0</text:p>
          </table:table-cell>
          <table:table-cell office:value-type="float" office:value="374.4304">
            <text:p>374.4304</text:p>
          </table:table-cell>
          <table:table-cell office:value-type="float" office:value="35102.85">
            <text:p>35102.85</text:p>
          </table:table-cell>
          <table:table-cell office:value-type="float" office:value="32762.66">
            <text:p>32762.66</text:p>
          </table:table-cell>
        </table:table-row>
        <table:table-row>
          <table:table-cell office:value-type="string" office:value="PON-3002">
            <text:p>PON-3002</text:p>
          </table:table-cell>
          <table:table-cell office:value-type="string" office:value="POLIETILENO NEGRO 2 X 200 MICRONES X 50 MT">
            <text:p>POLIETILENO NEGRO 2 X 200 MICRONES X 50 MT</text:p>
          </table:table-cell>
          <table:table-cell office:value-type="float" office:value="50.0">
            <text:p>50.0</text:p>
          </table:table-cell>
          <table:table-cell office:value-type="float" office:value="748.8608">
            <text:p>748.8608</text:p>
          </table:table-cell>
          <table:table-cell office:value-type="float" office:value="35102.85">
            <text:p>35102.85</text:p>
          </table:table-cell>
          <table:table-cell office:value-type="float" office:value="32762.66">
            <text:p>32762.66</text:p>
          </table:table-cell>
        </table:table-row>
        <table:table-row>
          <table:table-cell office:value-type="string" office:value="PON-3003">
            <text:p>PON-3003</text:p>
          </table:table-cell>
          <table:table-cell office:value-type="string" office:value="POLIETILENO NEGRO 3 X 100 MICRONES X 100 MT">
            <text:p>POLIETILENO NEGRO 3 X 100 MICRONES X 100 MT</text:p>
          </table:table-cell>
          <table:table-cell office:value-type="float" office:value="100.0">
            <text:p>100.0</text:p>
          </table:table-cell>
          <table:table-cell office:value-type="float" office:value="555.7360000000001">
            <text:p>555.7360000000001</text:p>
          </table:table-cell>
          <table:table-cell office:value-type="float" office:value="52100.24999999999">
            <text:p>52100.24999999999</text:p>
          </table:table-cell>
          <table:table-cell office:value-type="float" office:value="48626.899999999994">
            <text:p>48626.899999999994</text:p>
          </table:table-cell>
        </table:table-row>
        <table:table-row>
          <table:table-cell office:value-type="string" office:value="PON-3004">
            <text:p>PON-3004</text:p>
          </table:table-cell>
          <table:table-cell office:value-type="string" office:value="POLIETILENO NEGRO 3 X 200 MICRONES X 50 MT">
            <text:p>POLIETILENO NEGRO 3 X 200 MICRONES X 50 MT</text:p>
          </table:table-cell>
          <table:table-cell office:value-type="float" office:value="50.0">
            <text:p>50.0</text:p>
          </table:table-cell>
          <table:table-cell office:value-type="float" office:value="1111.4720000000002">
            <text:p>1111.4720000000002</text:p>
          </table:table-cell>
          <table:table-cell office:value-type="float" office:value="52100.24999999999">
            <text:p>52100.24999999999</text:p>
          </table:table-cell>
          <table:table-cell office:value-type="float" office:value="48626.899999999994">
            <text:p>48626.899999999994</text:p>
          </table:table-cell>
        </table:table-row>
        <table:table-row>
          <table:table-cell office:value-type="string" office:value="PON-3005">
            <text:p>PON-3005</text:p>
          </table:table-cell>
          <table:table-cell office:value-type="string" office:value="POLIETILENO NEGRO 4 X 100 MICRONES X 100 MT">
            <text:p>POLIETILENO NEGRO 4 X 100 MICRONES X 100 MT</text:p>
          </table:table-cell>
          <table:table-cell office:value-type="float" office:value="100.0">
            <text:p>100.0</text:p>
          </table:table-cell>
          <table:table-cell office:value-type="float" office:value="742.83968">
            <text:p>742.83968</text:p>
          </table:table-cell>
          <table:table-cell office:value-type="float" office:value="69641.22">
            <text:p>69641.22</text:p>
          </table:table-cell>
          <table:table-cell office:value-type="float" office:value="64998.472">
            <text:p>64998.472</text:p>
          </table:table-cell>
        </table:table-row>
        <table:table-row>
          <table:table-cell office:value-type="string" office:value="PON-3006">
            <text:p>PON-3006</text:p>
          </table:table-cell>
          <table:table-cell office:value-type="string" office:value="POLIETILENO NEGRO 4 X 200 MICRONES X 50 MT">
            <text:p>POLIETILENO NEGRO 4 X 200 MICRONES X 50 MT</text:p>
          </table:table-cell>
          <table:table-cell office:value-type="float" office:value="50.0">
            <text:p>50.0</text:p>
          </table:table-cell>
          <table:table-cell office:value-type="float" office:value="1485.67936">
            <text:p>1485.67936</text:p>
          </table:table-cell>
          <table:table-cell office:value-type="float" office:value="69641.22">
            <text:p>69641.22</text:p>
          </table:table-cell>
          <table:table-cell office:value-type="float" office:value="64998.472">
            <text:p>64998.472</text:p>
          </table:table-cell>
        </table:table-row>
        <table:table-row>
          <table:table-cell office:value-type="string" office:value="RAF-5001">
            <text:p>RAF-5001</text:p>
          </table:table-cell>
          <table:table-cell office:value-type="string" office:value="RAFIA LIVIANA 150 X MT VERDE">
            <text:p>RAFIA LIVIANA 150 X MT VERDE</text:p>
          </table:table-cell>
          <table:table-cell office:value-type="float" office:value="50.0">
            <text:p>50.0</text:p>
          </table:table-cell>
          <table:table-cell office:value-type="float" office:value="2950.0">
            <text:p>2950.0</text:p>
          </table:table-cell>
          <table:table-cell office:value-type="float" office:value="138281.25">
            <text:p>138281.25</text:p>
          </table:table-cell>
          <table:table-cell office:value-type="float" office:value="129062.5">
            <text:p>129062.5</text:p>
          </table:table-cell>
        </table:table-row>
        <table:table-row>
          <table:table-cell office:value-type="string" office:value="RAF-5002">
            <text:p>RAF-5002</text:p>
          </table:table-cell>
          <table:table-cell office:value-type="string" office:value="RAFIA LIVIANA 180 X MT VERDE">
            <text:p>RAFIA LIVIANA 180 X MT VERDE</text:p>
          </table:table-cell>
          <table:table-cell office:value-type="float" office:value="50.0">
            <text:p>50.0</text:p>
          </table:table-cell>
          <table:table-cell office:value-type="float" office:value="3629.376">
            <text:p>3629.376</text:p>
          </table:table-cell>
          <table:table-cell office:value-type="float" office:value="170127.0">
            <text:p>170127.0</text:p>
          </table:table-cell>
          <table:table-cell office:value-type="float" office:value="158785.2">
            <text:p>158785.2</text:p>
          </table:table-cell>
        </table:table-row>
        <table:table-row>
          <table:table-cell office:value-type="string" office:value="RAO-5006">
            <text:p>RAO-5006</text:p>
          </table:table-cell>
          <table:table-cell office:value-type="string" office:value="RAFIA LIVIANA 150 X  MT VERDE CON OJAL">
            <text:p>RAFIA LIVIANA 150 X  MT VERDE CON OJAL</text:p>
          </table:table-cell>
          <table:table-cell office:value-type="float" office:value="50.0">
            <text:p>50.0</text:p>
          </table:table-cell>
          <table:table-cell office:value-type="float" office:value="3836.0800000000004">
            <text:p>3836.0800000000004</text:p>
          </table:table-cell>
          <table:table-cell office:value-type="float" office:value="179816.25">
            <text:p>179816.25</text:p>
          </table:table-cell>
          <table:table-cell office:value-type="float" office:value="167828.5">
            <text:p>167828.5</text:p>
          </table:table-cell>
        </table:table-row>
        <table:table-row>
          <table:table-cell office:value-type="string" office:value="RAO-5007">
            <text:p>RAO-5007</text:p>
          </table:table-cell>
          <table:table-cell office:value-type="string" office:value="RAFIA LIVIANA 180 X  MT VERDE CON OJAL">
            <text:p>RAFIA LIVIANA 180 X  MT VERDE CON OJAL</text:p>
          </table:table-cell>
          <table:table-cell office:value-type="float" office:value="50.0">
            <text:p>50.0</text:p>
          </table:table-cell>
          <table:table-cell office:value-type="float" office:value="4747.152">
            <text:p>4747.152</text:p>
          </table:table-cell>
          <table:table-cell office:value-type="float" office:value="222522.75">
            <text:p>222522.75</text:p>
          </table:table-cell>
          <table:table-cell office:value-type="float" office:value="207687.9">
            <text:p>207687.9</text:p>
          </table:table-cell>
        </table:table-row>
        <table:table-row>
          <table:table-cell office:value-type="string" office:value="RAO-5013">
            <text:p>RAO-5013</text:p>
          </table:table-cell>
          <table:table-cell office:value-type="string" office:value="RAFIA PESADA CON OJAL VIETNAM 1.5 X 50 MTS VERDE">
            <text:p>RAFIA PESADA CON OJAL VIETNAM 1.5 X 50 MTS VERDE</text:p>
          </table:table-cell>
          <table:table-cell office:value-type="float" office:value="50.0">
            <text:p>50.0</text:p>
          </table:table-cell>
          <table:table-cell office:value-type="float" office:value="5586.969599999999">
            <text:p>5586.969599999999</text:p>
          </table:table-cell>
          <table:table-cell office:value-type="float" office:value="261889.19999999998">
            <text:p>261889.19999999998</text:p>
          </table:table-cell>
          <table:table-cell office:value-type="float" office:value="244429.91999999995">
            <text:p>244429.91999999995</text:p>
          </table:table-cell>
        </table:table-row>
        <table:table-row>
          <table:table-cell office:value-type="string" office:value="RAO-5014">
            <text:p>RAO-5014</text:p>
          </table:table-cell>
          <table:table-cell office:value-type="string" office:value="RAFIA PESADA CON OJAL VIETNAM 2 X 50 MTS">
            <text:p>RAFIA PESADA CON OJAL VIETNAM 2 X 50 MTS</text:p>
          </table:table-cell>
          <table:table-cell office:value-type="float" office:value="50.0">
            <text:p>50.0</text:p>
          </table:table-cell>
          <table:table-cell office:value-type="float" office:value="7092.61056">
            <text:p>7092.61056</text:p>
          </table:table-cell>
          <table:table-cell office:value-type="float" office:value="332466.11999999994">
            <text:p>332466.11999999994</text:p>
          </table:table-cell>
          <table:table-cell office:value-type="float" office:value="310301.71199999994">
            <text:p>310301.71199999994</text:p>
          </table:table-cell>
        </table:table-row>
        <table:table-row>
          <table:table-cell office:value-type="string" office:value="RAO-5019">
            <text:p>RAO-5019</text:p>
          </table:table-cell>
          <table:table-cell office:value-type="string" office:value="RAFIA PESADA CON OJAL VIETNAM 1.5 X 50 MTS NEGRO">
            <text:p>RAFIA PESADA CON OJAL VIETNAM 1.5 X 50 MTS NEGRO</text:p>
          </table:table-cell>
          <table:table-cell office:value-type="float" office:value="50.0">
            <text:p>50.0</text:p>
          </table:table-cell>
          <table:table-cell office:value-type="float" office:value="5586.969599999999">
            <text:p>5586.969599999999</text:p>
          </table:table-cell>
          <table:table-cell office:value-type="float" office:value="261889.19999999998">
            <text:p>261889.19999999998</text:p>
          </table:table-cell>
          <table:table-cell office:value-type="float" office:value="244429.91999999995">
            <text:p>244429.91999999995</text:p>
          </table:table-cell>
        </table:table-row>
        <table:table-row>
          <table:table-cell office:value-type="string" office:value="RAO-5016">
            <text:p>RAO-5016</text:p>
          </table:table-cell>
          <table:table-cell office:value-type="string" office:value="RAFIA PESADA CON OJAL VIETNAM 2MTS AZUL">
            <text:p>RAFIA PESADA CON OJAL VIETNAM 2MTS AZUL</text:p>
          </table:table-cell>
          <table:table-cell office:value-type="float" office:value="50.0">
            <text:p>5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RAF-5008">
            <text:p>RAF-5008</text:p>
          </table:table-cell>
          <table:table-cell office:value-type="string" office:value="RAFIALON 200G X 2MT X 100MTS">
            <text:p>RAFIALON 200G X 2MT X 100MTS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RAO-5017">
            <text:p>RAO-5017</text:p>
          </table:table-cell>
          <table:table-cell office:value-type="string" office:value="CINTA CUBRE CERCO X 50MM X 400 MT">
            <text:p>CINTA CUBRE CERCO X 50MM X 400 MT</text:p>
          </table:table-cell>
          <table:table-cell office:value-type="float" office:value="400.0">
            <text:p>4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RAO-5024">
            <text:p>RAO-5024</text:p>
          </table:table-cell>
          <table:table-cell office:value-type="string" office:value="CINTA CUBRE CERCO X 5MM X 1200MT">
            <text:p>CINTA CUBRE CERCO X 5MM X 1200MT</text:p>
          </table:table-cell>
          <table:table-cell office:value-type="float" office:value="1200.0">
            <text:p>1200.0</text:p>
          </table:table-cell>
          <table:table-cell office:value-type="float" office:value="19.369226666666666">
            <text:p>19.369226666666666</text:p>
          </table:table-cell>
          <table:table-cell office:value-type="float" office:value="21790.379999999997">
            <text:p>21790.379999999997</text:p>
          </table:table-cell>
          <table:table-cell office:value-type="float" office:value="20337.687999999995">
            <text:p>20337.687999999995</text:p>
          </table:table-cell>
        </table:table-row>
        <table:table-row>
          <table:table-cell office:value-type="string" office:value="TEA-9008">
            <text:p>TEA-9008</text:p>
          </table:table-cell>
          <table:table-cell office:value-type="string" office:value="MALLA PVC 19 X 19 X 1.3 VERDE X 25">
            <text:p>MALLA PVC 19 X 19 X 1.3 VERDE X 25</text:p>
          </table:table-cell>
          <table:table-cell office:value-type="string" office:value="">
            <text:p/>
          </table:table-cell>
          <table:table-cell office:value-type="float" office:value="7292.37888">
            <text:p>7292.37888</text:p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</table:table-row>
        <table:table-row>
          <table:table-cell office:value-type="string" office:value="TEA-9017">
            <text:p>TEA-9017</text:p>
          </table:table-cell>
          <table:table-cell office:value-type="string" office:value="MALLA PVC 19 X 19 X 1.3 NEGRA X 25">
            <text:p>MALLA PVC 19 X 19 X 1.3 NEGRA X 25</text:p>
          </table:table-cell>
          <table:table-cell office:value-type="string" office:value="">
            <text:p/>
          </table:table-cell>
          <table:table-cell office:value-type="float" office:value="7506.86016">
            <text:p>7506.86016</text:p>
          </table:table-cell>
          <table:table-cell office:value-type="float" office:value="175942.03499999997">
            <text:p>175942.03499999997</text:p>
          </table:table-cell>
          <table:table-cell office:value-type="float" office:value="164212.56599999996">
            <text:p>164212.56599999996</text:p>
          </table:table-cell>
        </table:table-row>
        <table:table-row>
          <table:table-cell office:value-type="string" office:value="TEA-9010">
            <text:p>TEA-9010</text:p>
          </table:table-cell>
          <table:table-cell office:value-type="string" office:value="MALLA PVC 13 X 13 X 1.1 VERDE X 25">
            <text:p>MALLA PVC 13 X 13 X 1.1 VERDE X 25</text:p>
          </table:table-cell>
          <table:table-cell office:value-type="string" office:value="">
            <text:p/>
          </table:table-cell>
          <table:table-cell office:value-type="float" office:value="7292.37888">
            <text:p>7292.37888</text:p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</table:table-row>
        <table:table-row>
          <table:table-cell office:value-type="string" office:value="TEA-9011">
            <text:p>TEA-9011</text:p>
          </table:table-cell>
          <table:table-cell office:value-type="string" office:value="MALLA PVC 13 X 13 X 1.1 NEGRO X 25">
            <text:p>MALLA PVC 13 X 13 X 1.1 NEGRO X 25</text:p>
          </table:table-cell>
          <table:table-cell office:value-type="string" office:value="">
            <text:p/>
          </table:table-cell>
          <table:table-cell office:value-type="float" office:value="7292.37888">
            <text:p>7292.37888</text:p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</table:table-row>
        <table:table-row>
          <table:table-cell office:value-type="string" office:value="TEA-9013">
            <text:p>TEA-9013</text:p>
          </table:table-cell>
          <table:table-cell office:value-type="string" office:value="MALLA PVC 25 X 25 X 1.4 NEGRO X 25">
            <text:p>MALLA PVC 25 X 25 X 1.4 NEGRO X 25</text:p>
          </table:table-cell>
          <table:table-cell office:value-type="string" office:value="">
            <text:p/>
          </table:table-cell>
          <table:table-cell office:value-type="float" office:value="7292.37888">
            <text:p>7292.37888</text:p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</table:table-row>
        <table:table-row>
          <table:table-cell office:value-type="string" office:value="TEA-9009">
            <text:p>TEA-9009</text:p>
          </table:table-cell>
          <table:table-cell office:value-type="string" office:value="MALLA PVC 25 X 25 X 1.4 VERDE X 25">
            <text:p>MALLA PVC 25 X 25 X 1.4 VERDE X 25</text:p>
          </table:table-cell>
          <table:table-cell office:value-type="string" office:value="">
            <text:p/>
          </table:table-cell>
          <table:table-cell office:value-type="float" office:value="7292.37888">
            <text:p>7292.37888</text:p>
          </table:table-cell>
          <table:table-cell office:value-type="float" office:value="170915.13">
            <text:p>170915.13</text:p>
          </table:table-cell>
          <table:table-cell office:value-type="float" office:value="159520.78799999997">
            <text:p>159520.78799999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